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Normal" style:master-page-name="MP0" style:family="paragraph">
      <style:paragraph-properties fo:break-before="page" style:punctuation-wrap="hanging" style:text-autospace="ideograph-alpha" style:vertical-align="auto"/>
      <style:text-properties fo:hyphenate="true"/>
    </style:style>
    <style:style style:name="T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5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8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8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9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0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0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1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1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2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2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3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5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5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6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7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18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8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8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19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19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0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0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1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2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2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3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3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4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4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5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5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6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6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7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2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8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8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29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29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31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1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2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2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2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2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2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2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2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3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3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3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3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3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3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4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3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4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4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4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4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4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5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5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5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5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5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5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5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5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6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6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6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6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6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6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6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6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7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7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7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7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7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7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7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8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8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8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3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8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8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8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9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9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9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9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9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9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9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9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0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0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0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0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0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0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0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0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1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1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1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1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1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1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1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2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2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2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2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2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2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2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3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3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3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3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3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3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43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4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4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4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4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4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4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4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4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5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5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5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5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5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5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5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5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5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6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6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6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6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6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6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6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6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7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4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7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7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7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7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4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48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8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8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8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P485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48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8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P488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48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9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P491" style:parent-style-name="Normal" style:family="paragraph">
      <style:paragraph-properties style:punctuation-wrap="hanging" style:text-autospace="ideograph-alpha" style:vertical-align="auto"/>
      <style:text-properties fo:color="#000000" style:letter-kerning="false" fo:font-size="13.5pt" style:font-size-asian="13.5pt" style:font-size-complex="13.5pt" fo:language="en" fo:country="US" fo:hyphenate="true"/>
    </style:style>
    <style:style style:name="P492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4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49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P495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49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49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P498" style:parent-style-name="Normal" style:family="paragraph">
      <style:paragraph-properties style:punctuation-wrap="hanging" style:text-autospace="ideograph-alpha" style:vertical-align="auto"/>
      <style:text-properties fo:color="#000000" style:letter-kerning="false" fo:font-size="13.5pt" style:font-size-asian="13.5pt" style:font-size-complex="13.5pt" fo:language="en" fo:country="US" fo:hyphenate="true"/>
    </style:style>
    <style:style style:name="P499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50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501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50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0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0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0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1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1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1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1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2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2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2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526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52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528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52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3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3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3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3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3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3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4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4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4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4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4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5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553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55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555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55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5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5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6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6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6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6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6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6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6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6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6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6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7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7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7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7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7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7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7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7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7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7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580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58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582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58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8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8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8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8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9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9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9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9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9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9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59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9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59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59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0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0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0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0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0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0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0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607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6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609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61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1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1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1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1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1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1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2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2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2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2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2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2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2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2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3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632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63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634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63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3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3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4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4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4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4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4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5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5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5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5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5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5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5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660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66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662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66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6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6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6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6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6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6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7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7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7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7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7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7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7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7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7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7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8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8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8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8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8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8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P687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68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P689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69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9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92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9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9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9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96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69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69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69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00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0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0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0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04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0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0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07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08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09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1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1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1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13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1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15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1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1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71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71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7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 fo:language="en" fo:country="US"/>
    </style:style>
    <style:style style:name="T721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2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2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2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2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2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2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2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2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3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3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73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3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7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73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73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737" style:parent-style-name="DefaultParagraphFont" style:family="text">
      <style:text-properties style:font-name="Arial" style:font-name-complex="Arial" fo:color="#000000" style:letter-kerning="false"/>
    </style:style>
    <style:style style:name="T73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73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74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741" style:parent-style-name="DefaultParagraphFont" style:family="text">
      <style:text-properties style:font-name="Arial" style:font-name-complex="Arial" fo:color="#000000" style:letter-kerning="false"/>
    </style:style>
    <style:style style:name="T74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74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74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74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74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74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74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74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75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75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75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75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75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75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756" style:parent-style-name="DefaultParagraphFont" style:family="text">
      <style:text-properties style:font-name="Arial" style:font-name-complex="Arial" fo:color="#000000" style:letter-kerning="false"/>
    </style:style>
    <style:style style:name="T75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75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75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760" style:parent-style-name="DefaultParagraphFont" style:family="text">
      <style:text-properties style:font-name="Arial" style:font-name-complex="Arial" fo:color="#000000" style:letter-kerning="false"/>
    </style:style>
    <style:style style:name="T76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76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76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764" style:parent-style-name="DefaultParagraphFont" style:family="text">
      <style:text-properties style:font-name="Arial" style:font-name-complex="Arial" fo:color="#000000" style:letter-kerning="false"/>
    </style:style>
    <style:style style:name="T76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7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76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768" style:parent-style-name="DefaultParagraphFont" style:family="text">
      <style:text-properties style:font-name="Arial" style:font-name-complex="Arial" fo:color="#000000" style:letter-kerning="false"/>
    </style:style>
    <style:style style:name="T76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77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77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772" style:parent-style-name="DefaultParagraphFont" style:family="text">
      <style:text-properties style:font-name="Arial" style:font-name-complex="Arial" fo:color="#000000" style:letter-kerning="false"/>
    </style:style>
    <style:style style:name="T77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77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77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77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77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77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77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78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78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78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78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78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7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78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787" style:parent-style-name="DefaultParagraphFont" style:family="text">
      <style:text-properties style:font-name="Arial" style:font-name-complex="Arial" fo:color="#000000" style:letter-kerning="false"/>
    </style:style>
    <style:style style:name="T78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78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79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791" style:parent-style-name="DefaultParagraphFont" style:family="text">
      <style:text-properties style:font-name="Arial" style:font-name-complex="Arial" fo:color="#000000" style:letter-kerning="false"/>
    </style:style>
    <style:style style:name="T79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7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79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795" style:parent-style-name="DefaultParagraphFont" style:family="text">
      <style:text-properties style:font-name="Arial" style:font-name-complex="Arial" fo:color="#000000" style:letter-kerning="false"/>
    </style:style>
    <style:style style:name="T79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7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79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799" style:parent-style-name="DefaultParagraphFont" style:family="text">
      <style:text-properties style:font-name="Arial" style:font-name-complex="Arial" fo:color="#000000" style:letter-kerning="false"/>
    </style:style>
    <style:style style:name="T80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0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80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03" style:parent-style-name="DefaultParagraphFont" style:family="text">
      <style:text-properties style:font-name="Arial" style:font-name-complex="Arial" fo:color="#000000" style:letter-kerning="false"/>
    </style:style>
    <style:style style:name="T80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0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80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0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80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0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1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81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81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81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81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1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81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18" style:parent-style-name="DefaultParagraphFont" style:family="text">
      <style:text-properties style:font-name="Arial" style:font-name-complex="Arial" fo:color="#000000" style:letter-kerning="false"/>
    </style:style>
    <style:style style:name="T81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82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22" style:parent-style-name="DefaultParagraphFont" style:family="text">
      <style:text-properties style:font-name="Arial" style:font-name-complex="Arial" fo:color="#000000" style:letter-kerning="false"/>
    </style:style>
    <style:style style:name="T82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2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82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26" style:parent-style-name="DefaultParagraphFont" style:family="text">
      <style:text-properties style:font-name="Arial" style:font-name-complex="Arial" fo:color="#000000" style:letter-kerning="false"/>
    </style:style>
    <style:style style:name="T82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82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30" style:parent-style-name="DefaultParagraphFont" style:family="text">
      <style:text-properties style:font-name="Arial" style:font-name-complex="Arial" fo:color="#000000" style:letter-kerning="false"/>
    </style:style>
    <style:style style:name="T83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83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34" style:parent-style-name="DefaultParagraphFont" style:family="text">
      <style:text-properties style:font-name="Arial" style:font-name-complex="Arial" fo:color="#000000" style:letter-kerning="false"/>
    </style:style>
    <style:style style:name="T83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3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83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3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83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4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4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84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84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84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84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4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4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84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49" style:parent-style-name="DefaultParagraphFont" style:family="text">
      <style:text-properties style:font-name="Arial" style:font-name-complex="Arial" fo:color="#000000" style:letter-kerning="false"/>
    </style:style>
    <style:style style:name="T85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5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85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53" style:parent-style-name="DefaultParagraphFont" style:family="text">
      <style:text-properties style:font-name="Arial" style:font-name-complex="Arial" fo:color="#000000" style:letter-kerning="false"/>
    </style:style>
    <style:style style:name="T85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5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85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57" style:parent-style-name="DefaultParagraphFont" style:family="text">
      <style:text-properties style:font-name="Arial" style:font-name-complex="Arial" fo:color="#000000" style:letter-kerning="false"/>
    </style:style>
    <style:style style:name="T85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5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86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61" style:parent-style-name="DefaultParagraphFont" style:family="text">
      <style:text-properties style:font-name="Arial" style:font-name-complex="Arial" fo:color="#000000" style:letter-kerning="false"/>
    </style:style>
    <style:style style:name="T86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6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86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65" style:parent-style-name="DefaultParagraphFont" style:family="text">
      <style:text-properties style:font-name="Arial" style:font-name-complex="Arial" fo:color="#000000" style:letter-kerning="false"/>
    </style:style>
    <style:style style:name="T86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6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86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P870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87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P872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87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87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75" style:parent-style-name="DefaultParagraphFont" style:family="text">
      <style:text-properties style:font-name="Arial" style:font-name-complex="Arial" fo:color="#000000" style:letter-kerning="false"/>
    </style:style>
    <style:style style:name="T87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7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87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79" style:parent-style-name="DefaultParagraphFont" style:family="text">
      <style:text-properties style:font-name="Arial" style:font-name-complex="Arial" fo:color="#000000" style:letter-kerning="false"/>
    </style:style>
    <style:style style:name="T88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8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88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83" style:parent-style-name="DefaultParagraphFont" style:family="text">
      <style:text-properties style:font-name="Arial" style:font-name-complex="Arial" fo:color="#000000" style:letter-kerning="false"/>
    </style:style>
    <style:style style:name="T88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88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87" style:parent-style-name="DefaultParagraphFont" style:family="text">
      <style:text-properties style:font-name="Arial" style:font-name-complex="Arial" fo:color="#000000" style:letter-kerning="false"/>
    </style:style>
    <style:style style:name="T88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8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89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91" style:parent-style-name="DefaultParagraphFont" style:family="text">
      <style:text-properties style:font-name="Arial" style:font-name-complex="Arial" fo:color="#000000" style:letter-kerning="false"/>
    </style:style>
    <style:style style:name="T89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89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89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89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P897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89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P899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90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90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02" style:parent-style-name="DefaultParagraphFont" style:family="text">
      <style:text-properties style:font-name="Arial" style:font-name-complex="Arial" fo:color="#000000" style:letter-kerning="false"/>
    </style:style>
    <style:style style:name="T90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0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90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06" style:parent-style-name="DefaultParagraphFont" style:family="text">
      <style:text-properties style:font-name="Arial" style:font-name-complex="Arial" fo:color="#000000" style:letter-kerning="false"/>
    </style:style>
    <style:style style:name="T90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90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10" style:parent-style-name="DefaultParagraphFont" style:family="text">
      <style:text-properties style:font-name="Arial" style:font-name-complex="Arial" fo:color="#000000" style:letter-kerning="false"/>
    </style:style>
    <style:style style:name="T91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1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91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14" style:parent-style-name="DefaultParagraphFont" style:family="text">
      <style:text-properties style:font-name="Arial" style:font-name-complex="Arial" fo:color="#000000" style:letter-kerning="false"/>
    </style:style>
    <style:style style:name="T91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91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18" style:parent-style-name="DefaultParagraphFont" style:family="text">
      <style:text-properties style:font-name="Arial" style:font-name-complex="Arial" fo:color="#000000" style:letter-kerning="false"/>
    </style:style>
    <style:style style:name="T91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92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2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92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2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2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9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92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9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92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3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3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93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33" style:parent-style-name="DefaultParagraphFont" style:family="text">
      <style:text-properties style:font-name="Arial" style:font-name-complex="Arial" fo:color="#000000" style:letter-kerning="false"/>
    </style:style>
    <style:style style:name="T93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3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93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37" style:parent-style-name="DefaultParagraphFont" style:family="text">
      <style:text-properties style:font-name="Arial" style:font-name-complex="Arial" fo:color="#000000" style:letter-kerning="false"/>
    </style:style>
    <style:style style:name="T93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3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94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41" style:parent-style-name="DefaultParagraphFont" style:family="text">
      <style:text-properties style:font-name="Arial" style:font-name-complex="Arial" fo:color="#000000" style:letter-kerning="false"/>
    </style:style>
    <style:style style:name="T94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4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94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45" style:parent-style-name="DefaultParagraphFont" style:family="text">
      <style:text-properties style:font-name="Arial" style:font-name-complex="Arial" fo:color="#000000" style:letter-kerning="false"/>
    </style:style>
    <style:style style:name="T94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4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94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49" style:parent-style-name="DefaultParagraphFont" style:family="text">
      <style:text-properties style:font-name="Arial" style:font-name-complex="Arial" fo:color="#000000" style:letter-kerning="false"/>
    </style:style>
    <style:style style:name="T95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5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95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5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95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5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5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9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95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95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96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6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6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96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64" style:parent-style-name="DefaultParagraphFont" style:family="text">
      <style:text-properties style:font-name="Arial" style:font-name-complex="Arial" fo:color="#000000" style:letter-kerning="false"/>
    </style:style>
    <style:style style:name="T96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96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68" style:parent-style-name="DefaultParagraphFont" style:family="text">
      <style:text-properties style:font-name="Arial" style:font-name-complex="Arial" fo:color="#000000" style:letter-kerning="false"/>
    </style:style>
    <style:style style:name="T96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7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97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72" style:parent-style-name="DefaultParagraphFont" style:family="text">
      <style:text-properties style:font-name="Arial" style:font-name-complex="Arial" fo:color="#000000" style:letter-kerning="false"/>
    </style:style>
    <style:style style:name="T97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7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97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76" style:parent-style-name="DefaultParagraphFont" style:family="text">
      <style:text-properties style:font-name="Arial" style:font-name-complex="Arial" fo:color="#000000" style:letter-kerning="false"/>
    </style:style>
    <style:style style:name="T97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7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97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80" style:parent-style-name="DefaultParagraphFont" style:family="text">
      <style:text-properties style:font-name="Arial" style:font-name-complex="Arial" fo:color="#000000" style:letter-kerning="false"/>
    </style:style>
    <style:style style:name="T98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8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98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8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98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8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8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98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98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99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99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9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99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95" style:parent-style-name="DefaultParagraphFont" style:family="text">
      <style:text-properties style:font-name="Arial" style:font-name-complex="Arial" fo:color="#000000" style:letter-kerning="false"/>
    </style:style>
    <style:style style:name="T99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99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999" style:parent-style-name="DefaultParagraphFont" style:family="text">
      <style:text-properties style:font-name="Arial" style:font-name-complex="Arial" fo:color="#000000" style:letter-kerning="false"/>
    </style:style>
    <style:style style:name="T100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0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00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03" style:parent-style-name="DefaultParagraphFont" style:family="text">
      <style:text-properties style:font-name="Arial" style:font-name-complex="Arial" fo:color="#000000" style:letter-kerning="false"/>
    </style:style>
    <style:style style:name="T100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0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00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07" style:parent-style-name="DefaultParagraphFont" style:family="text">
      <style:text-properties style:font-name="Arial" style:font-name-complex="Arial" fo:color="#000000" style:letter-kerning="false"/>
    </style:style>
    <style:style style:name="T100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0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01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11" style:parent-style-name="DefaultParagraphFont" style:family="text">
      <style:text-properties style:font-name="Arial" style:font-name-complex="Arial" fo:color="#000000" style:letter-kerning="false"/>
    </style:style>
    <style:style style:name="T101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1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01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1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01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1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1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01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0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02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02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2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2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02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26" style:parent-style-name="DefaultParagraphFont" style:family="text">
      <style:text-properties style:font-name="Arial" style:font-name-complex="Arial" fo:color="#000000" style:letter-kerning="false"/>
    </style:style>
    <style:style style:name="T102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02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30" style:parent-style-name="DefaultParagraphFont" style:family="text">
      <style:text-properties style:font-name="Arial" style:font-name-complex="Arial" fo:color="#000000" style:letter-kerning="false"/>
    </style:style>
    <style:style style:name="T103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03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34" style:parent-style-name="DefaultParagraphFont" style:family="text">
      <style:text-properties style:font-name="Arial" style:font-name-complex="Arial" fo:color="#000000" style:letter-kerning="false"/>
    </style:style>
    <style:style style:name="T103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3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03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38" style:parent-style-name="DefaultParagraphFont" style:family="text">
      <style:text-properties style:font-name="Arial" style:font-name-complex="Arial" fo:color="#000000" style:letter-kerning="false"/>
    </style:style>
    <style:style style:name="T103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04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42" style:parent-style-name="DefaultParagraphFont" style:family="text">
      <style:text-properties style:font-name="Arial" style:font-name-complex="Arial" fo:color="#000000" style:letter-kerning="false"/>
    </style:style>
    <style:style style:name="T104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4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04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4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04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4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4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05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05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05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05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5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5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05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57" style:parent-style-name="DefaultParagraphFont" style:family="text">
      <style:text-properties style:font-name="Arial" style:font-name-complex="Arial" fo:color="#000000" style:letter-kerning="false"/>
    </style:style>
    <style:style style:name="T105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5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06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61" style:parent-style-name="DefaultParagraphFont" style:family="text">
      <style:text-properties style:font-name="Arial" style:font-name-complex="Arial" fo:color="#000000" style:letter-kerning="false"/>
    </style:style>
    <style:style style:name="T106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6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06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65" style:parent-style-name="DefaultParagraphFont" style:family="text">
      <style:text-properties style:font-name="Arial" style:font-name-complex="Arial" fo:color="#000000" style:letter-kerning="false"/>
    </style:style>
    <style:style style:name="T106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6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06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69" style:parent-style-name="DefaultParagraphFont" style:family="text">
      <style:text-properties style:font-name="Arial" style:font-name-complex="Arial" fo:color="#000000" style:letter-kerning="false"/>
    </style:style>
    <style:style style:name="T107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7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07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73" style:parent-style-name="DefaultParagraphFont" style:family="text">
      <style:text-properties style:font-name="Arial" style:font-name-complex="Arial" fo:color="#000000" style:letter-kerning="false"/>
    </style:style>
    <style:style style:name="T107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7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07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7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07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7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8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8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08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08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08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08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8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8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08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89" style:parent-style-name="DefaultParagraphFont" style:family="text">
      <style:text-properties style:font-name="Arial" style:font-name-complex="Arial" fo:color="#000000" style:letter-kerning="false"/>
    </style:style>
    <style:style style:name="T109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9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09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93" style:parent-style-name="DefaultParagraphFont" style:family="text">
      <style:text-properties style:font-name="Arial" style:font-name-complex="Arial" fo:color="#000000" style:letter-kerning="false"/>
    </style:style>
    <style:style style:name="T109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9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09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97" style:parent-style-name="DefaultParagraphFont" style:family="text">
      <style:text-properties style:font-name="Arial" style:font-name-complex="Arial" fo:color="#000000" style:letter-kerning="false"/>
    </style:style>
    <style:style style:name="T109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09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10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01" style:parent-style-name="DefaultParagraphFont" style:family="text">
      <style:text-properties style:font-name="Arial" style:font-name-complex="Arial" fo:color="#000000" style:letter-kerning="false"/>
    </style:style>
    <style:style style:name="T110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0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10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05" style:parent-style-name="DefaultParagraphFont" style:family="text">
      <style:text-properties style:font-name="Arial" style:font-name-complex="Arial" fo:color="#000000" style:letter-kerning="false"/>
    </style:style>
    <style:style style:name="T110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0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10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0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11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1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1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11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11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11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11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1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1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11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20" style:parent-style-name="DefaultParagraphFont" style:family="text">
      <style:text-properties style:font-name="Arial" style:font-name-complex="Arial" fo:color="#000000" style:letter-kerning="false"/>
    </style:style>
    <style:style style:name="T112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2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12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24" style:parent-style-name="DefaultParagraphFont" style:family="text">
      <style:text-properties style:font-name="Arial" style:font-name-complex="Arial" fo:color="#000000" style:letter-kerning="false"/>
    </style:style>
    <style:style style:name="T112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12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28" style:parent-style-name="DefaultParagraphFont" style:family="text">
      <style:text-properties style:font-name="Arial" style:font-name-complex="Arial" fo:color="#000000" style:letter-kerning="false"/>
    </style:style>
    <style:style style:name="T112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13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32" style:parent-style-name="DefaultParagraphFont" style:family="text">
      <style:text-properties style:font-name="Arial" style:font-name-complex="Arial" fo:color="#000000" style:letter-kerning="false"/>
    </style:style>
    <style:style style:name="T113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3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13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36" style:parent-style-name="DefaultParagraphFont" style:family="text">
      <style:text-properties style:font-name="Arial" style:font-name-complex="Arial" fo:color="#000000" style:letter-kerning="false"/>
    </style:style>
    <style:style style:name="T113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3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13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14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4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4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14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14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14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14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4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4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15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51" style:parent-style-name="DefaultParagraphFont" style:family="text">
      <style:text-properties style:font-name="Arial" style:font-name-complex="Arial" fo:color="#000000" style:letter-kerning="false"/>
    </style:style>
    <style:style style:name="T115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5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15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55" style:parent-style-name="DefaultParagraphFont" style:family="text">
      <style:text-properties style:font-name="Arial" style:font-name-complex="Arial" fo:color="#000000" style:letter-kerning="false"/>
    </style:style>
    <style:style style:name="T115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15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59" style:parent-style-name="DefaultParagraphFont" style:family="text">
      <style:text-properties style:font-name="Arial" style:font-name-complex="Arial" fo:color="#000000" style:letter-kerning="false"/>
    </style:style>
    <style:style style:name="T116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6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16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63" style:parent-style-name="DefaultParagraphFont" style:family="text">
      <style:text-properties style:font-name="Arial" style:font-name-complex="Arial" fo:color="#000000" style:letter-kerning="false"/>
    </style:style>
    <style:style style:name="T116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6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16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67" style:parent-style-name="DefaultParagraphFont" style:family="text">
      <style:text-properties style:font-name="Arial" style:font-name-complex="Arial" fo:color="#000000" style:letter-kerning="false"/>
    </style:style>
    <style:style style:name="T116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17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7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17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7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7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17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17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17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17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7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8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18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82" style:parent-style-name="DefaultParagraphFont" style:family="text">
      <style:text-properties style:font-name="Arial" style:font-name-complex="Arial" fo:color="#000000" style:letter-kerning="false"/>
    </style:style>
    <style:style style:name="T118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8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18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86" style:parent-style-name="DefaultParagraphFont" style:family="text">
      <style:text-properties style:font-name="Arial" style:font-name-complex="Arial" fo:color="#000000" style:letter-kerning="false"/>
    </style:style>
    <style:style style:name="T118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8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18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90" style:parent-style-name="DefaultParagraphFont" style:family="text">
      <style:text-properties style:font-name="Arial" style:font-name-complex="Arial" fo:color="#000000" style:letter-kerning="false"/>
    </style:style>
    <style:style style:name="T119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9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19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94" style:parent-style-name="DefaultParagraphFont" style:family="text">
      <style:text-properties style:font-name="Arial" style:font-name-complex="Arial" fo:color="#000000" style:letter-kerning="false"/>
    </style:style>
    <style:style style:name="T119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9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19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198" style:parent-style-name="DefaultParagraphFont" style:family="text">
      <style:text-properties style:font-name="Arial" style:font-name-complex="Arial" fo:color="#000000" style:letter-kerning="false"/>
    </style:style>
    <style:style style:name="T119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0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20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0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20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0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0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20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20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2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20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1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1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21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13" style:parent-style-name="DefaultParagraphFont" style:family="text">
      <style:text-properties style:font-name="Arial" style:font-name-complex="Arial" fo:color="#000000" style:letter-kerning="false"/>
    </style:style>
    <style:style style:name="T121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1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21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17" style:parent-style-name="DefaultParagraphFont" style:family="text">
      <style:text-properties style:font-name="Arial" style:font-name-complex="Arial" fo:color="#000000" style:letter-kerning="false"/>
    </style:style>
    <style:style style:name="T121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1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22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21" style:parent-style-name="DefaultParagraphFont" style:family="text">
      <style:text-properties style:font-name="Arial" style:font-name-complex="Arial" fo:color="#000000" style:letter-kerning="false"/>
    </style:style>
    <style:style style:name="T1222" style:parent-style-name="DefaultParagraphFont" style:family="text">
      <style:text-properties style:font-name="Arial" style:font-name-complex="Arial" fo:color="#000000" style:letter-kerning="false"/>
    </style:style>
    <style:style style:name="T1223" style:parent-style-name="DefaultParagraphFont" style:family="text">
      <style:text-properties style:font-name="Arial" style:font-name-complex="Arial" fo:color="#000000" style:letter-kerning="false"/>
    </style:style>
    <style:style style:name="T122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2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22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27" style:parent-style-name="DefaultParagraphFont" style:family="text">
      <style:text-properties style:font-name="Arial" style:font-name-complex="Arial" fo:color="#000000" style:letter-kerning="false"/>
    </style:style>
    <style:style style:name="T122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2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23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31" style:parent-style-name="DefaultParagraphFont" style:family="text">
      <style:text-properties style:font-name="Arial" style:font-name-complex="Arial" fo:color="#000000" style:letter-kerning="false"/>
    </style:style>
    <style:style style:name="T123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3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23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3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23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3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3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23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2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24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24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4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4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24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46" style:parent-style-name="DefaultParagraphFont" style:family="text">
      <style:text-properties style:font-name="Arial" style:font-name-complex="Arial" fo:color="#000000" style:letter-kerning="false"/>
    </style:style>
    <style:style style:name="T124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4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24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50" style:parent-style-name="DefaultParagraphFont" style:family="text">
      <style:text-properties style:font-name="Arial" style:font-name-complex="Arial" fo:color="#000000" style:letter-kerning="false"/>
    </style:style>
    <style:style style:name="T125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5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25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54" style:parent-style-name="DefaultParagraphFont" style:family="text">
      <style:text-properties style:font-name="Arial" style:font-name-complex="Arial" fo:color="#000000" style:letter-kerning="false"/>
    </style:style>
    <style:style style:name="T125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5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25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58" style:parent-style-name="DefaultParagraphFont" style:family="text">
      <style:text-properties style:font-name="Arial" style:font-name-complex="Arial" fo:color="#000000" style:letter-kerning="false"/>
    </style:style>
    <style:style style:name="T125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6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26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62" style:parent-style-name="DefaultParagraphFont" style:family="text">
      <style:text-properties style:font-name="Arial" style:font-name-complex="Arial" fo:color="#000000" style:letter-kerning="false"/>
    </style:style>
    <style:style style:name="T126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6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26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26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6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27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27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27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27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7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7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27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77" style:parent-style-name="DefaultParagraphFont" style:family="text">
      <style:text-properties style:font-name="Arial" style:font-name-complex="Arial" fo:color="#000000" style:letter-kerning="false"/>
    </style:style>
    <style:style style:name="T127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7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28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81" style:parent-style-name="DefaultParagraphFont" style:family="text">
      <style:text-properties style:font-name="Arial" style:font-name-complex="Arial" fo:color="#000000" style:letter-kerning="false"/>
    </style:style>
    <style:style style:name="T128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8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28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85" style:parent-style-name="DefaultParagraphFont" style:family="text">
      <style:text-properties style:font-name="Arial" style:font-name-complex="Arial" fo:color="#000000" style:letter-kerning="false"/>
    </style:style>
    <style:style style:name="T128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8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28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89" style:parent-style-name="DefaultParagraphFont" style:family="text">
      <style:text-properties style:font-name="Arial" style:font-name-complex="Arial" fo:color="#000000" style:letter-kerning="false"/>
    </style:style>
    <style:style style:name="T129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9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29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93" style:parent-style-name="DefaultParagraphFont" style:family="text">
      <style:text-properties style:font-name="Arial" style:font-name-complex="Arial" fo:color="#000000" style:letter-kerning="false"/>
    </style:style>
    <style:style style:name="T129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9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29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2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29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P1299" style:parent-style-name="Normal" style:family="paragraph">
      <style:paragraph-properties style:punctuation-wrap="hanging" style:text-autospace="ideograph-alpha" style:vertical-align="auto" fo:margin-left="1.5in" fo:text-indent="0.5in">
        <style:tab-stops/>
      </style:paragraph-properties>
      <style:text-properties fo:hyphenate="true"/>
    </style:style>
    <style:style style:name="T1300" style:parent-style-name="DefaultParagraphFont" style:family="text">
      <style:text-properties style:font-name="Arial" style:font-name-complex="Arial" fo:color="#000000" style:letter-kerning="false"/>
    </style:style>
    <style:style style:name="T130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P1302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130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30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30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306" style:parent-style-name="DefaultParagraphFont" style:family="text">
      <style:text-properties style:font-name="Arial" style:font-name-complex="Arial" fo:color="#000000" style:letter-kerning="false"/>
    </style:style>
    <style:style style:name="T130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3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30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310" style:parent-style-name="DefaultParagraphFont" style:family="text">
      <style:text-properties style:font-name="Arial" style:font-name-complex="Arial" fo:color="#000000" style:letter-kerning="false"/>
    </style:style>
    <style:style style:name="T131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31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31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314" style:parent-style-name="DefaultParagraphFont" style:family="text">
      <style:text-properties style:font-name="Arial" style:font-name-complex="Arial" fo:color="#000000" style:letter-kerning="false"/>
    </style:style>
    <style:style style:name="T131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3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31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318" style:parent-style-name="DefaultParagraphFont" style:family="text">
      <style:text-properties style:font-name="Arial" style:font-name-complex="Arial" fo:color="#000000" style:letter-kerning="false"/>
    </style:style>
    <style:style style:name="T131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3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32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322" style:parent-style-name="DefaultParagraphFont" style:family="text">
      <style:text-properties style:font-name="Arial" style:font-name-complex="Arial" fo:color="#000000" style:letter-kerning="false"/>
    </style:style>
    <style:style style:name="T132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32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32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3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327" style:parent-style-name="DefaultParagraphFont" style:family="text">
      <style:text-properties style:font-name="Arial" style:font-name-complex="Arial" fo:color="#000000" style:letter-kerning="false"/>
    </style:style>
    <style:style style:name="T1328" style:parent-style-name="DefaultParagraphFont" style:family="text">
      <style:text-properties style:font-name="Arial" style:font-name-complex="Arial" fo:color="#000000" style:letter-kerning="false"/>
    </style:style>
    <style:style style:name="T1329" style:parent-style-name="DefaultParagraphFont" style:family="text">
      <style:text-properties style:font-name="Arial" style:font-name-complex="Arial" fo:color="#000000" style:letter-kerning="false"/>
    </style:style>
    <style:style style:name="T133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P1331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13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P1333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133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33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336" style:parent-style-name="DefaultParagraphFont" style:family="text">
      <style:text-properties style:font-name="Arial" style:font-name-complex="Arial" fo:color="#000000" style:letter-kerning="false"/>
    </style:style>
    <style:style style:name="T133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33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33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340" style:parent-style-name="DefaultParagraphFont" style:family="text">
      <style:text-properties style:font-name="Arial" style:font-name-complex="Arial" fo:color="#000000" style:letter-kerning="false"/>
    </style:style>
    <style:style style:name="T134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34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34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344" style:parent-style-name="DefaultParagraphFont" style:family="text">
      <style:text-properties style:font-name="Arial" style:font-name-complex="Arial" fo:color="#000000" style:letter-kerning="false"/>
    </style:style>
    <style:style style:name="T134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34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34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348" style:parent-style-name="DefaultParagraphFont" style:family="text">
      <style:text-properties style:font-name="Arial" style:font-name-complex="Arial" fo:color="#000000" style:letter-kerning="false"/>
    </style:style>
    <style:style style:name="T134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350" style:parent-style-name="DefaultParagraphFont" style:family="text">
      <style:text-properties style:font-name="Arial" style:font-name-complex="Arial" fo:color="#000000" style:letter-kerning="false"/>
    </style:style>
    <style:style style:name="T135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35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35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354" style:parent-style-name="DefaultParagraphFont" style:family="text">
      <style:text-properties style:font-name="Arial" style:font-name-complex="Arial" fo:color="#000000" style:letter-kerning="false"/>
    </style:style>
    <style:style style:name="T135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35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35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35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359" style:parent-style-name="DefaultParagraphFont" style:family="text">
      <style:text-properties style:font-name="Arial" style:font-name-complex="Arial" fo:color="#000000" style:letter-kerning="false"/>
    </style:style>
    <style:style style:name="T1360" style:parent-style-name="DefaultParagraphFont" style:family="text">
      <style:text-properties style:font-name="Arial" style:font-name-complex="Arial" fo:color="#000000" style:letter-kerning="false"/>
    </style:style>
    <style:style style:name="T1361" style:parent-style-name="DefaultParagraphFont" style:family="text">
      <style:text-properties style:font-name="Arial" style:font-name-complex="Arial" fo:color="#000000" style:letter-kerning="false"/>
    </style:style>
    <style:style style:name="P1362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136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P1364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136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36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367" style:parent-style-name="DefaultParagraphFont" style:family="text">
      <style:text-properties style:font-name="Arial" style:font-name-complex="Arial" fo:color="#000000" style:letter-kerning="false"/>
    </style:style>
    <style:style style:name="T136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3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37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371" style:parent-style-name="DefaultParagraphFont" style:family="text">
      <style:text-properties style:font-name="Arial" style:font-name-complex="Arial" fo:color="#000000" style:letter-kerning="false"/>
    </style:style>
    <style:style style:name="T137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37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37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375" style:parent-style-name="DefaultParagraphFont" style:family="text">
      <style:text-properties style:font-name="Arial" style:font-name-complex="Arial" fo:color="#000000" style:letter-kerning="false"/>
    </style:style>
    <style:style style:name="T137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37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37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379" style:parent-style-name="DefaultParagraphFont" style:family="text">
      <style:text-properties style:font-name="Arial" style:font-name-complex="Arial" fo:color="#000000" style:letter-kerning="false"/>
    </style:style>
    <style:style style:name="T138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38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38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383" style:parent-style-name="DefaultParagraphFont" style:family="text">
      <style:text-properties style:font-name="Arial" style:font-name-complex="Arial" fo:color="#000000" style:letter-kerning="false"/>
    </style:style>
    <style:style style:name="T138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3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38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387" style:parent-style-name="DefaultParagraphFont" style:family="text">
      <style:text-properties style:font-name="Arial" style:font-name-complex="Arial" fo:color="#000000" style:letter-kerning="false"/>
    </style:style>
    <style:style style:name="T138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P1389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139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P1391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139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39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394" style:parent-style-name="DefaultParagraphFont" style:family="text">
      <style:text-properties style:font-name="Arial" style:font-name-complex="Arial" fo:color="#000000" style:letter-kerning="false"/>
    </style:style>
    <style:style style:name="T139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39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39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398" style:parent-style-name="DefaultParagraphFont" style:family="text">
      <style:text-properties style:font-name="Arial" style:font-name-complex="Arial" fo:color="#000000" style:letter-kerning="false"/>
    </style:style>
    <style:style style:name="T139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0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40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02" style:parent-style-name="DefaultParagraphFont" style:family="text">
      <style:text-properties style:font-name="Arial" style:font-name-complex="Arial" fo:color="#000000" style:letter-kerning="false"/>
    </style:style>
    <style:style style:name="T140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0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40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06" style:parent-style-name="DefaultParagraphFont" style:family="text">
      <style:text-properties style:font-name="Arial" style:font-name-complex="Arial" fo:color="#000000" style:letter-kerning="false"/>
    </style:style>
    <style:style style:name="T140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40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10" style:parent-style-name="DefaultParagraphFont" style:family="text">
      <style:text-properties style:font-name="Arial" style:font-name-complex="Arial" fo:color="#000000" style:letter-kerning="false"/>
    </style:style>
    <style:style style:name="T141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1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41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14" style:parent-style-name="DefaultParagraphFont" style:family="text">
      <style:text-properties style:font-name="Arial" style:font-name-complex="Arial" fo:color="#000000" style:letter-kerning="false"/>
    </style:style>
    <style:style style:name="T1415" style:parent-style-name="DefaultParagraphFont" style:family="text">
      <style:text-properties style:font-name="Arial" style:font-name-complex="Arial" fo:color="#000000" style:letter-kerning="false"/>
    </style:style>
    <style:style style:name="T1416" style:parent-style-name="DefaultParagraphFont" style:family="text">
      <style:text-properties style:font-name="Arial" style:font-name-complex="Arial" fo:color="#000000" style:letter-kerning="false"/>
    </style:style>
    <style:style style:name="P1417" style:parent-style-name="Normal" style:family="paragraph">
      <style:paragraph-properties style:punctuation-wrap="hanging" style:text-autospace="ideograph-alpha" style:vertical-align="auto" fo:margin-left="1in" fo:text-indent="0.5in">
        <style:tab-stops/>
      </style:paragraph-properties>
      <style:text-properties fo:hyphenate="true"/>
    </style:style>
    <style:style style:name="T141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P1419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142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2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42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23" style:parent-style-name="DefaultParagraphFont" style:family="text">
      <style:text-properties style:font-name="Arial" style:font-name-complex="Arial" fo:color="#000000" style:letter-kerning="false"/>
    </style:style>
    <style:style style:name="T142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2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42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27" style:parent-style-name="DefaultParagraphFont" style:family="text">
      <style:text-properties style:font-name="Arial" style:font-name-complex="Arial" fo:color="#000000" style:letter-kerning="false"/>
    </style:style>
    <style:style style:name="T142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2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43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31" style:parent-style-name="DefaultParagraphFont" style:family="text">
      <style:text-properties style:font-name="Arial" style:font-name-complex="Arial" fo:color="#000000" style:letter-kerning="false"/>
    </style:style>
    <style:style style:name="T143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3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43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35" style:parent-style-name="DefaultParagraphFont" style:family="text">
      <style:text-properties style:font-name="Arial" style:font-name-complex="Arial" fo:color="#000000" style:letter-kerning="false"/>
    </style:style>
    <style:style style:name="T143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3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43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39" style:parent-style-name="DefaultParagraphFont" style:family="text">
      <style:text-properties style:font-name="Arial" style:font-name-complex="Arial" fo:color="#000000" style:letter-kerning="false"/>
    </style:style>
    <style:style style:name="T144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4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44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43" style:parent-style-name="DefaultParagraphFont" style:family="text">
      <style:text-properties style:font-name="Arial" style:font-name-complex="Arial" fo:color="#000000" style:letter-kerning="false"/>
    </style:style>
    <style:style style:name="T144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4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4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44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4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4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45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51" style:parent-style-name="DefaultParagraphFont" style:family="text">
      <style:text-properties style:font-name="Arial" style:font-name-complex="Arial" fo:color="#000000" style:letter-kerning="false"/>
    </style:style>
    <style:style style:name="T145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5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45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55" style:parent-style-name="DefaultParagraphFont" style:family="text">
      <style:text-properties style:font-name="Arial" style:font-name-complex="Arial" fo:color="#000000" style:letter-kerning="false"/>
    </style:style>
    <style:style style:name="T145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45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59" style:parent-style-name="DefaultParagraphFont" style:family="text">
      <style:text-properties style:font-name="Arial" style:font-name-complex="Arial" fo:color="#000000" style:letter-kerning="false"/>
    </style:style>
    <style:style style:name="T146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6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46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63" style:parent-style-name="DefaultParagraphFont" style:family="text">
      <style:text-properties style:font-name="Arial" style:font-name-complex="Arial" fo:color="#000000" style:letter-kerning="false"/>
    </style:style>
    <style:style style:name="T146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6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46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67" style:parent-style-name="DefaultParagraphFont" style:family="text">
      <style:text-properties style:font-name="Arial" style:font-name-complex="Arial" fo:color="#000000" style:letter-kerning="false"/>
    </style:style>
    <style:style style:name="T146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47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71" style:parent-style-name="DefaultParagraphFont" style:family="text">
      <style:text-properties style:font-name="Arial" style:font-name-complex="Arial" fo:color="#000000" style:letter-kerning="false"/>
    </style:style>
    <style:style style:name="T147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47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7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7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7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7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478" style:parent-style-name="DefaultParagraphFont" style:family="text">
      <style:text-properties style:font-name="Arial" style:font-name-complex="Arial" fo:color="#000000" style:letter-kerning="false"/>
    </style:style>
    <style:style style:name="T147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48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8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8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48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84" style:parent-style-name="DefaultParagraphFont" style:family="text">
      <style:text-properties style:font-name="Arial" style:font-name-complex="Arial" fo:color="#000000" style:letter-kerning="false"/>
    </style:style>
    <style:style style:name="T148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8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48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88" style:parent-style-name="DefaultParagraphFont" style:family="text">
      <style:text-properties style:font-name="Arial" style:font-name-complex="Arial" fo:color="#000000" style:letter-kerning="false"/>
    </style:style>
    <style:style style:name="T148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9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49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92" style:parent-style-name="DefaultParagraphFont" style:family="text">
      <style:text-properties style:font-name="Arial" style:font-name-complex="Arial" fo:color="#000000" style:letter-kerning="false"/>
    </style:style>
    <style:style style:name="T149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9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49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96" style:parent-style-name="DefaultParagraphFont" style:family="text">
      <style:text-properties style:font-name="Arial" style:font-name-complex="Arial" fo:color="#000000" style:letter-kerning="false"/>
    </style:style>
    <style:style style:name="T149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49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49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00" style:parent-style-name="DefaultParagraphFont" style:family="text">
      <style:text-properties style:font-name="Arial" style:font-name-complex="Arial" fo:color="#000000" style:letter-kerning="false"/>
    </style:style>
    <style:style style:name="T150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0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50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0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50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06" style:parent-style-name="DefaultParagraphFont" style:family="text">
      <style:text-properties style:font-name="Arial" style:font-name-complex="Arial" fo:color="#000000" style:letter-kerning="false"/>
    </style:style>
    <style:style style:name="T1507" style:parent-style-name="DefaultParagraphFont" style:family="text">
      <style:text-properties style:font-name="Arial" style:font-name-complex="Arial" fo:color="#000000" style:letter-kerning="false"/>
    </style:style>
    <style:style style:name="T150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0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510" style:parent-style-name="DefaultParagraphFont" style:family="text">
      <style:text-properties style:font-name="Arial" style:font-name-complex="Arial" fo:color="#000000" style:letter-kerning="false"/>
    </style:style>
    <style:style style:name="T151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1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1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51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15" style:parent-style-name="DefaultParagraphFont" style:family="text">
      <style:text-properties style:font-name="Arial" style:font-name-complex="Arial" fo:color="#000000" style:letter-kerning="false"/>
    </style:style>
    <style:style style:name="T151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1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51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19" style:parent-style-name="DefaultParagraphFont" style:family="text">
      <style:text-properties style:font-name="Arial" style:font-name-complex="Arial" fo:color="#000000" style:letter-kerning="false"/>
    </style:style>
    <style:style style:name="T152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2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52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23" style:parent-style-name="DefaultParagraphFont" style:family="text">
      <style:text-properties style:font-name="Arial" style:font-name-complex="Arial" fo:color="#000000" style:letter-kerning="false"/>
    </style:style>
    <style:style style:name="T152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2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52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27" style:parent-style-name="DefaultParagraphFont" style:family="text">
      <style:text-properties style:font-name="Arial" style:font-name-complex="Arial" fo:color="#000000" style:letter-kerning="false"/>
    </style:style>
    <style:style style:name="T152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2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53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31" style:parent-style-name="DefaultParagraphFont" style:family="text">
      <style:text-properties style:font-name="Arial" style:font-name-complex="Arial" fo:color="#000000" style:letter-kerning="false"/>
    </style:style>
    <style:style style:name="T153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3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53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35" style:parent-style-name="DefaultParagraphFont" style:family="text">
      <style:text-properties style:font-name="Arial" style:font-name-complex="Arial" fo:color="#000000" style:letter-kerning="false"/>
    </style:style>
    <style:style style:name="T153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53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38" style:parent-style-name="DefaultParagraphFont" style:family="text">
      <style:text-properties style:font-name="Arial" style:font-name-complex="Arial" fo:color="#000000" style:letter-kerning="false"/>
    </style:style>
    <style:style style:name="T1539" style:parent-style-name="DefaultParagraphFont" style:family="text">
      <style:text-properties style:font-name="Arial" style:font-name-complex="Arial" fo:color="#000000" style:letter-kerning="false"/>
    </style:style>
    <style:style style:name="T154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4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542" style:parent-style-name="DefaultParagraphFont" style:family="text">
      <style:text-properties style:font-name="Arial" style:font-name-complex="Arial" fo:color="#000000" style:letter-kerning="false"/>
    </style:style>
    <style:style style:name="T154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54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4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4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54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48" style:parent-style-name="DefaultParagraphFont" style:family="text">
      <style:text-properties style:font-name="Arial" style:font-name-complex="Arial" fo:color="#000000" style:letter-kerning="false"/>
    </style:style>
    <style:style style:name="T154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5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55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52" style:parent-style-name="DefaultParagraphFont" style:family="text">
      <style:text-properties style:font-name="Arial" style:font-name-complex="Arial" fo:color="#000000" style:letter-kerning="false"/>
    </style:style>
    <style:style style:name="T155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5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55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56" style:parent-style-name="DefaultParagraphFont" style:family="text">
      <style:text-properties style:font-name="Arial" style:font-name-complex="Arial" fo:color="#000000" style:letter-kerning="false"/>
    </style:style>
    <style:style style:name="T155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5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55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60" style:parent-style-name="DefaultParagraphFont" style:family="text">
      <style:text-properties style:font-name="Arial" style:font-name-complex="Arial" fo:color="#000000" style:letter-kerning="false"/>
    </style:style>
    <style:style style:name="T156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6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56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64" style:parent-style-name="DefaultParagraphFont" style:family="text">
      <style:text-properties style:font-name="Arial" style:font-name-complex="Arial" fo:color="#000000" style:letter-kerning="false"/>
    </style:style>
    <style:style style:name="T156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56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68" style:parent-style-name="DefaultParagraphFont" style:family="text">
      <style:text-properties style:font-name="Arial" style:font-name-complex="Arial" fo:color="#000000" style:letter-kerning="false"/>
    </style:style>
    <style:style style:name="T15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57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7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7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573" style:parent-style-name="DefaultParagraphFont" style:family="text">
      <style:text-properties style:font-name="Arial" style:font-name-complex="Arial" fo:color="#000000" style:letter-kerning="false"/>
    </style:style>
    <style:style style:name="T157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7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7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57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78" style:parent-style-name="DefaultParagraphFont" style:family="text">
      <style:text-properties style:font-name="Arial" style:font-name-complex="Arial" fo:color="#000000" style:letter-kerning="false"/>
    </style:style>
    <style:style style:name="T157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8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58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82" style:parent-style-name="DefaultParagraphFont" style:family="text">
      <style:text-properties style:font-name="Arial" style:font-name-complex="Arial" fo:color="#000000" style:letter-kerning="false"/>
    </style:style>
    <style:style style:name="T158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8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58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86" style:parent-style-name="DefaultParagraphFont" style:family="text">
      <style:text-properties style:font-name="Arial" style:font-name-complex="Arial" fo:color="#000000" style:letter-kerning="false"/>
    </style:style>
    <style:style style:name="T158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8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58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90" style:parent-style-name="DefaultParagraphFont" style:family="text">
      <style:text-properties style:font-name="Arial" style:font-name-complex="Arial" fo:color="#000000" style:letter-kerning="false"/>
    </style:style>
    <style:style style:name="T159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9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59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94" style:parent-style-name="DefaultParagraphFont" style:family="text">
      <style:text-properties style:font-name="Arial" style:font-name-complex="Arial" fo:color="#000000" style:letter-kerning="false"/>
    </style:style>
    <style:style style:name="T159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9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59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598" style:parent-style-name="DefaultParagraphFont" style:family="text">
      <style:text-properties style:font-name="Arial" style:font-name-complex="Arial" fo:color="#000000" style:letter-kerning="false"/>
    </style:style>
    <style:style style:name="T159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60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0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0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603" style:parent-style-name="DefaultParagraphFont" style:family="text">
      <style:text-properties style:font-name="Arial" style:font-name-complex="Arial" fo:color="#000000" style:letter-kerning="false"/>
    </style:style>
    <style:style style:name="T160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0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0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60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08" style:parent-style-name="DefaultParagraphFont" style:family="text">
      <style:text-properties style:font-name="Arial" style:font-name-complex="Arial" fo:color="#000000" style:letter-kerning="false"/>
    </style:style>
    <style:style style:name="T160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1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61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12" style:parent-style-name="DefaultParagraphFont" style:family="text">
      <style:text-properties style:font-name="Arial" style:font-name-complex="Arial" fo:color="#000000" style:letter-kerning="false"/>
    </style:style>
    <style:style style:name="T161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1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61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16" style:parent-style-name="DefaultParagraphFont" style:family="text">
      <style:text-properties style:font-name="Arial" style:font-name-complex="Arial" fo:color="#000000" style:letter-kerning="false"/>
    </style:style>
    <style:style style:name="T161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1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61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20" style:parent-style-name="DefaultParagraphFont" style:family="text">
      <style:text-properties style:font-name="Arial" style:font-name-complex="Arial" fo:color="#000000" style:letter-kerning="false"/>
    </style:style>
    <style:style style:name="T162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2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62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24" style:parent-style-name="DefaultParagraphFont" style:family="text">
      <style:text-properties style:font-name="Arial" style:font-name-complex="Arial" fo:color="#000000" style:letter-kerning="false"/>
    </style:style>
    <style:style style:name="T162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62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28" style:parent-style-name="DefaultParagraphFont" style:family="text">
      <style:text-properties style:font-name="Arial" style:font-name-complex="Arial" fo:color="#000000" style:letter-kerning="false"/>
    </style:style>
    <style:style style:name="T162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63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3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633" style:parent-style-name="DefaultParagraphFont" style:family="text">
      <style:text-properties style:font-name="Arial" style:font-name-complex="Arial" fo:color="#000000" style:letter-kerning="false"/>
    </style:style>
    <style:style style:name="T163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63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3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3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63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39" style:parent-style-name="DefaultParagraphFont" style:family="text">
      <style:text-properties style:font-name="Arial" style:font-name-complex="Arial" fo:color="#000000" style:letter-kerning="false"/>
    </style:style>
    <style:style style:name="T164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4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64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43" style:parent-style-name="DefaultParagraphFont" style:family="text">
      <style:text-properties style:font-name="Arial" style:font-name-complex="Arial" fo:color="#000000" style:letter-kerning="false"/>
    </style:style>
    <style:style style:name="T164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4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64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47" style:parent-style-name="DefaultParagraphFont" style:family="text">
      <style:text-properties style:font-name="Arial" style:font-name-complex="Arial" fo:color="#000000" style:letter-kerning="false"/>
    </style:style>
    <style:style style:name="T164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4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65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51" style:parent-style-name="DefaultParagraphFont" style:family="text">
      <style:text-properties style:font-name="Arial" style:font-name-complex="Arial" fo:color="#000000" style:letter-kerning="false"/>
    </style:style>
    <style:style style:name="T165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5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65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55" style:parent-style-name="DefaultParagraphFont" style:family="text">
      <style:text-properties style:font-name="Arial" style:font-name-complex="Arial" fo:color="#000000" style:letter-kerning="false"/>
    </style:style>
    <style:style style:name="T165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65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59" style:parent-style-name="DefaultParagraphFont" style:family="text">
      <style:text-properties style:font-name="Arial" style:font-name-complex="Arial" fo:color="#000000" style:letter-kerning="false"/>
    </style:style>
    <style:style style:name="T166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661" style:parent-style-name="DefaultParagraphFont" style:family="text">
      <style:text-properties style:font-name="Arial" style:font-name-complex="Arial" fo:color="#000000" style:letter-kerning="false"/>
    </style:style>
    <style:style style:name="T1662" style:parent-style-name="DefaultParagraphFont" style:family="text">
      <style:text-properties style:font-name="Arial" style:font-name-complex="Arial" fo:color="#000000" style:letter-kerning="false"/>
    </style:style>
    <style:style style:name="T166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6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6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666" style:parent-style-name="DefaultParagraphFont" style:family="text">
      <style:text-properties style:font-name="Arial" style:font-name-complex="Arial" fo:color="#000000" style:letter-kerning="false"/>
    </style:style>
    <style:style style:name="T166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6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66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70" style:parent-style-name="DefaultParagraphFont" style:family="text">
      <style:text-properties style:font-name="Arial" style:font-name-complex="Arial" fo:color="#000000" style:letter-kerning="false"/>
    </style:style>
    <style:style style:name="T167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7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67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74" style:parent-style-name="DefaultParagraphFont" style:family="text">
      <style:text-properties style:font-name="Arial" style:font-name-complex="Arial" fo:color="#000000" style:letter-kerning="false"/>
    </style:style>
    <style:style style:name="T167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7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67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78" style:parent-style-name="DefaultParagraphFont" style:family="text">
      <style:text-properties style:font-name="Arial" style:font-name-complex="Arial" fo:color="#000000" style:letter-kerning="false"/>
    </style:style>
    <style:style style:name="T167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8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68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82" style:parent-style-name="DefaultParagraphFont" style:family="text">
      <style:text-properties style:font-name="Arial" style:font-name-complex="Arial" fo:color="#000000" style:letter-kerning="false"/>
    </style:style>
    <style:style style:name="T168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8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68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86" style:parent-style-name="DefaultParagraphFont" style:family="text">
      <style:text-properties style:font-name="Arial" style:font-name-complex="Arial" fo:color="#000000" style:letter-kerning="false"/>
    </style:style>
    <style:style style:name="T168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8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68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90" style:parent-style-name="DefaultParagraphFont" style:family="text">
      <style:text-properties style:font-name="Arial" style:font-name-complex="Arial" fo:color="#000000" style:letter-kerning="false"/>
    </style:style>
    <style:style style:name="T169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69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93" style:parent-style-name="DefaultParagraphFont" style:family="text">
      <style:text-properties style:font-name="Arial" style:font-name-complex="Arial" fo:color="#000000" style:letter-kerning="false"/>
    </style:style>
    <style:style style:name="T1694" style:parent-style-name="DefaultParagraphFont" style:family="text">
      <style:text-properties style:font-name="Arial" style:font-name-complex="Arial" fo:color="#000000" style:letter-kerning="false"/>
    </style:style>
    <style:style style:name="T169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9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6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698" style:parent-style-name="DefaultParagraphFont" style:family="text">
      <style:text-properties style:font-name="Arial" style:font-name-complex="Arial" fo:color="#000000" style:letter-kerning="false"/>
    </style:style>
    <style:style style:name="T169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0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0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70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03" style:parent-style-name="DefaultParagraphFont" style:family="text">
      <style:text-properties style:font-name="Arial" style:font-name-complex="Arial" fo:color="#000000" style:letter-kerning="false"/>
    </style:style>
    <style:style style:name="T170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0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70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07" style:parent-style-name="DefaultParagraphFont" style:family="text">
      <style:text-properties style:font-name="Arial" style:font-name-complex="Arial" fo:color="#000000" style:letter-kerning="false"/>
    </style:style>
    <style:style style:name="T170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0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71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11" style:parent-style-name="DefaultParagraphFont" style:family="text">
      <style:text-properties style:font-name="Arial" style:font-name-complex="Arial" fo:color="#000000" style:letter-kerning="false"/>
    </style:style>
    <style:style style:name="T171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1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71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15" style:parent-style-name="DefaultParagraphFont" style:family="text">
      <style:text-properties style:font-name="Arial" style:font-name-complex="Arial" fo:color="#000000" style:letter-kerning="false"/>
    </style:style>
    <style:style style:name="T171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1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71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19" style:parent-style-name="DefaultParagraphFont" style:family="text">
      <style:text-properties style:font-name="Arial" style:font-name-complex="Arial" fo:color="#000000" style:letter-kerning="false"/>
    </style:style>
    <style:style style:name="T172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2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72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23" style:parent-style-name="DefaultParagraphFont" style:family="text">
      <style:text-properties style:font-name="Arial" style:font-name-complex="Arial" fo:color="#000000" style:letter-kerning="false"/>
    </style:style>
    <style:style style:name="T172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725" style:parent-style-name="DefaultParagraphFont" style:family="text">
      <style:text-properties style:font-name="Arial" style:font-name-complex="Arial" fo:color="#000000" style:letter-kerning="false"/>
    </style:style>
    <style:style style:name="T1726" style:parent-style-name="DefaultParagraphFont" style:family="text">
      <style:text-properties style:font-name="Arial" style:font-name-complex="Arial" fo:color="#000000" style:letter-kerning="false"/>
    </style:style>
    <style:style style:name="T1727" style:parent-style-name="DefaultParagraphFont" style:family="text">
      <style:text-properties style:font-name="Arial" style:font-name-complex="Arial" fo:color="#000000" style:letter-kerning="false"/>
    </style:style>
    <style:style style:name="T1728" style:parent-style-name="DefaultParagraphFont" style:family="text">
      <style:text-properties style:font-name="Arial" style:font-name-complex="Arial" fo:color="#000000" style:letter-kerning="false"/>
    </style:style>
    <style:style style:name="T172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3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3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732" style:parent-style-name="DefaultParagraphFont" style:family="text">
      <style:text-properties style:font-name="Arial" style:font-name-complex="Arial" fo:color="#000000" style:letter-kerning="false"/>
    </style:style>
    <style:style style:name="T173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73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3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3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73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38" style:parent-style-name="DefaultParagraphFont" style:family="text">
      <style:text-properties style:font-name="Arial" style:font-name-complex="Arial" fo:color="#000000" style:letter-kerning="false"/>
    </style:style>
    <style:style style:name="T173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74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42" style:parent-style-name="DefaultParagraphFont" style:family="text">
      <style:text-properties style:font-name="Arial" style:font-name-complex="Arial" fo:color="#000000" style:letter-kerning="false"/>
    </style:style>
    <style:style style:name="T174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4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74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46" style:parent-style-name="DefaultParagraphFont" style:family="text">
      <style:text-properties style:font-name="Arial" style:font-name-complex="Arial" fo:color="#000000" style:letter-kerning="false"/>
    </style:style>
    <style:style style:name="T174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4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74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50" style:parent-style-name="DefaultParagraphFont" style:family="text">
      <style:text-properties style:font-name="Arial" style:font-name-complex="Arial" fo:color="#000000" style:letter-kerning="false"/>
    </style:style>
    <style:style style:name="T175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5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75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54" style:parent-style-name="DefaultParagraphFont" style:family="text">
      <style:text-properties style:font-name="Arial" style:font-name-complex="Arial" fo:color="#000000" style:letter-kerning="false"/>
    </style:style>
    <style:style style:name="T175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5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75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58" style:parent-style-name="DefaultParagraphFont" style:family="text">
      <style:text-properties style:font-name="Arial" style:font-name-complex="Arial" fo:color="#000000" style:letter-kerning="false"/>
    </style:style>
    <style:style style:name="T175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760" style:parent-style-name="DefaultParagraphFont" style:family="text">
      <style:text-properties style:font-name="Arial" style:font-name-complex="Arial" fo:color="#000000" style:letter-kerning="false"/>
    </style:style>
    <style:style style:name="T176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6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6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764" style:parent-style-name="DefaultParagraphFont" style:family="text">
      <style:text-properties style:font-name="Arial" style:font-name-complex="Arial" fo:color="#000000" style:letter-kerning="false"/>
    </style:style>
    <style:style style:name="T176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76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6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6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76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70" style:parent-style-name="DefaultParagraphFont" style:family="text">
      <style:text-properties style:font-name="Arial" style:font-name-complex="Arial" fo:color="#000000" style:letter-kerning="false"/>
    </style:style>
    <style:style style:name="T177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7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77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74" style:parent-style-name="DefaultParagraphFont" style:family="text">
      <style:text-properties style:font-name="Arial" style:font-name-complex="Arial" fo:color="#000000" style:letter-kerning="false"/>
    </style:style>
    <style:style style:name="T177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7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77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78" style:parent-style-name="DefaultParagraphFont" style:family="text">
      <style:text-properties style:font-name="Arial" style:font-name-complex="Arial" fo:color="#000000" style:letter-kerning="false"/>
    </style:style>
    <style:style style:name="T177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8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78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82" style:parent-style-name="DefaultParagraphFont" style:family="text">
      <style:text-properties style:font-name="Arial" style:font-name-complex="Arial" fo:color="#000000" style:letter-kerning="false"/>
    </style:style>
    <style:style style:name="T178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8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78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86" style:parent-style-name="DefaultParagraphFont" style:family="text">
      <style:text-properties style:font-name="Arial" style:font-name-complex="Arial" fo:color="#000000" style:letter-kerning="false"/>
    </style:style>
    <style:style style:name="T178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8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78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90" style:parent-style-name="DefaultParagraphFont" style:family="text">
      <style:text-properties style:font-name="Arial" style:font-name-complex="Arial" fo:color="#000000" style:letter-kerning="false"/>
    </style:style>
    <style:style style:name="T179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792" style:parent-style-name="DefaultParagraphFont" style:family="text">
      <style:text-properties style:font-name="Arial" style:font-name-complex="Arial" fo:color="#000000" style:letter-kerning="false"/>
    </style:style>
    <style:style style:name="T179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9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9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796" style:parent-style-name="DefaultParagraphFont" style:family="text">
      <style:text-properties style:font-name="Arial" style:font-name-complex="Arial" fo:color="#000000" style:letter-kerning="false"/>
    </style:style>
    <style:style style:name="T179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9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79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80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01" style:parent-style-name="DefaultParagraphFont" style:family="text">
      <style:text-properties style:font-name="Arial" style:font-name-complex="Arial" fo:color="#000000" style:letter-kerning="false"/>
    </style:style>
    <style:style style:name="T180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0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80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05" style:parent-style-name="DefaultParagraphFont" style:family="text">
      <style:text-properties style:font-name="Arial" style:font-name-complex="Arial" fo:color="#000000" style:letter-kerning="false"/>
    </style:style>
    <style:style style:name="T180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0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80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09" style:parent-style-name="DefaultParagraphFont" style:family="text">
      <style:text-properties style:font-name="Arial" style:font-name-complex="Arial" fo:color="#000000" style:letter-kerning="false"/>
    </style:style>
    <style:style style:name="T181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1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81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13" style:parent-style-name="DefaultParagraphFont" style:family="text">
      <style:text-properties style:font-name="Arial" style:font-name-complex="Arial" fo:color="#000000" style:letter-kerning="false"/>
    </style:style>
    <style:style style:name="T181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1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81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17" style:parent-style-name="DefaultParagraphFont" style:family="text">
      <style:text-properties style:font-name="Arial" style:font-name-complex="Arial" fo:color="#000000" style:letter-kerning="false"/>
    </style:style>
    <style:style style:name="T181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1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82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21" style:parent-style-name="DefaultParagraphFont" style:family="text">
      <style:text-properties style:font-name="Arial" style:font-name-complex="Arial" fo:color="#000000" style:letter-kerning="false"/>
    </style:style>
    <style:style style:name="T182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823" style:parent-style-name="DefaultParagraphFont" style:family="text">
      <style:text-properties style:font-name="Arial" style:font-name-complex="Arial" fo:color="#000000" style:letter-kerning="false"/>
    </style:style>
    <style:style style:name="T1824" style:parent-style-name="DefaultParagraphFont" style:family="text">
      <style:text-properties style:font-name="Arial" style:font-name-complex="Arial" fo:color="#000000" style:letter-kerning="false"/>
    </style:style>
    <style:style style:name="T182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827" style:parent-style-name="DefaultParagraphFont" style:family="text">
      <style:text-properties style:font-name="Arial" style:font-name-complex="Arial" fo:color="#000000" style:letter-kerning="false"/>
    </style:style>
    <style:style style:name="T182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2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83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32" style:parent-style-name="DefaultParagraphFont" style:family="text">
      <style:text-properties style:font-name="Arial" style:font-name-complex="Arial" fo:color="#000000" style:letter-kerning="false"/>
    </style:style>
    <style:style style:name="T183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3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83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36" style:parent-style-name="DefaultParagraphFont" style:family="text">
      <style:text-properties style:font-name="Arial" style:font-name-complex="Arial" fo:color="#000000" style:letter-kerning="false"/>
    </style:style>
    <style:style style:name="T183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3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83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40" style:parent-style-name="DefaultParagraphFont" style:family="text">
      <style:text-properties style:font-name="Arial" style:font-name-complex="Arial" fo:color="#000000" style:letter-kerning="false"/>
    </style:style>
    <style:style style:name="T184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4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84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44" style:parent-style-name="DefaultParagraphFont" style:family="text">
      <style:text-properties style:font-name="Arial" style:font-name-complex="Arial" fo:color="#000000" style:letter-kerning="false"/>
    </style:style>
    <style:style style:name="T184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4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84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48" style:parent-style-name="DefaultParagraphFont" style:family="text">
      <style:text-properties style:font-name="Arial" style:font-name-complex="Arial" fo:color="#000000" style:letter-kerning="false"/>
    </style:style>
    <style:style style:name="T184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5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85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52" style:parent-style-name="DefaultParagraphFont" style:family="text">
      <style:text-properties style:font-name="Arial" style:font-name-complex="Arial" fo:color="#000000" style:letter-kerning="false"/>
    </style:style>
    <style:style style:name="T185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854" style:parent-style-name="DefaultParagraphFont" style:family="text">
      <style:text-properties style:font-name="Arial" style:font-name-complex="Arial" fo:color="#000000" style:letter-kerning="false"/>
    </style:style>
    <style:style style:name="T185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5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858" style:parent-style-name="DefaultParagraphFont" style:family="text">
      <style:text-properties style:font-name="Arial" style:font-name-complex="Arial" fo:color="#000000" style:letter-kerning="false"/>
    </style:style>
    <style:style style:name="T185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86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6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6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86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64" style:parent-style-name="DefaultParagraphFont" style:family="text">
      <style:text-properties style:font-name="Arial" style:font-name-complex="Arial" fo:color="#000000" style:letter-kerning="false"/>
    </style:style>
    <style:style style:name="T186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86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68" style:parent-style-name="DefaultParagraphFont" style:family="text">
      <style:text-properties style:font-name="Arial" style:font-name-complex="Arial" fo:color="#000000" style:letter-kerning="false"/>
    </style:style>
    <style:style style:name="T186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7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87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72" style:parent-style-name="DefaultParagraphFont" style:family="text">
      <style:text-properties style:font-name="Arial" style:font-name-complex="Arial" fo:color="#000000" style:letter-kerning="false"/>
    </style:style>
    <style:style style:name="T187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7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87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76" style:parent-style-name="DefaultParagraphFont" style:family="text">
      <style:text-properties style:font-name="Arial" style:font-name-complex="Arial" fo:color="#000000" style:letter-kerning="false"/>
    </style:style>
    <style:style style:name="T187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7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87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80" style:parent-style-name="DefaultParagraphFont" style:family="text">
      <style:text-properties style:font-name="Arial" style:font-name-complex="Arial" fo:color="#000000" style:letter-kerning="false"/>
    </style:style>
    <style:style style:name="T188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8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88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84" style:parent-style-name="DefaultParagraphFont" style:family="text">
      <style:text-properties style:font-name="Arial" style:font-name-complex="Arial" fo:color="#000000" style:letter-kerning="false"/>
    </style:style>
    <style:style style:name="T18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886" style:parent-style-name="DefaultParagraphFont" style:family="text">
      <style:text-properties style:font-name="Arial" style:font-name-complex="Arial" fo:color="#000000" style:letter-kerning="false"/>
    </style:style>
    <style:style style:name="T188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8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8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890" style:parent-style-name="DefaultParagraphFont" style:family="text">
      <style:text-properties style:font-name="Arial" style:font-name-complex="Arial" fo:color="#000000" style:letter-kerning="false"/>
    </style:style>
    <style:style style:name="T189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9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89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95" style:parent-style-name="DefaultParagraphFont" style:family="text">
      <style:text-properties style:font-name="Arial" style:font-name-complex="Arial" fo:color="#000000" style:letter-kerning="false"/>
    </style:style>
    <style:style style:name="T189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89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899" style:parent-style-name="DefaultParagraphFont" style:family="text">
      <style:text-properties style:font-name="Arial" style:font-name-complex="Arial" fo:color="#000000" style:letter-kerning="false"/>
    </style:style>
    <style:style style:name="T190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0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90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03" style:parent-style-name="DefaultParagraphFont" style:family="text">
      <style:text-properties style:font-name="Arial" style:font-name-complex="Arial" fo:color="#000000" style:letter-kerning="false"/>
    </style:style>
    <style:style style:name="T190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0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90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07" style:parent-style-name="DefaultParagraphFont" style:family="text">
      <style:text-properties style:font-name="Arial" style:font-name-complex="Arial" fo:color="#000000" style:letter-kerning="false"/>
    </style:style>
    <style:style style:name="T190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0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91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11" style:parent-style-name="DefaultParagraphFont" style:family="text">
      <style:text-properties style:font-name="Arial" style:font-name-complex="Arial" fo:color="#000000" style:letter-kerning="false"/>
    </style:style>
    <style:style style:name="T191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1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91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15" style:parent-style-name="DefaultParagraphFont" style:family="text">
      <style:text-properties style:font-name="Arial" style:font-name-complex="Arial" fo:color="#000000" style:letter-kerning="false"/>
    </style:style>
    <style:style style:name="T19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917" style:parent-style-name="DefaultParagraphFont" style:family="text">
      <style:text-properties style:font-name="Arial" style:font-name-complex="Arial" fo:color="#000000" style:letter-kerning="false"/>
    </style:style>
    <style:style style:name="T1918" style:parent-style-name="DefaultParagraphFont" style:family="text">
      <style:text-properties style:font-name="Arial" style:font-name-complex="Arial" fo:color="#000000" style:letter-kerning="false"/>
    </style:style>
    <style:style style:name="T191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2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2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922" style:parent-style-name="DefaultParagraphFont" style:family="text">
      <style:text-properties style:font-name="Arial" style:font-name-complex="Arial" fo:color="#000000" style:letter-kerning="false"/>
    </style:style>
    <style:style style:name="T1923" style:parent-style-name="DefaultParagraphFont" style:family="text">
      <style:text-properties style:font-name="Arial" style:font-name-complex="Arial" fo:color="#000000" style:letter-kerning="false"/>
    </style:style>
    <style:style style:name="T192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2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92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28" style:parent-style-name="DefaultParagraphFont" style:family="text">
      <style:text-properties style:font-name="Arial" style:font-name-complex="Arial" fo:color="#000000" style:letter-kerning="false"/>
    </style:style>
    <style:style style:name="T192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93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32" style:parent-style-name="DefaultParagraphFont" style:family="text">
      <style:text-properties style:font-name="Arial" style:font-name-complex="Arial" fo:color="#000000" style:letter-kerning="false"/>
    </style:style>
    <style:style style:name="T193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3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93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36" style:parent-style-name="DefaultParagraphFont" style:family="text">
      <style:text-properties style:font-name="Arial" style:font-name-complex="Arial" fo:color="#000000" style:letter-kerning="false"/>
    </style:style>
    <style:style style:name="T193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3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93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40" style:parent-style-name="DefaultParagraphFont" style:family="text">
      <style:text-properties style:font-name="Arial" style:font-name-complex="Arial" fo:color="#000000" style:letter-kerning="false"/>
    </style:style>
    <style:style style:name="T194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4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94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44" style:parent-style-name="DefaultParagraphFont" style:family="text">
      <style:text-properties style:font-name="Arial" style:font-name-complex="Arial" fo:color="#000000" style:letter-kerning="false"/>
    </style:style>
    <style:style style:name="T194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4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94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48" style:parent-style-name="DefaultParagraphFont" style:family="text">
      <style:text-properties style:font-name="Arial" style:font-name-complex="Arial" fo:color="#000000" style:letter-kerning="false"/>
    </style:style>
    <style:style style:name="T194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950" style:parent-style-name="DefaultParagraphFont" style:family="text">
      <style:text-properties style:font-name="Arial" style:font-name-complex="Arial" fo:color="#000000" style:letter-kerning="false"/>
    </style:style>
    <style:style style:name="T195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5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5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954" style:parent-style-name="DefaultParagraphFont" style:family="text">
      <style:text-properties style:font-name="Arial" style:font-name-complex="Arial" fo:color="#000000" style:letter-kerning="false"/>
    </style:style>
    <style:style style:name="T195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95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5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5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95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60" style:parent-style-name="DefaultParagraphFont" style:family="text">
      <style:text-properties style:font-name="Arial" style:font-name-complex="Arial" fo:color="#000000" style:letter-kerning="false"/>
    </style:style>
    <style:style style:name="T196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6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96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64" style:parent-style-name="DefaultParagraphFont" style:family="text">
      <style:text-properties style:font-name="Arial" style:font-name-complex="Arial" fo:color="#000000" style:letter-kerning="false"/>
    </style:style>
    <style:style style:name="T196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96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68" style:parent-style-name="DefaultParagraphFont" style:family="text">
      <style:text-properties style:font-name="Arial" style:font-name-complex="Arial" fo:color="#000000" style:letter-kerning="false"/>
    </style:style>
    <style:style style:name="T196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7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97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72" style:parent-style-name="DefaultParagraphFont" style:family="text">
      <style:text-properties style:font-name="Arial" style:font-name-complex="Arial" fo:color="#000000" style:letter-kerning="false"/>
    </style:style>
    <style:style style:name="T197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7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97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76" style:parent-style-name="DefaultParagraphFont" style:family="text">
      <style:text-properties style:font-name="Arial" style:font-name-complex="Arial" fo:color="#000000" style:letter-kerning="false"/>
    </style:style>
    <style:style style:name="T197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7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97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80" style:parent-style-name="DefaultParagraphFont" style:family="text">
      <style:text-properties style:font-name="Arial" style:font-name-complex="Arial" fo:color="#000000" style:letter-kerning="false"/>
    </style:style>
    <style:style style:name="T198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98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83" style:parent-style-name="DefaultParagraphFont" style:family="text">
      <style:text-properties style:font-name="Arial" style:font-name-complex="Arial" fo:color="#000000" style:letter-kerning="false"/>
    </style:style>
    <style:style style:name="T1984" style:parent-style-name="DefaultParagraphFont" style:family="text">
      <style:text-properties style:font-name="Arial" style:font-name-complex="Arial" fo:color="#000000" style:letter-kerning="false"/>
    </style:style>
    <style:style style:name="T198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8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8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988" style:parent-style-name="DefaultParagraphFont" style:family="text">
      <style:text-properties style:font-name="Arial" style:font-name-complex="Arial" fo:color="#000000" style:letter-kerning="false"/>
    </style:style>
    <style:style style:name="T198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199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9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9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99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94" style:parent-style-name="DefaultParagraphFont" style:family="text">
      <style:text-properties style:font-name="Arial" style:font-name-complex="Arial" fo:color="#000000" style:letter-kerning="false"/>
    </style:style>
    <style:style style:name="T199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9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199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1998" style:parent-style-name="DefaultParagraphFont" style:family="text">
      <style:text-properties style:font-name="Arial" style:font-name-complex="Arial" fo:color="#000000" style:letter-kerning="false"/>
    </style:style>
    <style:style style:name="T199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0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00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02" style:parent-style-name="DefaultParagraphFont" style:family="text">
      <style:text-properties style:font-name="Arial" style:font-name-complex="Arial" fo:color="#000000" style:letter-kerning="false"/>
    </style:style>
    <style:style style:name="T200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0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00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06" style:parent-style-name="DefaultParagraphFont" style:family="text">
      <style:text-properties style:font-name="Arial" style:font-name-complex="Arial" fo:color="#000000" style:letter-kerning="false"/>
    </style:style>
    <style:style style:name="T200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00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10" style:parent-style-name="DefaultParagraphFont" style:family="text">
      <style:text-properties style:font-name="Arial" style:font-name-complex="Arial" fo:color="#000000" style:letter-kerning="false"/>
    </style:style>
    <style:style style:name="T201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1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01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14" style:parent-style-name="DefaultParagraphFont" style:family="text">
      <style:text-properties style:font-name="Arial" style:font-name-complex="Arial" fo:color="#000000" style:letter-kerning="false"/>
    </style:style>
    <style:style style:name="T201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01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17" style:parent-style-name="DefaultParagraphFont" style:family="text">
      <style:text-properties style:font-name="Arial" style:font-name-complex="Arial" fo:color="#000000" style:letter-kerning="false"/>
    </style:style>
    <style:style style:name="T2018" style:parent-style-name="DefaultParagraphFont" style:family="text">
      <style:text-properties style:font-name="Arial" style:font-name-complex="Arial" fo:color="#000000" style:letter-kerning="false"/>
    </style:style>
    <style:style style:name="T2019" style:parent-style-name="DefaultParagraphFont" style:family="text">
      <style:text-properties style:font-name="Arial" style:font-name-complex="Arial" fo:color="#000000" style:letter-kerning="false"/>
    </style:style>
    <style:style style:name="T2020" style:parent-style-name="DefaultParagraphFont" style:family="text">
      <style:text-properties style:font-name="Arial" style:font-name-complex="Arial" fo:color="#000000" style:letter-kerning="false"/>
    </style:style>
    <style:style style:name="T2021" style:parent-style-name="DefaultParagraphFont" style:family="text">
      <style:text-properties style:font-name="Arial" style:font-name-complex="Arial" fo:color="#000000" style:letter-kerning="false"/>
    </style:style>
    <style:style style:name="T202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2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2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2025" style:parent-style-name="DefaultParagraphFont" style:family="text">
      <style:text-properties style:font-name="Arial" style:font-name-complex="Arial" fo:color="#000000" style:letter-kerning="false"/>
    </style:style>
    <style:style style:name="T202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2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02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30" style:parent-style-name="DefaultParagraphFont" style:family="text">
      <style:text-properties style:font-name="Arial" style:font-name-complex="Arial" fo:color="#000000" style:letter-kerning="false"/>
    </style:style>
    <style:style style:name="T203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03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34" style:parent-style-name="DefaultParagraphFont" style:family="text">
      <style:text-properties style:font-name="Arial" style:font-name-complex="Arial" fo:color="#000000" style:letter-kerning="false"/>
    </style:style>
    <style:style style:name="T203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3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03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38" style:parent-style-name="DefaultParagraphFont" style:family="text">
      <style:text-properties style:font-name="Arial" style:font-name-complex="Arial" fo:color="#000000" style:letter-kerning="false"/>
    </style:style>
    <style:style style:name="T203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04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42" style:parent-style-name="DefaultParagraphFont" style:family="text">
      <style:text-properties style:font-name="Arial" style:font-name-complex="Arial" fo:color="#000000" style:letter-kerning="false"/>
    </style:style>
    <style:style style:name="T204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4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04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46" style:parent-style-name="DefaultParagraphFont" style:family="text">
      <style:text-properties style:font-name="Arial" style:font-name-complex="Arial" fo:color="#000000" style:letter-kerning="false"/>
    </style:style>
    <style:style style:name="T204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4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04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50" style:parent-style-name="DefaultParagraphFont" style:family="text">
      <style:text-properties style:font-name="Arial" style:font-name-complex="Arial" fo:color="#000000" style:letter-kerning="false"/>
    </style:style>
    <style:style style:name="T205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05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53" style:parent-style-name="DefaultParagraphFont" style:family="text">
      <style:text-properties style:font-name="Arial" style:font-name-complex="Arial" fo:color="#000000" style:letter-kerning="false"/>
    </style:style>
    <style:style style:name="T2054" style:parent-style-name="DefaultParagraphFont" style:family="text">
      <style:text-properties style:font-name="Arial" style:font-name-complex="Arial" fo:color="#000000" style:letter-kerning="false"/>
    </style:style>
    <style:style style:name="T205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5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5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5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205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6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6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06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63" style:parent-style-name="DefaultParagraphFont" style:family="text">
      <style:text-properties style:font-name="Arial" style:font-name-complex="Arial" fo:color="#000000" style:letter-kerning="false"/>
    </style:style>
    <style:style style:name="T206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6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06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67" style:parent-style-name="DefaultParagraphFont" style:family="text">
      <style:text-properties style:font-name="Arial" style:font-name-complex="Arial" fo:color="#000000" style:letter-kerning="false"/>
    </style:style>
    <style:style style:name="T206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07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71" style:parent-style-name="DefaultParagraphFont" style:family="text">
      <style:text-properties style:font-name="Arial" style:font-name-complex="Arial" fo:color="#000000" style:letter-kerning="false"/>
    </style:style>
    <style:style style:name="T207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7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07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75" style:parent-style-name="DefaultParagraphFont" style:family="text">
      <style:text-properties style:font-name="Arial" style:font-name-complex="Arial" fo:color="#000000" style:letter-kerning="false"/>
    </style:style>
    <style:style style:name="T207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7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07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79" style:parent-style-name="DefaultParagraphFont" style:family="text">
      <style:text-properties style:font-name="Arial" style:font-name-complex="Arial" fo:color="#000000" style:letter-kerning="false"/>
    </style:style>
    <style:style style:name="T208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8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08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8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08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8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8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208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8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8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09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91" style:parent-style-name="DefaultParagraphFont" style:family="text">
      <style:text-properties style:font-name="Arial" style:font-name-complex="Arial" fo:color="#000000" style:letter-kerning="false"/>
    </style:style>
    <style:style style:name="T209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09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95" style:parent-style-name="DefaultParagraphFont" style:family="text">
      <style:text-properties style:font-name="Arial" style:font-name-complex="Arial" fo:color="#000000" style:letter-kerning="false"/>
    </style:style>
    <style:style style:name="T209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09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099" style:parent-style-name="DefaultParagraphFont" style:family="text">
      <style:text-properties style:font-name="Arial" style:font-name-complex="Arial" fo:color="#000000" style:letter-kerning="false"/>
    </style:style>
    <style:style style:name="T210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0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10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03" style:parent-style-name="DefaultParagraphFont" style:family="text">
      <style:text-properties style:font-name="Arial" style:font-name-complex="Arial" fo:color="#000000" style:letter-kerning="false"/>
    </style:style>
    <style:style style:name="T210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0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10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07" style:parent-style-name="DefaultParagraphFont" style:family="text">
      <style:text-properties style:font-name="Arial" style:font-name-complex="Arial" fo:color="#000000" style:letter-kerning="false"/>
    </style:style>
    <style:style style:name="T210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0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11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1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11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13" style:parent-style-name="DefaultParagraphFont" style:family="text">
      <style:text-properties style:font-name="Arial" style:font-name-complex="Arial" fo:color="#000000" style:letter-kerning="false"/>
    </style:style>
    <style:style style:name="T211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1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211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1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1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12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21" style:parent-style-name="DefaultParagraphFont" style:family="text">
      <style:text-properties style:font-name="Arial" style:font-name-complex="Arial" fo:color="#000000" style:letter-kerning="false"/>
    </style:style>
    <style:style style:name="T212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2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12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25" style:parent-style-name="DefaultParagraphFont" style:family="text">
      <style:text-properties style:font-name="Arial" style:font-name-complex="Arial" fo:color="#000000" style:letter-kerning="false"/>
    </style:style>
    <style:style style:name="T212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2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12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29" style:parent-style-name="DefaultParagraphFont" style:family="text">
      <style:text-properties style:font-name="Arial" style:font-name-complex="Arial" fo:color="#000000" style:letter-kerning="false"/>
    </style:style>
    <style:style style:name="T213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3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13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33" style:parent-style-name="DefaultParagraphFont" style:family="text">
      <style:text-properties style:font-name="Arial" style:font-name-complex="Arial" fo:color="#000000" style:letter-kerning="false"/>
    </style:style>
    <style:style style:name="T213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3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13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37" style:parent-style-name="DefaultParagraphFont" style:family="text">
      <style:text-properties style:font-name="Arial" style:font-name-complex="Arial" fo:color="#000000" style:letter-kerning="false"/>
    </style:style>
    <style:style style:name="T213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3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14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4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142" style:parent-style-name="DefaultParagraphFont" style:family="text">
      <style:text-properties style:font-name="Arial" style:font-name-complex="Arial" fo:color="#000000" style:letter-kerning="false"/>
    </style:style>
    <style:style style:name="T2143" style:parent-style-name="DefaultParagraphFont" style:family="text">
      <style:text-properties style:font-name="Arial" style:font-name-complex="Arial" fo:color="#000000" style:letter-kerning="false"/>
    </style:style>
    <style:style style:name="T214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4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4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214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4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4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15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51" style:parent-style-name="DefaultParagraphFont" style:family="text">
      <style:text-properties style:font-name="Arial" style:font-name-complex="Arial" fo:color="#000000" style:letter-kerning="false"/>
    </style:style>
    <style:style style:name="T215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5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15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55" style:parent-style-name="DefaultParagraphFont" style:family="text">
      <style:text-properties style:font-name="Arial" style:font-name-complex="Arial" fo:color="#000000" style:letter-kerning="false"/>
    </style:style>
    <style:style style:name="T215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15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59" style:parent-style-name="DefaultParagraphFont" style:family="text">
      <style:text-properties style:font-name="Arial" style:font-name-complex="Arial" fo:color="#000000" style:letter-kerning="false"/>
    </style:style>
    <style:style style:name="T216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6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16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63" style:parent-style-name="DefaultParagraphFont" style:family="text">
      <style:text-properties style:font-name="Arial" style:font-name-complex="Arial" fo:color="#000000" style:letter-kerning="false"/>
    </style:style>
    <style:style style:name="T216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6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16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67" style:parent-style-name="DefaultParagraphFont" style:family="text">
      <style:text-properties style:font-name="Arial" style:font-name-complex="Arial" fo:color="#000000" style:letter-kerning="false"/>
    </style:style>
    <style:style style:name="T216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17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71" style:parent-style-name="DefaultParagraphFont" style:family="text">
      <style:text-properties style:font-name="Arial" style:font-name-complex="Arial" fo:color="#000000" style:letter-kerning="false"/>
    </style:style>
    <style:style style:name="T217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173" style:parent-style-name="DefaultParagraphFont" style:family="text">
      <style:text-properties style:font-name="Arial" style:font-name-complex="Arial" fo:color="#000000" style:letter-kerning="false"/>
    </style:style>
    <style:style style:name="T217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7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76" style:parent-style-name="DefaultParagraphFont" style:family="text">
      <style:text-properties style:font-name="Arial" style:font-name-complex="Arial" fo:color="#000000" style:letter-kerning="false"/>
    </style:style>
    <style:style style:name="T217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7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217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8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8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18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83" style:parent-style-name="DefaultParagraphFont" style:family="text">
      <style:text-properties style:font-name="Arial" style:font-name-complex="Arial" fo:color="#000000" style:letter-kerning="false"/>
    </style:style>
    <style:style style:name="T218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18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87" style:parent-style-name="DefaultParagraphFont" style:family="text">
      <style:text-properties style:font-name="Arial" style:font-name-complex="Arial" fo:color="#000000" style:letter-kerning="false"/>
    </style:style>
    <style:style style:name="T218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8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19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91" style:parent-style-name="DefaultParagraphFont" style:family="text">
      <style:text-properties style:font-name="Arial" style:font-name-complex="Arial" fo:color="#000000" style:letter-kerning="false"/>
    </style:style>
    <style:style style:name="T219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19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95" style:parent-style-name="DefaultParagraphFont" style:family="text">
      <style:text-properties style:font-name="Arial" style:font-name-complex="Arial" fo:color="#000000" style:letter-kerning="false"/>
    </style:style>
    <style:style style:name="T219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19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199" style:parent-style-name="DefaultParagraphFont" style:family="text">
      <style:text-properties style:font-name="Arial" style:font-name-complex="Arial" fo:color="#000000" style:letter-kerning="false"/>
    </style:style>
    <style:style style:name="T220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0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20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03" style:parent-style-name="DefaultParagraphFont" style:family="text">
      <style:text-properties style:font-name="Arial" style:font-name-complex="Arial" fo:color="#000000" style:letter-kerning="false"/>
    </style:style>
    <style:style style:name="T220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205" style:parent-style-name="DefaultParagraphFont" style:family="text">
      <style:text-properties style:font-name="Arial" style:font-name-complex="Arial" fo:color="#000000" style:letter-kerning="false"/>
    </style:style>
    <style:style style:name="T220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0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0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0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1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221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1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1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21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15" style:parent-style-name="DefaultParagraphFont" style:family="text">
      <style:text-properties style:font-name="Arial" style:font-name-complex="Arial" fo:color="#000000" style:letter-kerning="false"/>
    </style:style>
    <style:style style:name="T221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1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21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19" style:parent-style-name="DefaultParagraphFont" style:family="text">
      <style:text-properties style:font-name="Arial" style:font-name-complex="Arial" fo:color="#000000" style:letter-kerning="false"/>
    </style:style>
    <style:style style:name="T222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2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22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23" style:parent-style-name="DefaultParagraphFont" style:family="text">
      <style:text-properties style:font-name="Arial" style:font-name-complex="Arial" fo:color="#000000" style:letter-kerning="false"/>
    </style:style>
    <style:style style:name="T222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2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22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27" style:parent-style-name="DefaultParagraphFont" style:family="text">
      <style:text-properties style:font-name="Arial" style:font-name-complex="Arial" fo:color="#000000" style:letter-kerning="false"/>
    </style:style>
    <style:style style:name="T222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2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23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31" style:parent-style-name="DefaultParagraphFont" style:family="text">
      <style:text-properties style:font-name="Arial" style:font-name-complex="Arial" fo:color="#000000" style:letter-kerning="false"/>
    </style:style>
    <style:style style:name="T223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3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23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3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23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3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3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3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224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4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4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24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45" style:parent-style-name="DefaultParagraphFont" style:family="text">
      <style:text-properties style:font-name="Arial" style:font-name-complex="Arial" fo:color="#000000" style:letter-kerning="false"/>
    </style:style>
    <style:style style:name="T224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4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24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49" style:parent-style-name="DefaultParagraphFont" style:family="text">
      <style:text-properties style:font-name="Arial" style:font-name-complex="Arial" fo:color="#000000" style:letter-kerning="false"/>
    </style:style>
    <style:style style:name="T225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5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25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53" style:parent-style-name="DefaultParagraphFont" style:family="text">
      <style:text-properties style:font-name="Arial" style:font-name-complex="Arial" fo:color="#000000" style:letter-kerning="false"/>
    </style:style>
    <style:style style:name="T225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5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25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57" style:parent-style-name="DefaultParagraphFont" style:family="text">
      <style:text-properties style:font-name="Arial" style:font-name-complex="Arial" fo:color="#000000" style:letter-kerning="false"/>
    </style:style>
    <style:style style:name="T225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5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26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61" style:parent-style-name="DefaultParagraphFont" style:family="text">
      <style:text-properties style:font-name="Arial" style:font-name-complex="Arial" fo:color="#000000" style:letter-kerning="false"/>
    </style:style>
    <style:style style:name="T226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6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26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6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26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6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6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227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7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7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27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74" style:parent-style-name="DefaultParagraphFont" style:family="text">
      <style:text-properties style:font-name="Arial" style:font-name-complex="Arial" fo:color="#000000" style:letter-kerning="false"/>
    </style:style>
    <style:style style:name="T227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7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27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78" style:parent-style-name="DefaultParagraphFont" style:family="text">
      <style:text-properties style:font-name="Arial" style:font-name-complex="Arial" fo:color="#000000" style:letter-kerning="false"/>
    </style:style>
    <style:style style:name="T227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8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28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82" style:parent-style-name="DefaultParagraphFont" style:family="text">
      <style:text-properties style:font-name="Arial" style:font-name-complex="Arial" fo:color="#000000" style:letter-kerning="false"/>
    </style:style>
    <style:style style:name="T228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8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28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86" style:parent-style-name="DefaultParagraphFont" style:family="text">
      <style:text-properties style:font-name="Arial" style:font-name-complex="Arial" fo:color="#000000" style:letter-kerning="false"/>
    </style:style>
    <style:style style:name="T228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8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28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90" style:parent-style-name="DefaultParagraphFont" style:family="text">
      <style:text-properties style:font-name="Arial" style:font-name-complex="Arial" fo:color="#000000" style:letter-kerning="false"/>
    </style:style>
    <style:style style:name="T229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9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29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9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29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9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229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29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0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30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02" style:parent-style-name="DefaultParagraphFont" style:family="text">
      <style:text-properties style:font-name="Arial" style:font-name-complex="Arial" fo:color="#000000" style:letter-kerning="false"/>
    </style:style>
    <style:style style:name="T230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0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30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06" style:parent-style-name="DefaultParagraphFont" style:family="text">
      <style:text-properties style:font-name="Arial" style:font-name-complex="Arial" fo:color="#000000" style:letter-kerning="false"/>
    </style:style>
    <style:style style:name="T230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30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10" style:parent-style-name="DefaultParagraphFont" style:family="text">
      <style:text-properties style:font-name="Arial" style:font-name-complex="Arial" fo:color="#000000" style:letter-kerning="false"/>
    </style:style>
    <style:style style:name="T231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1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31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14" style:parent-style-name="DefaultParagraphFont" style:family="text">
      <style:text-properties style:font-name="Arial" style:font-name-complex="Arial" fo:color="#000000" style:letter-kerning="false"/>
    </style:style>
    <style:style style:name="T231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31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18" style:parent-style-name="DefaultParagraphFont" style:family="text">
      <style:text-properties style:font-name="Arial" style:font-name-complex="Arial" fo:color="#000000" style:letter-kerning="false"/>
    </style:style>
    <style:style style:name="T231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32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2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32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2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2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232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2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32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30" style:parent-style-name="DefaultParagraphFont" style:family="text">
      <style:text-properties style:font-name="Arial" style:font-name-complex="Arial" fo:color="#000000" style:letter-kerning="false"/>
    </style:style>
    <style:style style:name="T233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33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34" style:parent-style-name="DefaultParagraphFont" style:family="text">
      <style:text-properties style:font-name="Arial" style:font-name-complex="Arial" fo:color="#000000" style:letter-kerning="false"/>
    </style:style>
    <style:style style:name="T233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3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33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38" style:parent-style-name="DefaultParagraphFont" style:family="text">
      <style:text-properties style:font-name="Arial" style:font-name-complex="Arial" fo:color="#000000" style:letter-kerning="false"/>
    </style:style>
    <style:style style:name="T233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4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34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42" style:parent-style-name="DefaultParagraphFont" style:family="text">
      <style:text-properties style:font-name="Arial" style:font-name-complex="Arial" fo:color="#000000" style:letter-kerning="false"/>
    </style:style>
    <style:style style:name="T234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4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34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46" style:parent-style-name="DefaultParagraphFont" style:family="text">
      <style:text-properties style:font-name="Arial" style:font-name-complex="Arial" fo:color="#000000" style:letter-kerning="false"/>
    </style:style>
    <style:style style:name="T234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4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34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50" style:parent-style-name="DefaultParagraphFont" style:family="text">
      <style:text-properties style:font-name="Arial" style:font-name-complex="Arial" fo:color="#000000" style:letter-kerning="false"/>
    </style:style>
    <style:style style:name="T235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35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5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5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5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235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5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5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35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60" style:parent-style-name="DefaultParagraphFont" style:family="text">
      <style:text-properties style:font-name="Arial" style:font-name-complex="Arial" fo:color="#000000" style:letter-kerning="false"/>
    </style:style>
    <style:style style:name="T236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6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36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64" style:parent-style-name="DefaultParagraphFont" style:family="text">
      <style:text-properties style:font-name="Arial" style:font-name-complex="Arial" fo:color="#000000" style:letter-kerning="false"/>
    </style:style>
    <style:style style:name="T236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36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68" style:parent-style-name="DefaultParagraphFont" style:family="text">
      <style:text-properties style:font-name="Arial" style:font-name-complex="Arial" fo:color="#000000" style:letter-kerning="false"/>
    </style:style>
    <style:style style:name="T236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7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37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72" style:parent-style-name="DefaultParagraphFont" style:family="text">
      <style:text-properties style:font-name="Arial" style:font-name-complex="Arial" fo:color="#000000" style:letter-kerning="false"/>
    </style:style>
    <style:style style:name="T237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7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37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76" style:parent-style-name="DefaultParagraphFont" style:family="text">
      <style:text-properties style:font-name="Arial" style:font-name-complex="Arial" fo:color="#000000" style:letter-kerning="false"/>
    </style:style>
    <style:style style:name="T237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7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37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8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38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8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8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238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8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8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38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88" style:parent-style-name="DefaultParagraphFont" style:family="text">
      <style:text-properties style:font-name="Arial" style:font-name-complex="Arial" fo:color="#000000" style:letter-kerning="false"/>
    </style:style>
    <style:style style:name="T238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9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39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92" style:parent-style-name="DefaultParagraphFont" style:family="text">
      <style:text-properties style:font-name="Arial" style:font-name-complex="Arial" fo:color="#000000" style:letter-kerning="false"/>
    </style:style>
    <style:style style:name="T239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9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39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96" style:parent-style-name="DefaultParagraphFont" style:family="text">
      <style:text-properties style:font-name="Arial" style:font-name-complex="Arial" fo:color="#000000" style:letter-kerning="false"/>
    </style:style>
    <style:style style:name="T239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39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39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00" style:parent-style-name="DefaultParagraphFont" style:family="text">
      <style:text-properties style:font-name="Arial" style:font-name-complex="Arial" fo:color="#000000" style:letter-kerning="false"/>
    </style:style>
    <style:style style:name="T240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0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40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04" style:parent-style-name="DefaultParagraphFont" style:family="text">
      <style:text-properties style:font-name="Arial" style:font-name-complex="Arial" fo:color="#000000" style:letter-kerning="false"/>
    </style:style>
    <style:style style:name="T240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0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40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40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1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11" style:parent-style-name="DefaultParagraphFont" style:family="text">
      <style:text-properties style:font-name="Arial" style:font-name-complex="Arial" fo:color="#000000" style:letter-kerning="false"/>
    </style:style>
    <style:style style:name="T241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1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241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1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41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18" style:parent-style-name="DefaultParagraphFont" style:family="text">
      <style:text-properties style:font-name="Arial" style:font-name-complex="Arial" fo:color="#000000" style:letter-kerning="false"/>
    </style:style>
    <style:style style:name="T241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42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22" style:parent-style-name="DefaultParagraphFont" style:family="text">
      <style:text-properties style:font-name="Arial" style:font-name-complex="Arial" fo:color="#000000" style:letter-kerning="false"/>
    </style:style>
    <style:style style:name="T242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2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42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26" style:parent-style-name="DefaultParagraphFont" style:family="text">
      <style:text-properties style:font-name="Arial" style:font-name-complex="Arial" fo:color="#000000" style:letter-kerning="false"/>
    </style:style>
    <style:style style:name="T242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42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30" style:parent-style-name="DefaultParagraphFont" style:family="text">
      <style:text-properties style:font-name="Arial" style:font-name-complex="Arial" fo:color="#000000" style:letter-kerning="false"/>
    </style:style>
    <style:style style:name="T243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43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34" style:parent-style-name="DefaultParagraphFont" style:family="text">
      <style:text-properties style:font-name="Arial" style:font-name-complex="Arial" fo:color="#000000" style:letter-kerning="false"/>
    </style:style>
    <style:style style:name="T243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3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43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3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439" style:parent-style-name="DefaultParagraphFont" style:family="text">
      <style:text-properties style:font-name="Arial" style:font-name-complex="Arial" fo:color="#000000" style:letter-kerning="false"/>
    </style:style>
    <style:style style:name="T2440" style:parent-style-name="DefaultParagraphFont" style:family="text">
      <style:text-properties style:font-name="Arial" style:font-name-complex="Arial" fo:color="#000000" style:letter-kerning="false"/>
    </style:style>
    <style:style style:name="T244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4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4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244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4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4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44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48" style:parent-style-name="DefaultParagraphFont" style:family="text">
      <style:text-properties style:font-name="Arial" style:font-name-complex="Arial" fo:color="#000000" style:letter-kerning="false"/>
    </style:style>
    <style:style style:name="T244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5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45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52" style:parent-style-name="DefaultParagraphFont" style:family="text">
      <style:text-properties style:font-name="Arial" style:font-name-complex="Arial" fo:color="#000000" style:letter-kerning="false"/>
    </style:style>
    <style:style style:name="T245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5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45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56" style:parent-style-name="DefaultParagraphFont" style:family="text">
      <style:text-properties style:font-name="Arial" style:font-name-complex="Arial" fo:color="#000000" style:letter-kerning="false"/>
    </style:style>
    <style:style style:name="T245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5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45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60" style:parent-style-name="DefaultParagraphFont" style:family="text">
      <style:text-properties style:font-name="Arial" style:font-name-complex="Arial" fo:color="#000000" style:letter-kerning="false"/>
    </style:style>
    <style:style style:name="T246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6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46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64" style:parent-style-name="DefaultParagraphFont" style:family="text">
      <style:text-properties style:font-name="Arial" style:font-name-complex="Arial" fo:color="#000000" style:letter-kerning="false"/>
    </style:style>
    <style:style style:name="T246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46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6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46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70" style:parent-style-name="DefaultParagraphFont" style:family="text">
      <style:text-properties style:font-name="Arial" style:font-name-complex="Arial" fo:color="#000000" style:letter-kerning="false"/>
    </style:style>
    <style:style style:name="T2471" style:parent-style-name="DefaultParagraphFont" style:family="text">
      <style:text-properties style:font-name="Arial" style:font-name-complex="Arial" fo:color="#000000" style:letter-kerning="false"/>
    </style:style>
    <style:style style:name="T2472" style:parent-style-name="DefaultParagraphFont" style:family="text">
      <style:text-properties style:font-name="Arial" style:font-name-complex="Arial" fo:color="#000000" style:letter-kerning="false"/>
    </style:style>
    <style:style style:name="T247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7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247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7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7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47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79" style:parent-style-name="DefaultParagraphFont" style:family="text">
      <style:text-properties style:font-name="Arial" style:font-name-complex="Arial" fo:color="#000000" style:letter-kerning="false"/>
    </style:style>
    <style:style style:name="T248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8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48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83" style:parent-style-name="DefaultParagraphFont" style:family="text">
      <style:text-properties style:font-name="Arial" style:font-name-complex="Arial" fo:color="#000000" style:letter-kerning="false"/>
    </style:style>
    <style:style style:name="T248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48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87" style:parent-style-name="DefaultParagraphFont" style:family="text">
      <style:text-properties style:font-name="Arial" style:font-name-complex="Arial" fo:color="#000000" style:letter-kerning="false"/>
    </style:style>
    <style:style style:name="T248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8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49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91" style:parent-style-name="DefaultParagraphFont" style:family="text">
      <style:text-properties style:font-name="Arial" style:font-name-complex="Arial" fo:color="#000000" style:letter-kerning="false"/>
    </style:style>
    <style:style style:name="T249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49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95" style:parent-style-name="DefaultParagraphFont" style:family="text">
      <style:text-properties style:font-name="Arial" style:font-name-complex="Arial" fo:color="#000000" style:letter-kerning="false"/>
    </style:style>
    <style:style style:name="T249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49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49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50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0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0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250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0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0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50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07" style:parent-style-name="DefaultParagraphFont" style:family="text">
      <style:text-properties style:font-name="Arial" style:font-name-complex="Arial" fo:color="#000000" style:letter-kerning="false"/>
    </style:style>
    <style:style style:name="T250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0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51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11" style:parent-style-name="DefaultParagraphFont" style:family="text">
      <style:text-properties style:font-name="Arial" style:font-name-complex="Arial" fo:color="#000000" style:letter-kerning="false"/>
    </style:style>
    <style:style style:name="T251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1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51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15" style:parent-style-name="DefaultParagraphFont" style:family="text">
      <style:text-properties style:font-name="Arial" style:font-name-complex="Arial" fo:color="#000000" style:letter-kerning="false"/>
    </style:style>
    <style:style style:name="T251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1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51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19" style:parent-style-name="DefaultParagraphFont" style:family="text">
      <style:text-properties style:font-name="Arial" style:font-name-complex="Arial" fo:color="#000000" style:letter-kerning="false"/>
    </style:style>
    <style:style style:name="T252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2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52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23" style:parent-style-name="DefaultParagraphFont" style:family="text">
      <style:text-properties style:font-name="Arial" style:font-name-complex="Arial" fo:color="#000000" style:letter-kerning="false"/>
    </style:style>
    <style:style style:name="T252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2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52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2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52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2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253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3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3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53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35" style:parent-style-name="DefaultParagraphFont" style:family="text">
      <style:text-properties style:font-name="Arial" style:font-name-complex="Arial" fo:color="#000000" style:letter-kerning="false"/>
    </style:style>
    <style:style style:name="T253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3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53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39" style:parent-style-name="DefaultParagraphFont" style:family="text">
      <style:text-properties style:font-name="Arial" style:font-name-complex="Arial" fo:color="#000000" style:letter-kerning="false"/>
    </style:style>
    <style:style style:name="T254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4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54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43" style:parent-style-name="DefaultParagraphFont" style:family="text">
      <style:text-properties style:font-name="Arial" style:font-name-complex="Arial" fo:color="#000000" style:letter-kerning="false"/>
    </style:style>
    <style:style style:name="T254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4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54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47" style:parent-style-name="DefaultParagraphFont" style:family="text">
      <style:text-properties style:font-name="Arial" style:font-name-complex="Arial" fo:color="#000000" style:letter-kerning="false"/>
    </style:style>
    <style:style style:name="T254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4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55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51" style:parent-style-name="DefaultParagraphFont" style:family="text">
      <style:text-properties style:font-name="Arial" style:font-name-complex="Arial" fo:color="#000000" style:letter-kerning="false"/>
    </style:style>
    <style:style style:name="T255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5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55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5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55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5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58" style:parent-style-name="DefaultParagraphFont" style:family="text">
      <style:text-properties style:font-name="Arial" style:font-name-complex="Arial" fo:color="#000000" style:letter-kerning="false"/>
    </style:style>
    <style:style style:name="T2559" style:parent-style-name="DefaultParagraphFont" style:family="text">
      <style:text-properties style:font-name="Arial" style:font-name-complex="Arial" fo:color="#000000" style:letter-kerning="false"/>
    </style:style>
    <style:style style:name="T256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6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256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6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6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56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66" style:parent-style-name="DefaultParagraphFont" style:family="text">
      <style:text-properties style:font-name="Arial" style:font-name-complex="Arial" fo:color="#000000" style:letter-kerning="false"/>
    </style:style>
    <style:style style:name="T256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6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56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70" style:parent-style-name="DefaultParagraphFont" style:family="text">
      <style:text-properties style:font-name="Arial" style:font-name-complex="Arial" fo:color="#000000" style:letter-kerning="false"/>
    </style:style>
    <style:style style:name="T257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7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57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74" style:parent-style-name="DefaultParagraphFont" style:family="text">
      <style:text-properties style:font-name="Arial" style:font-name-complex="Arial" fo:color="#000000" style:letter-kerning="false"/>
    </style:style>
    <style:style style:name="T257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7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57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78" style:parent-style-name="DefaultParagraphFont" style:family="text">
      <style:text-properties style:font-name="Arial" style:font-name-complex="Arial" fo:color="#000000" style:letter-kerning="false"/>
    </style:style>
    <style:style style:name="T257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8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58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82" style:parent-style-name="DefaultParagraphFont" style:family="text">
      <style:text-properties style:font-name="Arial" style:font-name-complex="Arial" fo:color="#000000" style:letter-kerning="false"/>
    </style:style>
    <style:style style:name="T258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8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58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8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58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8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8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259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9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9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59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94" style:parent-style-name="DefaultParagraphFont" style:family="text">
      <style:text-properties style:font-name="Arial" style:font-name-complex="Arial" fo:color="#000000" style:letter-kerning="false"/>
    </style:style>
    <style:style style:name="T259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9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59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598" style:parent-style-name="DefaultParagraphFont" style:family="text">
      <style:text-properties style:font-name="Arial" style:font-name-complex="Arial" fo:color="#000000" style:letter-kerning="false"/>
    </style:style>
    <style:style style:name="T259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0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60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02" style:parent-style-name="DefaultParagraphFont" style:family="text">
      <style:text-properties style:font-name="Arial" style:font-name-complex="Arial" fo:color="#000000" style:letter-kerning="false"/>
    </style:style>
    <style:style style:name="T260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0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60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06" style:parent-style-name="DefaultParagraphFont" style:family="text">
      <style:text-properties style:font-name="Arial" style:font-name-complex="Arial" fo:color="#000000" style:letter-kerning="false"/>
    </style:style>
    <style:style style:name="T260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60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10" style:parent-style-name="DefaultParagraphFont" style:family="text">
      <style:text-properties style:font-name="Arial" style:font-name-complex="Arial" fo:color="#000000" style:letter-kerning="false"/>
    </style:style>
    <style:style style:name="T261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1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61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1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61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16" style:parent-style-name="DefaultParagraphFont" style:family="text">
      <style:text-properties style:font-name="Arial" style:font-name-complex="Arial" fo:color="#000000" style:letter-kerning="false"/>
    </style:style>
    <style:style style:name="T2617" style:parent-style-name="DefaultParagraphFont" style:family="text">
      <style:text-properties style:font-name="Arial" style:font-name-complex="Arial" fo:color="#000000" style:letter-kerning="false"/>
    </style:style>
    <style:style style:name="T2618" style:parent-style-name="DefaultParagraphFont" style:family="text">
      <style:text-properties style:font-name="Arial" style:font-name-complex="Arial" fo:color="#000000" style:letter-kerning="false"/>
    </style:style>
    <style:style style:name="T261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2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262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2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2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2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62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26" style:parent-style-name="DefaultParagraphFont" style:family="text">
      <style:text-properties style:font-name="Arial" style:font-name-complex="Arial" fo:color="#000000" style:letter-kerning="false"/>
    </style:style>
    <style:style style:name="T262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62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30" style:parent-style-name="DefaultParagraphFont" style:family="text">
      <style:text-properties style:font-name="Arial" style:font-name-complex="Arial" fo:color="#000000" style:letter-kerning="false"/>
    </style:style>
    <style:style style:name="T263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63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34" style:parent-style-name="DefaultParagraphFont" style:family="text">
      <style:text-properties style:font-name="Arial" style:font-name-complex="Arial" fo:color="#000000" style:letter-kerning="false"/>
    </style:style>
    <style:style style:name="T2635" style:parent-style-name="DefaultParagraphFont" style:family="text">
      <style:text-properties style:font-name="Arial" style:font-name-complex="Arial" fo:color="#000000" style:letter-kerning="false"/>
    </style:style>
    <style:style style:name="T2636" style:parent-style-name="DefaultParagraphFont" style:family="text">
      <style:text-properties style:font-name="Arial" style:font-name-complex="Arial" fo:color="#000000" style:letter-kerning="false"/>
    </style:style>
    <style:style style:name="T263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3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63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40" style:parent-style-name="DefaultParagraphFont" style:family="text">
      <style:text-properties style:font-name="Arial" style:font-name-complex="Arial" fo:color="#000000" style:letter-kerning="false"/>
    </style:style>
    <style:style style:name="T264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4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64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44" style:parent-style-name="DefaultParagraphFont" style:family="text">
      <style:text-properties style:font-name="Arial" style:font-name-complex="Arial" fo:color="#000000" style:letter-kerning="false"/>
    </style:style>
    <style:style style:name="T264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4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64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4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64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50" style:parent-style-name="DefaultParagraphFont" style:family="text">
      <style:text-properties style:font-name="Arial" style:font-name-complex="Arial" fo:color="#000000" style:letter-kerning="false"/>
    </style:style>
    <style:style style:name="T2651" style:parent-style-name="DefaultParagraphFont" style:family="text">
      <style:text-properties style:font-name="Arial" style:font-name-complex="Arial" fo:color="#000000" style:letter-kerning="false"/>
    </style:style>
    <style:style style:name="T265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5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265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5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5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5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65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59" style:parent-style-name="DefaultParagraphFont" style:family="text">
      <style:text-properties style:font-name="Arial" style:font-name-complex="Arial" fo:color="#000000" style:letter-kerning="false"/>
    </style:style>
    <style:style style:name="T266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6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66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63" style:parent-style-name="DefaultParagraphFont" style:family="text">
      <style:text-properties style:font-name="Arial" style:font-name-complex="Arial" fo:color="#000000" style:letter-kerning="false"/>
    </style:style>
    <style:style style:name="T266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6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66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67" style:parent-style-name="DefaultParagraphFont" style:family="text">
      <style:text-properties style:font-name="Arial" style:font-name-complex="Arial" fo:color="#000000" style:letter-kerning="false"/>
    </style:style>
    <style:style style:name="T266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6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67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71" style:parent-style-name="DefaultParagraphFont" style:family="text">
      <style:text-properties style:font-name="Arial" style:font-name-complex="Arial" fo:color="#000000" style:letter-kerning="false"/>
    </style:style>
    <style:style style:name="T267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7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67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75" style:parent-style-name="DefaultParagraphFont" style:family="text">
      <style:text-properties style:font-name="Arial" style:font-name-complex="Arial" fo:color="#000000" style:letter-kerning="false"/>
    </style:style>
    <style:style style:name="T267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7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67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79" style:parent-style-name="DefaultParagraphFont" style:family="text">
      <style:text-properties style:font-name="Arial" style:font-name-complex="Arial" fo:color="#000000" style:letter-kerning="false"/>
    </style:style>
    <style:style style:name="T268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68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82" style:parent-style-name="DefaultParagraphFont" style:family="text">
      <style:text-properties style:font-name="Arial" style:font-name-complex="Arial" fo:color="#000000" style:letter-kerning="false"/>
    </style:style>
    <style:style style:name="T2683" style:parent-style-name="DefaultParagraphFont" style:family="text">
      <style:text-properties style:font-name="Arial" style:font-name-complex="Arial" fo:color="#000000" style:letter-kerning="false"/>
    </style:style>
    <style:style style:name="T268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268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8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8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8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69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91" style:parent-style-name="DefaultParagraphFont" style:family="text">
      <style:text-properties style:font-name="Arial" style:font-name-complex="Arial" fo:color="#000000" style:letter-kerning="false"/>
    </style:style>
    <style:style style:name="T269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69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95" style:parent-style-name="DefaultParagraphFont" style:family="text">
      <style:text-properties style:font-name="Arial" style:font-name-complex="Arial" fo:color="#000000" style:letter-kerning="false"/>
    </style:style>
    <style:style style:name="T269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69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699" style:parent-style-name="DefaultParagraphFont" style:family="text">
      <style:text-properties style:font-name="Arial" style:font-name-complex="Arial" fo:color="#000000" style:letter-kerning="false"/>
    </style:style>
    <style:style style:name="T270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0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70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03" style:parent-style-name="DefaultParagraphFont" style:family="text">
      <style:text-properties style:font-name="Arial" style:font-name-complex="Arial" fo:color="#000000" style:letter-kerning="false"/>
    </style:style>
    <style:style style:name="T270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0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70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07" style:parent-style-name="DefaultParagraphFont" style:family="text">
      <style:text-properties style:font-name="Arial" style:font-name-complex="Arial" fo:color="#000000" style:letter-kerning="false"/>
    </style:style>
    <style:style style:name="T270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0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71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11" style:parent-style-name="DefaultParagraphFont" style:family="text">
      <style:text-properties style:font-name="Arial" style:font-name-complex="Arial" fo:color="#000000" style:letter-kerning="false"/>
    </style:style>
    <style:style style:name="T271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71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1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1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271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1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1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71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20" style:parent-style-name="DefaultParagraphFont" style:family="text">
      <style:text-properties style:font-name="Arial" style:font-name-complex="Arial" fo:color="#000000" style:letter-kerning="false"/>
    </style:style>
    <style:style style:name="T272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2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72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24" style:parent-style-name="DefaultParagraphFont" style:family="text">
      <style:text-properties style:font-name="Arial" style:font-name-complex="Arial" fo:color="#000000" style:letter-kerning="false"/>
    </style:style>
    <style:style style:name="T272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72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28" style:parent-style-name="DefaultParagraphFont" style:family="text">
      <style:text-properties style:font-name="Arial" style:font-name-complex="Arial" fo:color="#000000" style:letter-kerning="false"/>
    </style:style>
    <style:style style:name="T272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73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32" style:parent-style-name="DefaultParagraphFont" style:family="text">
      <style:text-properties style:font-name="Arial" style:font-name-complex="Arial" fo:color="#000000" style:letter-kerning="false"/>
    </style:style>
    <style:style style:name="T273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3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73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36" style:parent-style-name="DefaultParagraphFont" style:family="text">
      <style:text-properties style:font-name="Arial" style:font-name-complex="Arial" fo:color="#000000" style:letter-kerning="false"/>
    </style:style>
    <style:style style:name="T273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3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73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40" style:parent-style-name="DefaultParagraphFont" style:family="text">
      <style:text-properties style:font-name="Arial" style:font-name-complex="Arial" fo:color="#000000" style:letter-kerning="false"/>
    </style:style>
    <style:style style:name="T274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74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4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4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274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4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4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74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49" style:parent-style-name="DefaultParagraphFont" style:family="text">
      <style:text-properties style:font-name="Arial" style:font-name-complex="Arial" fo:color="#000000" style:letter-kerning="false"/>
    </style:style>
    <style:style style:name="T275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5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75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53" style:parent-style-name="DefaultParagraphFont" style:family="text">
      <style:text-properties style:font-name="Arial" style:font-name-complex="Arial" fo:color="#000000" style:letter-kerning="false"/>
    </style:style>
    <style:style style:name="T275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5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75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57" style:parent-style-name="DefaultParagraphFont" style:family="text">
      <style:text-properties style:font-name="Arial" style:font-name-complex="Arial" fo:color="#000000" style:letter-kerning="false"/>
    </style:style>
    <style:style style:name="T275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5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76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61" style:parent-style-name="DefaultParagraphFont" style:family="text">
      <style:text-properties style:font-name="Arial" style:font-name-complex="Arial" fo:color="#000000" style:letter-kerning="false"/>
    </style:style>
    <style:style style:name="T276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6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76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65" style:parent-style-name="DefaultParagraphFont" style:family="text">
      <style:text-properties style:font-name="Arial" style:font-name-complex="Arial" fo:color="#000000" style:letter-kerning="false"/>
    </style:style>
    <style:style style:name="T276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6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76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69" style:parent-style-name="DefaultParagraphFont" style:family="text">
      <style:text-properties style:font-name="Arial" style:font-name-complex="Arial" fo:color="#000000" style:letter-kerning="false"/>
    </style:style>
    <style:style style:name="T277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77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72" style:parent-style-name="DefaultParagraphFont" style:family="text">
      <style:text-properties style:font-name="Arial" style:font-name-complex="Arial" fo:color="#000000" style:letter-kerning="false"/>
    </style:style>
    <style:style style:name="T277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7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7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277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7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7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7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78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81" style:parent-style-name="DefaultParagraphFont" style:family="text">
      <style:text-properties style:font-name="Arial" style:font-name-complex="Arial" fo:color="#000000" style:letter-kerning="false"/>
    </style:style>
    <style:style style:name="T278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8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78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85" style:parent-style-name="DefaultParagraphFont" style:family="text">
      <style:text-properties style:font-name="Arial" style:font-name-complex="Arial" fo:color="#000000" style:letter-kerning="false"/>
    </style:style>
    <style:style style:name="T278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8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78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89" style:parent-style-name="DefaultParagraphFont" style:family="text">
      <style:text-properties style:font-name="Arial" style:font-name-complex="Arial" fo:color="#000000" style:letter-kerning="false"/>
    </style:style>
    <style:style style:name="T279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9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79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93" style:parent-style-name="DefaultParagraphFont" style:family="text">
      <style:text-properties style:font-name="Arial" style:font-name-complex="Arial" fo:color="#000000" style:letter-kerning="false"/>
    </style:style>
    <style:style style:name="T279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9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79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97" style:parent-style-name="DefaultParagraphFont" style:family="text">
      <style:text-properties style:font-name="Arial" style:font-name-complex="Arial" fo:color="#000000" style:letter-kerning="false"/>
    </style:style>
    <style:style style:name="T279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79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80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01" style:parent-style-name="DefaultParagraphFont" style:family="text">
      <style:text-properties style:font-name="Arial" style:font-name-complex="Arial" fo:color="#000000" style:letter-kerning="false"/>
    </style:style>
    <style:style style:name="T280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803" style:parent-style-name="DefaultParagraphFont" style:family="text">
      <style:text-properties style:font-name="Arial" style:font-name-complex="Arial" fo:color="#000000" style:letter-kerning="false"/>
    </style:style>
    <style:style style:name="T2804" style:parent-style-name="DefaultParagraphFont" style:family="text">
      <style:text-properties style:font-name="Arial" style:font-name-complex="Arial" fo:color="#000000" style:letter-kerning="false"/>
    </style:style>
    <style:style style:name="T280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0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0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280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0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1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81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12" style:parent-style-name="DefaultParagraphFont" style:family="text">
      <style:text-properties style:font-name="Arial" style:font-name-complex="Arial" fo:color="#000000" style:letter-kerning="false"/>
    </style:style>
    <style:style style:name="T281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1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81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16" style:parent-style-name="DefaultParagraphFont" style:family="text">
      <style:text-properties style:font-name="Arial" style:font-name-complex="Arial" fo:color="#000000" style:letter-kerning="false"/>
    </style:style>
    <style:style style:name="T281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1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81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20" style:parent-style-name="DefaultParagraphFont" style:family="text">
      <style:text-properties style:font-name="Arial" style:font-name-complex="Arial" fo:color="#000000" style:letter-kerning="false"/>
    </style:style>
    <style:style style:name="T282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2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82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24" style:parent-style-name="DefaultParagraphFont" style:family="text">
      <style:text-properties style:font-name="Arial" style:font-name-complex="Arial" fo:color="#000000" style:letter-kerning="false"/>
    </style:style>
    <style:style style:name="T282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82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28" style:parent-style-name="DefaultParagraphFont" style:family="text">
      <style:text-properties style:font-name="Arial" style:font-name-complex="Arial" fo:color="#000000" style:letter-kerning="false"/>
    </style:style>
    <style:style style:name="T282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3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83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32" style:parent-style-name="DefaultParagraphFont" style:family="text">
      <style:text-properties style:font-name="Arial" style:font-name-complex="Arial" fo:color="#000000" style:letter-kerning="false"/>
    </style:style>
    <style:style style:name="T283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3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3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283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3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3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83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40" style:parent-style-name="DefaultParagraphFont" style:family="text">
      <style:text-properties style:font-name="Arial" style:font-name-complex="Arial" fo:color="#000000" style:letter-kerning="false"/>
    </style:style>
    <style:style style:name="T284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4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84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44" style:parent-style-name="DefaultParagraphFont" style:family="text">
      <style:text-properties style:font-name="Arial" style:font-name-complex="Arial" fo:color="#000000" style:letter-kerning="false"/>
    </style:style>
    <style:style style:name="T284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4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84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48" style:parent-style-name="DefaultParagraphFont" style:family="text">
      <style:text-properties style:font-name="Arial" style:font-name-complex="Arial" fo:color="#000000" style:letter-kerning="false"/>
    </style:style>
    <style:style style:name="T284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5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85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52" style:parent-style-name="DefaultParagraphFont" style:family="text">
      <style:text-properties style:font-name="Arial" style:font-name-complex="Arial" fo:color="#000000" style:letter-kerning="false"/>
    </style:style>
    <style:style style:name="T285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5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85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56" style:parent-style-name="DefaultParagraphFont" style:family="text">
      <style:text-properties style:font-name="Arial" style:font-name-complex="Arial" fo:color="#000000" style:letter-kerning="false"/>
    </style:style>
    <style:style style:name="T285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5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85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60" style:parent-style-name="DefaultParagraphFont" style:family="text">
      <style:text-properties style:font-name="Arial" style:font-name-complex="Arial" fo:color="#000000" style:letter-kerning="false"/>
    </style:style>
    <style:style style:name="T286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86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6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6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286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6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6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86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69" style:parent-style-name="DefaultParagraphFont" style:family="text">
      <style:text-properties style:font-name="Arial" style:font-name-complex="Arial" fo:color="#000000" style:letter-kerning="false"/>
    </style:style>
    <style:style style:name="T287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7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87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73" style:parent-style-name="DefaultParagraphFont" style:family="text">
      <style:text-properties style:font-name="Arial" style:font-name-complex="Arial" fo:color="#000000" style:letter-kerning="false"/>
    </style:style>
    <style:style style:name="T287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7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87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77" style:parent-style-name="DefaultParagraphFont" style:family="text">
      <style:text-properties style:font-name="Arial" style:font-name-complex="Arial" fo:color="#000000" style:letter-kerning="false"/>
    </style:style>
    <style:style style:name="T287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7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88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81" style:parent-style-name="DefaultParagraphFont" style:family="text">
      <style:text-properties style:font-name="Arial" style:font-name-complex="Arial" fo:color="#000000" style:letter-kerning="false"/>
    </style:style>
    <style:style style:name="T288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8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88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85" style:parent-style-name="DefaultParagraphFont" style:family="text">
      <style:text-properties style:font-name="Arial" style:font-name-complex="Arial" fo:color="#000000" style:letter-kerning="false"/>
    </style:style>
    <style:style style:name="T288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8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88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89" style:parent-style-name="DefaultParagraphFont" style:family="text">
      <style:text-properties style:font-name="Arial" style:font-name-complex="Arial" fo:color="#000000" style:letter-kerning="false"/>
    </style:style>
    <style:style style:name="T289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P2891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289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P2893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289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P2895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289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89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898" style:parent-style-name="DefaultParagraphFont" style:family="text">
      <style:text-properties style:font-name="Arial" style:font-name-complex="Arial" fo:color="#000000" style:letter-kerning="false"/>
    </style:style>
    <style:style style:name="T289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0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90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02" style:parent-style-name="DefaultParagraphFont" style:family="text">
      <style:text-properties style:font-name="Arial" style:font-name-complex="Arial" fo:color="#000000" style:letter-kerning="false"/>
    </style:style>
    <style:style style:name="T290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0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90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06" style:parent-style-name="DefaultParagraphFont" style:family="text">
      <style:text-properties style:font-name="Arial" style:font-name-complex="Arial" fo:color="#000000" style:letter-kerning="false"/>
    </style:style>
    <style:style style:name="T290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0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90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10" style:parent-style-name="DefaultParagraphFont" style:family="text">
      <style:text-properties style:font-name="Arial" style:font-name-complex="Arial" fo:color="#000000" style:letter-kerning="false"/>
    </style:style>
    <style:style style:name="T291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1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91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14" style:parent-style-name="DefaultParagraphFont" style:family="text">
      <style:text-properties style:font-name="Arial" style:font-name-complex="Arial" fo:color="#000000" style:letter-kerning="false"/>
    </style:style>
    <style:style style:name="T291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1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91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18" style:parent-style-name="DefaultParagraphFont" style:family="text">
      <style:text-properties style:font-name="Arial" style:font-name-complex="Arial" fo:color="#000000" style:letter-kerning="false"/>
    </style:style>
    <style:style style:name="T291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P2920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292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P2922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292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92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25" style:parent-style-name="DefaultParagraphFont" style:family="text">
      <style:text-properties style:font-name="Arial" style:font-name-complex="Arial" fo:color="#000000" style:letter-kerning="false"/>
    </style:style>
    <style:style style:name="T292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2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92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29" style:parent-style-name="DefaultParagraphFont" style:family="text">
      <style:text-properties style:font-name="Arial" style:font-name-complex="Arial" fo:color="#000000" style:letter-kerning="false"/>
    </style:style>
    <style:style style:name="T293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3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93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33" style:parent-style-name="DefaultParagraphFont" style:family="text">
      <style:text-properties style:font-name="Arial" style:font-name-complex="Arial" fo:color="#000000" style:letter-kerning="false"/>
    </style:style>
    <style:style style:name="T293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3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93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37" style:parent-style-name="DefaultParagraphFont" style:family="text">
      <style:text-properties style:font-name="Arial" style:font-name-complex="Arial" fo:color="#000000" style:letter-kerning="false"/>
    </style:style>
    <style:style style:name="T293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3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94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41" style:parent-style-name="DefaultParagraphFont" style:family="text">
      <style:text-properties style:font-name="Arial" style:font-name-complex="Arial" fo:color="#000000" style:letter-kerning="false"/>
    </style:style>
    <style:style style:name="T294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4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94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45" style:parent-style-name="DefaultParagraphFont" style:family="text">
      <style:text-properties style:font-name="Arial" style:font-name-complex="Arial" fo:color="#000000" style:letter-kerning="false"/>
    </style:style>
    <style:style style:name="T294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P2947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294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P2949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295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95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52" style:parent-style-name="DefaultParagraphFont" style:family="text">
      <style:text-properties style:font-name="Arial" style:font-name-complex="Arial" fo:color="#000000" style:letter-kerning="false"/>
    </style:style>
    <style:style style:name="T295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5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95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56" style:parent-style-name="DefaultParagraphFont" style:family="text">
      <style:text-properties style:font-name="Arial" style:font-name-complex="Arial" fo:color="#000000" style:letter-kerning="false"/>
    </style:style>
    <style:style style:name="T295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5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95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60" style:parent-style-name="DefaultParagraphFont" style:family="text">
      <style:text-properties style:font-name="Arial" style:font-name-complex="Arial" fo:color="#000000" style:letter-kerning="false"/>
    </style:style>
    <style:style style:name="T296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6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96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64" style:parent-style-name="DefaultParagraphFont" style:family="text">
      <style:text-properties style:font-name="Arial" style:font-name-complex="Arial" fo:color="#000000" style:letter-kerning="false"/>
    </style:style>
    <style:style style:name="T296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6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96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68" style:parent-style-name="DefaultParagraphFont" style:family="text">
      <style:text-properties style:font-name="Arial" style:font-name-complex="Arial" fo:color="#000000" style:letter-kerning="false"/>
    </style:style>
    <style:style style:name="T296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7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97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72" style:parent-style-name="DefaultParagraphFont" style:family="text">
      <style:text-properties style:font-name="Arial" style:font-name-complex="Arial" fo:color="#000000" style:letter-kerning="false"/>
    </style:style>
    <style:style style:name="T297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P2974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297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P2976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297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97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79" style:parent-style-name="DefaultParagraphFont" style:family="text">
      <style:text-properties style:font-name="Arial" style:font-name-complex="Arial" fo:color="#000000" style:letter-kerning="false"/>
    </style:style>
    <style:style style:name="T298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8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98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83" style:parent-style-name="DefaultParagraphFont" style:family="text">
      <style:text-properties style:font-name="Arial" style:font-name-complex="Arial" fo:color="#000000" style:letter-kerning="false"/>
    </style:style>
    <style:style style:name="T298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8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98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87" style:parent-style-name="DefaultParagraphFont" style:family="text">
      <style:text-properties style:font-name="Arial" style:font-name-complex="Arial" fo:color="#000000" style:letter-kerning="false"/>
    </style:style>
    <style:style style:name="T298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8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99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91" style:parent-style-name="DefaultParagraphFont" style:family="text">
      <style:text-properties style:font-name="Arial" style:font-name-complex="Arial" fo:color="#000000" style:letter-kerning="false"/>
    </style:style>
    <style:style style:name="T299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9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99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95" style:parent-style-name="DefaultParagraphFont" style:family="text">
      <style:text-properties style:font-name="Arial" style:font-name-complex="Arial" fo:color="#000000" style:letter-kerning="false"/>
    </style:style>
    <style:style style:name="T299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9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2998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2999" style:parent-style-name="DefaultParagraphFont" style:family="text">
      <style:text-properties style:font-name="Arial" style:font-name-complex="Arial" fo:color="#000000" style:letter-kerning="false"/>
    </style:style>
    <style:style style:name="T300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0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02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P3003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300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P3005" style:parent-style-name="Normal" style:family="paragraph">
      <style:paragraph-properties style:punctuation-wrap="hanging" style:text-autospace="ideograph-alpha" style:vertical-align="auto"/>
      <style:text-properties fo:hyphenate="true"/>
    </style:style>
    <style:style style:name="T300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00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08" style:parent-style-name="DefaultParagraphFont" style:family="text">
      <style:text-properties style:font-name="Arial" style:font-name-complex="Arial" fo:color="#000000" style:letter-kerning="false"/>
    </style:style>
    <style:style style:name="T300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10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01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12" style:parent-style-name="DefaultParagraphFont" style:family="text">
      <style:text-properties style:font-name="Arial" style:font-name-complex="Arial" fo:color="#000000" style:letter-kerning="false"/>
    </style:style>
    <style:style style:name="T301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14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01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16" style:parent-style-name="DefaultParagraphFont" style:family="text">
      <style:text-properties style:font-name="Arial" style:font-name-complex="Arial" fo:color="#000000" style:letter-kerning="false"/>
    </style:style>
    <style:style style:name="T301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1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01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20" style:parent-style-name="DefaultParagraphFont" style:family="text">
      <style:text-properties style:font-name="Arial" style:font-name-complex="Arial" fo:color="#000000" style:letter-kerning="false"/>
    </style:style>
    <style:style style:name="T3021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2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023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24" style:parent-style-name="DefaultParagraphFont" style:family="text">
      <style:text-properties style:font-name="Arial" style:font-name-complex="Arial" fo:color="#000000" style:letter-kerning="false"/>
    </style:style>
    <style:style style:name="T3025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26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02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28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029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30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P3031" style:parent-style-name="Normal" style:family="paragraph">
      <style:paragraph-properties style:punctuation-wrap="hanging" style:text-autospace="ideograph-alpha" fo:text-align="center" style:vertical-align="auto"/>
      <style:text-properties fo:hyphenate="true"/>
    </style:style>
    <style:style style:name="T3032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style:text-underline-type="single" style:text-underline-style="solid" style:text-underline-width="auto" style:text-underline-mode="continuous"/>
    </style:style>
    <style:style style:name="T303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3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35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3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37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3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39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4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41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4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43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44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4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46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47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48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49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 fo:language="en" fo:country="US"/>
    </style:style>
    <style:style style:name="T3050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51" style:parent-style-name="DefaultParagraphFont" style:family="text">
      <style:text-properties style:font-name="Arial" style:font-name-complex="Arial" fo:color="#000000" style:letter-kerning="false" fo:language="en" fo:country="US"/>
    </style:style>
    <style:style style:name="T3052" style:parent-style-name="DefaultParagraphFont" style:family="text">
      <style:text-properties fo:color="#000000" style:letter-kerning="false" fo:font-size="13.5pt" style:font-size-asian="13.5pt" style:font-size-complex="13.5pt" fo:language="en" fo:country="US"/>
    </style:style>
    <style:style style:name="T3053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054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55" style:parent-style-name="DefaultParagraphFont" style:family="text">
      <style:text-properties style:font-name="Arial" style:font-name-complex="Arial" fo:font-weight="bold" style:font-weight-asian="bold" style:font-weight-complex="bold" fo:color="#000000" style:letter-kerning="false"/>
    </style:style>
    <style:style style:name="T3056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57" style:parent-style-name="DefaultParagraphFont" style:family="text">
      <style:text-properties fo:color="#000000" style:letter-kerning="false" fo:font-size="13.5pt" style:font-size-asian="13.5pt" style:font-size-complex="13.5pt"/>
    </style:style>
    <style:style style:name="T3058" style:parent-style-name="DefaultParagraphFont" style:family="text">
      <style:text-properties fo:color="#000000" style:letter-kerning="false" fo:font-size="13.5pt" style:font-size-asian="13.5pt" style:font-size-complex="13.5pt"/>
    </style:style>
  </office:automatic-styles>
  <office:body>
    <office:text text:use-soft-page-breaks="true">
      <text:p text:style-name="P1"><text:span text:style-name="T2">Id                                Name</text:span><text:span text:style-name="T3"><text:line-break/></text:span><text:span text:style-name="T4"><text:line-break/></text:span><text:span text:style-name="T5">Download and install application</text:span><text:span text:style-name="T6"><text:line-break/></text:span><text:span text:style-name="T7">1.01</text:span><text:span text:style-name="T8"><text:tab/></text:span><text:span text:style-name="T9"><text:tab/></text:span><text:span text:style-name="T10"><text:tab/>App downloadable from Android Market</text:span><text:span text:style-name="T11"><text:line-break/></text:span><text:span text:style-name="T12">1.02</text:span><text:span text:style-name="T13"><text:tab/></text:span><text:span text:style-name="T14"><text:tab/></text:span><text:span text:style-name="T15"><text:tab/>App install file working properly<text:s/></text:span><text:span text:style-name="T16"><text:line-break/></text:span><text:span text:style-name="T17">1.03</text:span><text:span text:style-name="T18"><text:tab/></text:span><text:span text:style-name="T19"><text:tab/></text:span><text:span text:style-name="T20"><text:tab/>App uploaded under correct name</text:span><text:span text:style-name="T21"><text:line-break/></text:span><text:span text:style-name="T22">1.04</text:span><text:span text:style-name="T23"><text:tab/></text:span><text:span text:style-name="T24"><text:tab/></text:span><text:span text:style-name="T25"><text:tab/>Correct description of the program at Android Market</text:span><text:span text:style-name="T26"><text:line-break/></text:span><text:span text:style-name="T27">1.05</text:span><text:span text:style-name="T28"><text:tab/></text:span><text:span text:style-name="T29"><text:tab/></text:span><text:span text:style-name="T30"><text:tab/>Confirmation message provided if installation succeeds</text:span><text:span text:style-name="T31"><text:line-break/></text:span><text:span text:style-name="T32">1.06</text:span><text:span text:style-name="T33"><text:tab/></text:span><text:span text:style-name="T34"><text:tab/></text:span><text:span text:style-name="T35"><text:tab/>Message provided when something goes wrong during installation.<text:s/></text:span><text:span text:style-name="T36"><text:tab/></text:span><text:span text:style-name="T37"><text:line-break/></text:span><text:span text:style-name="T38"><text:line-break/></text:span><text:span text:style-name="T39">Start Application</text:span><text:span text:style-name="T40"><text:line-break/></text:span><text:span text:style-name="T41">2.01</text:span><text:span text:style-name="T42"><text:tab/></text:span><text:span text:style-name="T43"><text:tab/></text:span><text:span text:style-name="T44"><text:tab/>Application is startable</text:span><text:span text:style-name="T45"><text:line-break/></text:span><text:span text:style-name="T46">2.02</text:span><text:span text:style-name="T47"><text:tab/></text:span><text:span text:style-name="T48"><text:tab/></text:span><text:span text:style-name="T49"><text:tab/>Application always starts on menu</text:span><text:span text:style-name="T50"><text:line-break/></text:span><text:span text:style-name="T51"><text:line-break/></text:span><text:span text:style-name="T52">Schema</text:span><text:span text:style-name="T53"><text:line-break/></text:span><text:span text:style-name="T54">3.01</text:span><text:span text:style-name="T55"><text:tab/></text:span><text:span text:style-name="T56"><text:tab/></text:span><text:span text:style-name="T57"><text:tab/>A schema is illustrated</text:span><text:span text:style-name="T58"><text:line-break/></text:span><text:span text:style-name="T59">3.02</text:span><text:span text:style-name="T60"><text:tab/></text:span><text:span text:style-name="T61"><text:tab/></text:span><text:span text:style-name="T62"><text:tab/>Days are visible</text:span><text:span text:style-name="T63"><text:line-break/></text:span><text:span text:style-name="T64">3.03</text:span><text:span text:style-name="T65"><text:tab/></text:span><text:span text:style-name="T66"><text:tab/></text:span><text:span text:style-name="T67"><text:tab/>Hours are visible from 00.00 to 23.59</text:span><text:span text:style-name="T68"><text:line-break/></text:span><text:span text:style-name="T69">3.04</text:span><text:span text:style-name="T70"><text:tab/></text:span><text:span text:style-name="T71"><text:tab/></text:span><text:span text:style-name="T72"><text:tab/>It is possible to choose to view a week</text:span><text:span text:style-name="T73"><text:line-break/></text:span><text:span text:style-name="T74">3.05</text:span><text:span text:style-name="T75"><text:tab/></text:span><text:span text:style-name="T76"><text:tab/></text:span><text:span text:style-name="T77"><text:tab/>It is possible to only choose to view a day</text:span><text:span text:style-name="T78"><text:line-break/></text:span><text:span text:style-name="T79">3.06</text:span><text:span text:style-name="T80"><text:tab/></text:span><text:span text:style-name="T81"><text:tab/></text:span><text:span text:style-name="T82"><text:tab/>Exit from schema to menu, with home button</text:span><text:span text:style-name="T83"><text:line-break/></text:span><text:span text:style-name="T84">3.07</text:span><text:span text:style-name="T85"><text:tab/></text:span><text:span text:style-name="T86"><text:tab/></text:span><text:span text:style-name="T87"><text:tab/>Exit from schema to menu, with back button</text:span><text:span text:style-name="T88"><text:line-break/></text:span><text:span text:style-name="T89">3.08</text:span><text:span text:style-name="T90"><text:tab/></text:span><text:span text:style-name="T91"><text:tab/></text:span><text:span text:style-name="T92"><text:tab/>Add a sleep style to schema</text:span><text:span text:style-name="T93"><text:line-break/></text:span><text:span text:style-name="T94">3.09</text:span><text:span text:style-name="T95"><text:tab/></text:span><text:span text:style-name="T96"><text:tab/></text:span><text:span text:style-name="T97"><text:tab/>Add appointments to schema</text:span><text:span text:style-name="T98"><text:line-break/></text:span><text:span text:style-name="T99">3.10</text:span><text:span text:style-name="T100"><text:tab/></text:span><text:span text:style-name="T101"><text:tab/></text:span><text:span text:style-name="T102"><text:tab/>Move appointment</text:span><text:span text:style-name="T103"><text:line-break/></text:span><text:span text:style-name="T104">3.11</text:span><text:span text:style-name="T105"><text:tab/></text:span><text:span text:style-name="T106"><text:tab/></text:span><text:span text:style-name="T107"><text:tab/>Delete appointment</text:span><text:span text:style-name="T108"><text:line-break/></text:span><text:span text:style-name="T109">3.12</text:span><text:span text:style-name="T110"><text:tab/></text:span><text:span text:style-name="T111"><text:tab/></text:span><text:span text:style-name="T112"><text:tab/>Move sleep element</text:span><text:span text:style-name="T113"><text:line-break/></text:span><text:span text:style-name="T114">3.13</text:span><text:span text:style-name="T115"><text:tab/></text:span><text:span text:style-name="T116"><text:tab/></text:span><text:span text:style-name="T117"><text:tab/>Move entire sleep group element</text:span><text:span text:style-name="T118"><text:line-break/></text:span><text:span text:style-name="T119">3.14</text:span><text:span text:style-name="T120"><text:tab/></text:span><text:span text:style-name="T121"><text:tab/></text:span><text:span text:style-name="T122"><text:tab/>Warn the user when moving a sleep cycle</text:span><text:span text:style-name="T123"><text:line-break/></text:span><text:span text:style-name="T124">3.15</text:span><text:span text:style-name="T125"><text:tab/></text:span><text:span text:style-name="T126"><text:tab/></text:span><text:span text:style-name="T127"><text:tab/>Use different colors for different appointments.</text:span><text:span text:style-name="T128"><text:line-break/></text:span><text:span text:style-name="T129">3.16<text:s/></text:span><text:span text:style-name="T130"><text:tab/></text:span><text:span text:style-name="T131"><text:tab/></text:span><text:span text:style-name="T132"><text:tab/>Add information about an appointment</text:span><text:span text:style-name="T133"><text:line-break/></text:span><text:span text:style-name="T134">3.17</text:span><text:span text:style-name="T135"><text:tab/></text:span><text:span text:style-name="T136"><text:tab/></text:span><text:span text:style-name="T137"><text:tab/>Change information about an appointment</text:span><text:span text:style-name="T138"><text:line-break/></text:span><text:span text:style-name="T139">3.18</text:span><text:span text:style-name="T140"><text:tab/></text:span><text:span text:style-name="T141"><text:tab/></text:span><text:span text:style-name="T142"><text:tab/>Delete information about an appointment</text:span><text:span text:style-name="T143"><text:line-break/></text:span><text:span text:style-name="T144">3.19</text:span><text:span text:style-name="T145"><text:tab/></text:span><text:span text:style-name="T146"><text:tab/></text:span><text:span text:style-name="T147"><text:tab/>There is a back button from Schema</text:span><text:span text:style-name="T148"><text:line-break/></text:span><text:span text:style-name="T149"><text:line-break/></text:span><text:span text:style-name="T150">Sleep Styles</text:span><text:span text:style-name="T151"><text:line-break/></text:span><text:span text:style-name="T152"><text:line-break/></text:span><text:span text:style-name="T153">4.01</text:span><text:span text:style-name="T154"><text:tab/></text:span><text:span text:style-name="T155"><text:tab/></text:span><text:span text:style-name="T156"><text:tab/>Sleep style is illustrated on the schema</text:span><text:span text:style-name="T157"><text:line-break/></text:span><text:span text:style-name="T158">4.02</text:span><text:span text:style-name="T159"><text:tab/></text:span><text:span text:style-name="T160"><text:tab/></text:span><text:span text:style-name="T161"><text:tab/>The sleep style is illustrated in black color</text:span><text:span text:style-name="T162"><text:line-break/></text:span><text:span text:style-name="T163">4.03</text:span><text:span text:style-name="T164"><text:tab/></text:span><text:span text:style-name="T165"><text:tab/></text:span><text:span text:style-name="T166"><text:tab/>Each sleep element has a start time</text:span><text:span text:style-name="T167"><text:line-break/></text:span><text:span text:style-name="T168">4.04</text:span><text:span text:style-name="T169"><text:tab/></text:span><text:span text:style-name="T170"><text:tab/></text:span><text:span text:style-name="T171"><text:tab/>Each sleep element has a stop time</text:span><text:span text:style-name="T172"><text:line-break/></text:span><text:span text:style-name="T173">4.05</text:span><text:span text:style-name="T174"><text:tab/></text:span><text:span text:style-name="T175"><text:tab/></text:span><text:span text:style-name="T176"><text:tab/>The sleep elements should be a layer on the schema</text:span><text:span text:style-name="T177"><text:line-break/></text:span><text:span text:style-name="T178">4.06</text:span><text:span text:style-name="T179"><text:tab/></text:span><text:span text:style-name="T180"><text:tab/></text:span><text:span text:style-name="T181"><text:tab/>The sleep elements should be able to be hidden from the schema, with on/off function</text:span><text:span text:style-name="T182"><text:line-break/></text:span><text:span text:style-name="T183"><text:line-break/></text:span><text:span text:style-name="T184">Alarm</text:span><text:span text:style-name="T185"><text:line-break/></text:span><text:span text:style-name="T186">5.01</text:span><text:span text:style-name="T187"><text:tab/></text:span><text:span text:style-name="T188"><text:tab/></text:span><text:span text:style-name="T189"><text:tab/>The program should include an Alarm function</text:span><text:span text:style-name="T190"><text:line-break/></text:span><text:span text:style-name="T191">5.02</text:span><text:span text:style-name="T192"><text:tab/></text:span><text:span text:style-name="T193"><text:tab/></text:span><text:span text:style-name="T194"><text:tab/>Automatically create an Alarm to awaken the user after every sleep<text:s/></text:span><text:span text:style-name="T195"><text:tab/>element</text:span><text:span text:style-name="T196"><text:line-break/></text:span><text:span text:style-name="T197">5.03</text:span><text:span text:style-name="T198"><text:tab/></text:span><text:span text:style-name="T199"><text:tab/></text:span><text:span text:style-name="T200"><text:tab/>When the alarm rings phone is automatically unlocked</text:span><text:span text:style-name="T201"><text:line-break/></text:span><text:span text:style-name="T202">5.04</text:span><text:span text:style-name="T203"><text:tab/></text:span><text:span text:style-name="T204"><text:tab/></text:span><text:span text:style-name="T205"><text:tab/>Possibility for user select different Alarm-tone</text:span><text:span text:style-name="T206"><text:line-break/></text:span><text:span text:style-name="T207">5.05</text:span><text:span text:style-name="T208"><text:tab/></text:span><text:span text:style-name="T209"><text:tab/></text:span><text:span text:style-name="T210"><text:tab/>Ability to use songs from the music library as Alarm-tones</text:span><text:span text:style-name="T211"><text:line-break/></text:span><text:span text:style-name="T212">5.06</text:span><text:span text:style-name="T213"><text:tab/></text:span><text:span text:style-name="T214"><text:tab/></text:span><text:span text:style-name="T215"><text:tab/>The app comes with some pre installed Alarm-tones</text:span><text:span text:style-name="T216"><text:line-break/></text:span><text:span text:style-name="T217">5.07</text:span><text:span text:style-name="T218"><text:tab/></text:span><text:span text:style-name="T219"><text:tab/></text:span><text:span text:style-name="T220"><text:tab/>Confirmation message that the alarm-tone has been changed</text:span><text:span text:style-name="T221"><text:line-break/></text:span><text:span text:style-name="T222">5.08</text:span><text:span text:style-name="T223"><text:tab/></text:span><text:span text:style-name="T224"><text:tab/></text:span><text:span text:style-name="T225"><text:tab/>Let the user personify the Alarm-strength</text:span><text:span text:style-name="T226"><text:line-break/></text:span><text:soft-page-break/><text:span text:style-name="T227">5.09</text:span><text:span text:style-name="T228"><text:tab/></text:span><text:span text:style-name="T229"><text:tab/></text:span><text:span text:style-name="T230"><text:tab/>Message that the Alarm-strength has been modified</text:span><text:span text:style-name="T231"><text:line-break/></text:span><text:span text:style-name="T232">5.10</text:span><text:span text:style-name="T233"><text:tab/></text:span><text:span text:style-name="T234"><text:tab/></text:span><text:span text:style-name="T235"><text:tab/>Alarm should include vibration.<text:s/></text:span><text:span text:style-name="T236"><text:line-break/></text:span><text:span text:style-name="T237">5.11</text:span><text:span text:style-name="T238"><text:tab/></text:span><text:span text:style-name="T239"><text:tab/></text:span><text:span text:style-name="T240"><text:tab/>Possibility to turn of the sound of the alarm and only use vibration.<text:s/></text:span><text:span text:style-name="T241"><text:line-break/></text:span><text:span text:style-name="T242">5.12</text:span><text:span text:style-name="T243"><text:tab/></text:span><text:span text:style-name="T244"><text:tab/></text:span><text:span text:style-name="T245"><text:tab/>One button for turning the alarm off, one for snooze.<text:s/></text:span><text:span text:style-name="T246"><text:line-break/></text:span><text:span text:style-name="T247">5.13</text:span><text:span text:style-name="T248"><text:tab/></text:span><text:span text:style-name="T249"><text:tab/></text:span><text:span text:style-name="T250"><text:tab/>Pre-defined snooze time is 5 minutes.<text:s/></text:span><text:span text:style-name="T251"><text:line-break/></text:span><text:span text:style-name="T252">5.14</text:span><text:span text:style-name="T253"><text:tab/></text:span><text:span text:style-name="T254"><text:tab/></text:span><text:span text:style-name="T255"><text:tab/>Possibility for user to change snooze time.<text:s/></text:span><text:span text:style-name="T256"><text:line-break/></text:span><text:span text:style-name="T257">5.15</text:span><text:span text:style-name="T258"><text:tab/></text:span><text:span text:style-name="T259"><text:tab/></text:span><text:span text:style-name="T260"><text:tab/>Confirmation message of changed snoozetime.</text:span><text:span text:style-name="T261"><text:tab/></text:span><text:span text:style-name="T262"><text:tab/></text:span><text:span text:style-name="T263"><text:line-break/></text:span><text:span text:style-name="T264">5.16</text:span><text:span text:style-name="T265"><text:tab/></text:span><text:span text:style-name="T266"><text:tab/></text:span><text:span text:style-name="T267"><text:tab/>When sleeper turns off the alarm, the time is registered</text:span><text:span text:style-name="T268"><text:s/></text:span><text:span text:style-name="T269"><text:line-break/></text:span><text:span text:style-name="T270">5.17</text:span><text:span text:style-name="T271"><text:tab/></text:span><text:span text:style-name="T272"><text:tab/></text:span><text:span text:style-name="T273"><text:tab/>Sleep elements are moved so the interval between the sleep cycles are correct.<text:s/></text:span><text:span text:style-name="T274"><text:tab/></text:span><text:span text:style-name="T275"><text:tab/></text:span><text:span text:style-name="T276"><text:tab/>           </text:span><text:span text:style-name="T277"><text:line-break/></text:span><text:span text:style-name="T278">5.18</text:span><text:span text:style-name="T279"><text:tab/></text:span><text:span text:style-name="T280"><text:tab/></text:span><text:span text:style-name="T281"><text:tab/>There is a back button from Alarms  </text:span><text:span text:style-name="T282"><text:tab/></text:span><text:span text:style-name="T283"><text:line-break/></text:span><text:span text:style-name="T284"><text:line-break/></text:span><text:span text:style-name="T285">Choose between different sleep styles</text:span><text:span text:style-name="T286"><text:line-break/></text:span><text:span text:style-name="T287">6.01</text:span><text:span text:style-name="T288"><text:tab/></text:span><text:span text:style-name="T289"><text:tab/></text:span><text:span text:style-name="T290"><text:tab/>Different sleep styles are available in the schema</text:span><text:span text:style-name="T291"><text:line-break/></text:span><text:span text:style-name="T292">6.02</text:span><text:span text:style-name="T293"><text:tab/></text:span><text:span text:style-name="T294"><text:tab/></text:span><text:span text:style-name="T295"><text:tab/>Maximum one sleep style at a time is possible<text:s/></text:span><text:span text:style-name="T296"><text:line-break/></text:span><text:span text:style-name="T297">6.03</text:span><text:span text:style-name="T298"><text:tab/></text:span><text:span text:style-name="T299"><text:tab/></text:span><text:span text:style-name="T300"><text:tab/>Sleep styles are presented in a drop-down list</text:span><text:span text:style-name="T301"><text:line-break/></text:span><text:span text:style-name="T302">6.04</text:span><text:span text:style-name="T303"><text:tab/></text:span><text:span text:style-name="T304"><text:tab/></text:span><text:span text:style-name="T305"><text:tab/>There is a notification window confirming your choice of sleep style</text:span><text:span text:style-name="T306"><text:line-break/></text:span><text:span text:style-name="T307">6.05</text:span><text:span text:style-name="T308"><text:tab/></text:span><text:span text:style-name="T309"><text:tab/></text:span><text:span text:style-name="T310"><text:tab/>The chosen sleep style is visible in the schema</text:span><text:span text:style-name="T311"><text:line-break/></text:span><text:span text:style-name="T312"><text:line-break/></text:span><text:span text:style-name="T313">Sleep information</text:span><text:span text:style-name="T314"><text:line-break/></text:span><text:span text:style-name="T315">7.01</text:span><text:span text:style-name="T316"><text:tab/></text:span><text:span text:style-name="T317"><text:tab/></text:span><text:span text:style-name="T318"><text:tab/>There is Information about the different sleep cycles</text:span><text:span text:style-name="T319"><text:line-break/></text:span><text:span text:style-name="T320">7.02</text:span><text:span text:style-name="T321"><text:tab/></text:span><text:span text:style-name="T322"><text:tab/></text:span><text:span text:style-name="T323"><text:tab/>There are tips of what to think about when chosing a sleep style</text:span><text:span text:style-name="T324"><text:line-break/></text:span><text:span text:style-name="T325">7.03</text:span><text:span text:style-name="T326"><text:tab/></text:span><text:span text:style-name="T327"><text:tab/></text:span><text:span text:style-name="T328"><text:tab/>There is Information about sleep in general</text:span><text:span text:style-name="T329"><text:line-break/></text:span><text:span text:style-name="T330">7.04</text:span><text:span text:style-name="T331"><text:tab/></text:span><text:span text:style-name="T332"><text:tab/></text:span><text:span text:style-name="T333"><text:tab/>All information has pedagogical pictures</text:span><text:span text:style-name="T334"><text:line-break/></text:span><text:span text:style-name="T335">7.05</text:span><text:span text:style-name="T336"><text:tab/></text:span><text:span text:style-name="T337"><text:tab/></text:span><text:span text:style-name="T338"><text:tab/>There is a back button from Sleep Information</text:span><text:span text:style-name="T339"><text:line-break/></text:span><text:span text:style-name="T340"><text:line-break/></text:span><text:span text:style-name="T341">Evaluation of sleep style</text:span><text:span text:style-name="T342"><text:line-break/></text:span><text:span text:style-name="T343">8.01</text:span><text:span text:style-name="T344"><text:tab/></text:span><text:span text:style-name="T345"><text:tab/></text:span><text:span text:style-name="T346"><text:tab/>The user can take a survey to find a suitable sleep style</text:span><text:span text:style-name="T347"><text:line-break/></text:span><text:span text:style-name="T348">8.02</text:span><text:span text:style-name="T349"><text:tab/></text:span><text:span text:style-name="T350"><text:tab/></text:span><text:span text:style-name="T351"><text:tab/>There is a question about the user being tired/not tired in the morning</text:span><text:span text:style-name="T352"><text:line-break/></text:span><text:span text:style-name="T353">8.03</text:span><text:span text:style-name="T354"><text:tab/></text:span><text:span text:style-name="T355"><text:tab/></text:span><text:span text:style-name="T356"><text:tab/>There is a question about the user being tired/not tired in the evening</text:span><text:span text:style-name="T357"><text:line-break/></text:span><text:span text:style-name="T358">8.04</text:span><text:span text:style-name="T359"><text:tab/></text:span><text:span text:style-name="T360"><text:tab/></text:span><text:span text:style-name="T361"><text:tab/>There is a question about the user having/not having trouble falling asleep</text:span><text:span text:style-name="T362"><text:line-break/></text:span><text:span text:style-name="T363">8.05</text:span><text:span text:style-name="T364"><text:tab/></text:span><text:span text:style-name="T365"><text:tab/></text:span><text:span text:style-name="T366"><text:tab/>The results from the survey are matched with different sleep styles</text:span><text:span text:style-name="T367"><text:line-break/></text:span><text:span text:style-name="T368">8.06</text:span><text:span text:style-name="T369"><text:tab/></text:span><text:span text:style-name="T370"><text:tab/></text:span><text:span text:style-name="T371"><text:tab/>The user recieves a list of possible sleep styles</text:span><text:span text:style-name="T372"><text:line-break/></text:span><text:span text:style-name="T373">8.07</text:span><text:span text:style-name="T374"><text:tab/></text:span><text:span text:style-name="T375"><text:tab/></text:span><text:span text:style-name="T376"><text:tab/>A proposal is press-able</text:span><text:span text:style-name="T377"><text:line-break/></text:span><text:span text:style-name="T378">8.08</text:span><text:span text:style-name="T379"><text:tab/></text:span><text:span text:style-name="T380"><text:tab/></text:span><text:span text:style-name="T381"><text:tab/>When pressing a proposal, the user is sent to the information about the sleep style.</text:span><text:span text:style-name="T382"><text:line-break/></text:span><text:span text:style-name="T383"><text:line-break/></text:span><text:span text:style-name="T384"><text:line-break/></text:span><text:span text:style-name="T385">Conflict management in the schema</text:span><text:span text:style-name="T386"><text:line-break/></text:span><text:span text:style-name="T387">9.01</text:span><text:span text:style-name="T388"><text:tab/></text:span><text:span text:style-name="T389"><text:tab/></text:span><text:span text:style-name="T390"><text:tab/>Activities from other calendar can be imported into schema</text:span><text:span text:style-name="T391"><text:line-break/></text:span><text:span text:style-name="T392">9.02</text:span><text:span text:style-name="T393"><text:tab/></text:span><text:span text:style-name="T394"><text:tab/></text:span><text:span text:style-name="T395"><text:tab/>Activities are shown in different colors than black</text:span><text:span text:style-name="T396"><text:line-break/></text:span><text:span text:style-name="T397">9.03</text:span><text:span text:style-name="T398"><text:tab/></text:span><text:span text:style-name="T399"><text:tab/></text:span><text:span text:style-name="T400"><text:tab/>When a conflict arises, there is a warning notification window</text:span><text:span text:style-name="T401"><text:line-break/></text:span><text:span text:style-name="T402">9.04</text:span><text:span text:style-name="T403"><text:tab/></text:span><text:span text:style-name="T404"><text:tab/></text:span><text:span text:style-name="T405"><text:tab/>When a conflict arises, there is a warning notification sound</text:span><text:span text:style-name="T406"><text:line-break/></text:span><text:span text:style-name="T407">9.05</text:span><text:span text:style-name="T408"><text:tab/></text:span><text:span text:style-name="T409"><text:tab/></text:span><text:span text:style-name="T410"><text:tab/>When notification has been accepted, solutions will be presented</text:span><text:span text:style-name="T411"><text:line-break/></text:span><text:span text:style-name="T412">9.06</text:span><text:span text:style-name="T413"><text:tab/></text:span><text:span text:style-name="T414"><text:tab/></text:span><text:span text:style-name="T415"><text:tab/>A soultion can be that an element is moved in the schema</text:span><text:span text:style-name="T416"><text:line-break/></text:span><text:span text:style-name="T417">9.07</text:span><text:span text:style-name="T418"><text:tab/></text:span><text:span text:style-name="T419"><text:tab/></text:span><text:span text:style-name="T420"><text:tab/>A soultion can be that an element is deleted in the schema</text:span><text:span text:style-name="T421"><text:line-break/></text:span><text:span text:style-name="T422">9.08</text:span><text:span text:style-name="T423"><text:tab/></text:span><text:span text:style-name="T424"><text:tab/></text:span><text:span text:style-name="T425"><text:tab/>A soultion can be that a group of elements are moved in the schema</text:span><text:span text:style-name="T426"><text:line-break/></text:span><text:span text:style-name="T427">9.09</text:span><text:span text:style-name="T428"><text:tab/></text:span><text:span text:style-name="T429"><text:tab/></text:span><text:span text:style-name="T430"><text:tab/>A warning notification is shown when a sleep element is moved</text:span><text:span text:style-name="T431"><text:line-break/></text:span><text:span text:style-name="T432">9.10</text:span><text:span text:style-name="T433"><text:tab/></text:span><text:span text:style-name="T434"><text:tab/></text:span><text:span text:style-name="T435"><text:tab/>A moved object can be un-done</text:span><text:span text:style-name="T436"><text:line-break/></text:span><text:span text:style-name="T437"><text:line-break/></text:span><text:span text:style-name="T438">Menu</text:span><text:span text:style-name="T439"><text:line-break/></text:span><text:span text:style-name="T440">10.01</text:span><text:span text:style-name="T441"><text:tab/></text:span><text:span text:style-name="T442"><text:tab/></text:span><text:span text:style-name="T443"><text:tab/>There is a button in the menu for sleep information</text:span><text:span text:style-name="T444"><text:line-break/></text:span><text:span text:style-name="T445">10.02</text:span><text:span text:style-name="T446"><text:tab/></text:span><text:span text:style-name="T447"><text:tab/></text:span><text:span text:style-name="T448"><text:tab/>There is a button in the menu for sleep schema</text:span><text:span text:style-name="T449"><text:line-break/></text:span><text:span text:style-name="T450">10.03</text:span><text:span text:style-name="T451"><text:tab/></text:span><text:span text:style-name="T452"><text:tab/></text:span><text:span text:style-name="T453"><text:tab/>There is a button in the menu for alarms</text:span><text:span text:style-name="T454"><text:line-break/></text:span><text:soft-page-break/><text:span text:style-name="T455">10.04</text:span><text:span text:style-name="T456"><text:tab/></text:span><text:span text:style-name="T457"><text:tab/></text:span><text:span text:style-name="T458"><text:tab/>There is a button in the menu for settings</text:span><text:span text:style-name="T459"><text:line-break/></text:span><text:span text:style-name="T460">10.05</text:span><text:span text:style-name="T461"><text:tab/></text:span><text:span text:style-name="T462"><text:tab/></text:span><text:span text:style-name="T463"><text:tab/>There is a button in the menu for<text:s/></text:span><text:span text:style-name="T464"><text:line-break/></text:span><text:span text:style-name="T465">10.06</text:span><text:span text:style-name="T466"><text:tab/></text:span><text:span text:style-name="T467"><text:tab/></text:span><text:span text:style-name="T468"><text:tab/></text:span><text:span text:style-name="T469"><text:line-break/></text:span><text:span text:style-name="T470"><text:line-break/></text:span><text:span text:style-name="T471">Exit Application</text:span><text:span text:style-name="T472"><text:line-break/></text:span><text:span text:style-name="T473">11.01</text:span><text:span text:style-name="T474"><text:tab/></text:span><text:span text:style-name="T475"><text:tab/></text:span><text:span text:style-name="T476"><text:tab/>Exit application</text:span><text:span text:style-name="T477"><text:line-break/></text:span><text:span text:style-name="T478"><text:line-break/></text:span><text:span text:style-name="T479">Miscellaneous</text:span><text:span text:style-name="T480"><text:line-break/></text:span><text:span text:style-name="T481">12.01</text:span><text:span text:style-name="T482"><text:tab/></text:span><text:span text:style-name="T483"><text:tab/></text:span><text:span text:style-name="T484"><text:tab/>There should always be a cancel button on all dialog windows</text:span></text:p>
      <text:p text:style-name="P485"><text:span text:style-name="T486">                                                  </text:span><text:span text:style-name="T487"><text:tab/></text:span></text:p>
      <text:p text:style-name="P488"><text:span text:style-name="T489">                                                            </text:span><text:span text:style-name="T490"><text:tab/></text:span></text:p>
      <text:p text:style-name="P491"/>
      <text:p text:style-name="P492"><text:span text:style-name="T493">                                       </text:span><text:span text:style-name="T494"><text:tab/></text:span></text:p>
      <text:p text:style-name="P495"><text:span text:style-name="T496">                                                                                      </text:span><text:span text:style-name="T497"><text:tab/></text:span></text:p>
      <text:p text:style-name="P498"><text:line-break/><text:line-break/><text:line-break/></text:p>
      <text:p text:style-name="P499"><text:span text:style-name="T500">1.01 App downloadable from Android Market</text:span></text:p>
      <text:p text:style-name="P501"><text:span text:style-name="T502">Trigger</text:span><text:span text:style-name="T503"><text:line-break/></text:span><text:span text:style-name="T504">The user chooses to go to Android Market</text:span><text:span text:style-name="T505"><text:line-break/></text:span><text:span text:style-name="T506">Precondition</text:span><text:span text:style-name="T507"><text:line-break/></text:span><text:span text:style-name="T508">The user is in Android Market<text:s/></text:span><text:span text:style-name="T509"><text:line-break/></text:span><text:span text:style-name="T510">Basic path</text:span><text:span text:style-name="T511"><text:line-break/></text:span><text:span text:style-name="T512">The application is visible on the market</text:span><text:span text:style-name="T513"><text:line-break/></text:span><text:span text:style-name="T514">Exception path</text:span><text:span text:style-name="T515"><text:line-break/></text:span><text:span text:style-name="T516">The application is not confirmed by Android market, therefore not shown.</text:span><text:span text:style-name="T517"><text:line-break/></text:span><text:span text:style-name="T518">Post condition</text:span><text:span text:style-name="T519"><text:line-break/></text:span><text:span text:style-name="T520">The application is found on Android Market</text:span><text:span text:style-name="T521"><text:line-break/></text:span><text:span text:style-name="T522">Author</text:span><text:span text:style-name="T523"><text:line-break/></text:span><text:span text:style-name="T524">JS</text:span><text:span text:style-name="T525"><text:line-break/></text:span></text:p>
      <text:p text:style-name="P526"><text:span text:style-name="T527">1.02 App install file working</text:span></text:p>
      <text:p text:style-name="P528"><text:span text:style-name="T529">Trigger</text:span><text:span text:style-name="T530"><text:line-break/></text:span><text:span text:style-name="T531">The user chooses to install the application</text:span><text:span text:style-name="T532"><text:line-break/></text:span><text:span text:style-name="T533">Precondition</text:span><text:span text:style-name="T534"><text:line-break/></text:span><text:span text:style-name="T535">The user is in Android Market<text:s/></text:span><text:span text:style-name="T536"><text:line-break/></text:span><text:span text:style-name="T537">Basic path</text:span><text:span text:style-name="T538"><text:line-break/></text:span><text:span text:style-name="T539">The install file is working</text:span><text:span text:style-name="T540"><text:line-break/></text:span><text:span text:style-name="T541">Exception path</text:span><text:span text:style-name="T542"><text:line-break/></text:span><text:span text:style-name="T543">The application has already been installed. The user recieves a message saying “App already installed”.</text:span><text:span text:style-name="T544"><text:line-break/></text:span><text:span text:style-name="T545">Post condition</text:span><text:span text:style-name="T546"><text:line-break/></text:span><text:span text:style-name="T547">The user has an installed application.</text:span><text:span text:style-name="T548"><text:line-break/></text:span><text:span text:style-name="T549">Author</text:span><text:span text:style-name="T550"><text:line-break/></text:span><text:span text:style-name="T551">JS</text:span><text:span text:style-name="T552"><text:line-break/></text:span></text:p>
      <text:p text:style-name="P553"><text:span text:style-name="T554">1.03 App uploaded under correct name</text:span></text:p>
      <text:p text:style-name="P555"><text:span text:style-name="T556">Trigger</text:span><text:span text:style-name="T557"><text:line-break/></text:span><text:span text:style-name="T558">The user wants to find the application on the market</text:span><text:span text:style-name="T559"><text:line-break/></text:span><text:span text:style-name="T560">Precondition</text:span><text:span text:style-name="T561"><text:line-break/></text:span><text:span text:style-name="T562">The user is in Android Market<text:s/></text:span><text:span text:style-name="T563"><text:line-break/></text:span><text:span text:style-name="T564">Basic path</text:span><text:span text:style-name="T565"><text:line-break/></text:span><text:span text:style-name="T566">The application is found under “Sleep App”</text:span><text:span text:style-name="T567"><text:line-break/></text:span><text:soft-page-break/><text:span text:style-name="T568">Exception path</text:span><text:span text:style-name="T569"><text:line-break/></text:span><text:span text:style-name="T570">The wrong or outdated name is shown.</text:span><text:span text:style-name="T571"><text:line-break/></text:span><text:span text:style-name="T572">Post condition</text:span><text:span text:style-name="T573"><text:line-break/></text:span><text:span text:style-name="T574">The application is found  under “Sleep App” on Android Market</text:span><text:span text:style-name="T575"><text:line-break/></text:span><text:span text:style-name="T576">Author</text:span><text:span text:style-name="T577"><text:line-break/></text:span><text:span text:style-name="T578">JS</text:span><text:span text:style-name="T579"><text:line-break/></text:span></text:p>
      <text:p text:style-name="P580"><text:span text:style-name="T581">1.04 Correct description of the program at Android Market</text:span></text:p>
      <text:p text:style-name="P582"><text:span text:style-name="T583">Trigger</text:span><text:span text:style-name="T584"><text:line-break/></text:span><text:span text:style-name="T585">The user wants to read about the application, and get the correct information</text:span><text:span text:style-name="T586"><text:line-break/></text:span><text:span text:style-name="T587">Precondition</text:span><text:span text:style-name="T588"><text:line-break/></text:span><text:span text:style-name="T589">The user is in Android Market<text:s/></text:span><text:span text:style-name="T590"><text:line-break/></text:span><text:span text:style-name="T591">Basic path</text:span><text:span text:style-name="T592"><text:line-break/></text:span><text:span text:style-name="T593">The application is found under “Sleep App”, and the information is correct</text:span><text:span text:style-name="T594"><text:line-break/></text:span><text:span text:style-name="T595">Exception path</text:span><text:span text:style-name="T596"><text:line-break/></text:span><text:span text:style-name="T597">The wrong or outdated description is shown.</text:span><text:span text:style-name="T598"><text:line-break/></text:span><text:span text:style-name="T599">Post condition</text:span><text:span text:style-name="T600"><text:line-break/></text:span><text:span text:style-name="T601">The user is in the description of “Sleep App”, reading the correct information</text:span><text:span text:style-name="T602"><text:line-break/></text:span><text:span text:style-name="T603">Author</text:span><text:span text:style-name="T604"><text:line-break/></text:span><text:span text:style-name="T605">JS</text:span><text:span text:style-name="T606"><text:line-break/></text:span></text:p>
      <text:p text:style-name="P607"><text:span text:style-name="T608">1.05 Confirmation message provided if installation succeeds</text:span></text:p>
      <text:p text:style-name="P609"><text:span text:style-name="T610">Trigger</text:span><text:span text:style-name="T611"><text:line-break/></text:span><text:span text:style-name="T612">The user installs the application</text:span><text:span text:style-name="T613"><text:line-break/></text:span><text:span text:style-name="T614">Precondition</text:span><text:span text:style-name="T615"><text:line-break/></text:span><text:span text:style-name="T616">The user is in Android Market<text:s/></text:span><text:span text:style-name="T617"><text:line-break/></text:span><text:span text:style-name="T618">Basic path</text:span><text:span text:style-name="T619"><text:line-break/></text:span><text:span text:style-name="T620">The file is installed, and there is a message saying “Sleep App installed”</text:span><text:span text:style-name="T621"><text:line-break/></text:span><text:span text:style-name="T622">Exception path</text:span><text:span text:style-name="T623"><text:line-break/></text:span><text:span text:style-name="T624">Sleep App is already installed. The user recieves a message saying “App already installed”.</text:span><text:span text:style-name="T625"><text:line-break/></text:span><text:span text:style-name="T626">Post condition</text:span><text:span text:style-name="T627"><text:line-break/></text:span><text:span text:style-name="T628">The user has an installed application</text:span><text:span text:style-name="T629"><text:line-break/></text:span><text:span text:style-name="T630">Author</text:span><text:span text:style-name="T631"><text:line-break/></text:span></text:p>
      <text:p text:style-name="P632"><text:span text:style-name="T633">1.06 Message provided when something goes wrong during installation.</text:span></text:p>
      <text:p text:style-name="P634"><text:span text:style-name="T635">Trigger</text:span><text:span text:style-name="T636"><text:line-break/></text:span><text:span text:style-name="T637">The user installs the application</text:span><text:span text:style-name="T638"><text:line-break/></text:span><text:span text:style-name="T639">Precondition</text:span><text:span text:style-name="T640"><text:line-break/></text:span><text:span text:style-name="T641">The user is in Android Market<text:s/></text:span><text:span text:style-name="T642"><text:line-break/></text:span><text:span text:style-name="T643">Basic path</text:span><text:span text:style-name="T644"><text:line-break/></text:span><text:span text:style-name="T645">The file is installed, and there is a message saying “Installation Error”</text:span><text:span text:style-name="T646"><text:line-break/></text:span><text:span text:style-name="T647">Exception path</text:span><text:span text:style-name="T648"><text:line-break/></text:span><text:span text:style-name="T649">Sleep App is already installed</text:span><text:span text:style-name="T650"><text:line-break/></text:span><text:span text:style-name="T651">Post condition</text:span><text:span text:style-name="T652"><text:line-break/></text:span><text:span text:style-name="T653">The user has no installed application, or a previously installed application</text:span><text:span text:style-name="T654"><text:line-break/></text:span><text:span text:style-name="T655">Author</text:span><text:span text:style-name="T656"><text:line-break/></text:span><text:span text:style-name="T657">JS</text:span><text:span text:style-name="T658"><text:line-break/></text:span><text:span text:style-name="T659"><text:line-break/></text:span></text:p>
      <text:p text:style-name="P660"><text:span text:style-name="T661">2.01 Application is startable</text:span></text:p>
      <text:p text:style-name="P662"><text:span text:style-name="T663">Trigger</text:span><text:span text:style-name="T664"><text:line-break/></text:span><text:span text:style-name="T665">The user chooses to start the application.</text:span><text:span text:style-name="T666"><text:line-break/></text:span><text:span text:style-name="T667">Precondition</text:span><text:span text:style-name="T668"><text:line-break/></text:span><text:span text:style-name="T669">The user has installed the application.</text:span><text:span text:style-name="T670"><text:line-break/></text:span><text:soft-page-break/><text:span text:style-name="T671">Basic path</text:span><text:span text:style-name="T672"><text:line-break/></text:span><text:span text:style-name="T673">The application starts.</text:span><text:span text:style-name="T674"><text:line-break/></text:span><text:span text:style-name="T675">Exception path</text:span><text:span text:style-name="T676"><text:line-break/></text:span><text:span text:style-name="T677">The program is running. The system tells the user the program is running.</text:span><text:span text:style-name="T678"><text:line-break/></text:span><text:span text:style-name="T679">Post condition</text:span><text:span text:style-name="T680"><text:line-break/></text:span><text:span text:style-name="T681">The application is running.</text:span><text:span text:style-name="T682"><text:line-break/></text:span><text:span text:style-name="T683">Author</text:span><text:span text:style-name="T684"><text:line-break/></text:span><text:span text:style-name="T685">JS</text:span><text:span text:style-name="T686"><text:line-break/></text:span></text:p>
      <text:p text:style-name="P687"><text:span text:style-name="T688">2.02 Application always starts on menu</text:span></text:p>
      <text:p text:style-name="P689"><text:span text:style-name="T690">Trigger</text:span><text:span text:style-name="T691"><text:line-break/></text:span><text:span text:style-name="T692">The user chooses to start the application.</text:span><text:span text:style-name="T693"><text:line-break/></text:span><text:span text:style-name="T694">Precondition</text:span><text:span text:style-name="T695"><text:line-break/></text:span><text:span text:style-name="T696">The user has installed the application.</text:span><text:span text:style-name="T697"><text:line-break/></text:span><text:span text:style-name="T698">Basic path</text:span><text:span text:style-name="T699"><text:line-break/></text:span><text:span text:style-name="T700">The application starts to the start menu. Nowhere else.</text:span><text:span text:style-name="T701"><text:line-break/></text:span><text:span text:style-name="T702">Exception path</text:span><text:span text:style-name="T703"><text:line-break/></text:span><text:span text:style-name="T704">The program is running. The system tells the user the program is running.</text:span><text:span text:style-name="T705"><text:line-break/></text:span><text:span text:style-name="T706">Post condition</text:span><text:span text:style-name="T707"><text:line-break/></text:span><text:span text:style-name="T708">The application is running.</text:span><text:span text:style-name="T709"><text:line-break/></text:span><text:span text:style-name="T710">Author</text:span><text:span text:style-name="T711"><text:line-break/></text:span><text:span text:style-name="T712">JS</text:span><text:span text:style-name="T713"><text:line-break/></text:span><text:span text:style-name="T714"><text:line-break/></text:span><text:span text:style-name="T715"><text:line-break/></text:span><text:span text:style-name="T716"><text:line-break/></text:span><text:span text:style-name="T717">3.01</text:span><text:span text:style-name="T718"><text:tab/></text:span><text:span text:style-name="T719"><text:tab/></text:span><text:span text:style-name="T720"><text:tab/>A schema is illustrated</text:span><text:span text:style-name="T721"><text:line-break/></text:span><text:span text:style-name="T722"><text:line-break/></text:span><text:span text:style-name="T723">Trigger</text:span><text:span text:style-name="T724"><text:line-break/></text:span><text:span text:style-name="T725">The user goes to Schema.</text:span><text:span text:style-name="T726"><text:line-break/></text:span><text:span text:style-name="T727">Precondition</text:span><text:span text:style-name="T728"><text:line-break/></text:span><text:span text:style-name="T729">The user is in Menu.</text:span><text:span text:style-name="T730"><text:line-break/></text:span><text:span text:style-name="T731">Basic path</text:span><text:span text:style-name="T732"><text:line-break/></text:span><text:span text:style-name="T733">The schema is visible.</text:span><text:span text:style-name="T734"><text:line-break/></text:span><text:span text:style-name="T735">Exception path</text:span><text:span text:style-name="T736"><text:line-break/></text:span><text:span text:style-name="T737">Schema is not visible.</text:span><text:span text:style-name="T738"><text:line-break/></text:span><text:span text:style-name="T739">Post condition</text:span><text:span text:style-name="T740"><text:line-break/></text:span><text:span text:style-name="T741">The user is in Schema, watching the schema</text:span><text:span text:style-name="T742"><text:line-break/></text:span><text:span text:style-name="T743">Author</text:span><text:span text:style-name="T744"><text:line-break/></text:span><text:span text:style-name="T745">JS</text:span><text:span text:style-name="T746"><text:line-break/></text:span><text:span text:style-name="T747"><text:line-break/></text:span><text:span text:style-name="T748">3.02</text:span><text:span text:style-name="T749"><text:tab/></text:span><text:span text:style-name="T750"><text:tab/></text:span><text:span text:style-name="T751"><text:tab/>Days are visible</text:span><text:span text:style-name="T752"><text:line-break/></text:span><text:span text:style-name="T753"><text:line-break/></text:span><text:span text:style-name="T754">Trigger</text:span><text:span text:style-name="T755"><text:line-break/></text:span><text:span text:style-name="T756">The user goes to Schema.</text:span><text:span text:style-name="T757"><text:line-break/></text:span><text:span text:style-name="T758">Precondition</text:span><text:span text:style-name="T759"><text:line-break/></text:span><text:span text:style-name="T760">The user is in Menu.</text:span><text:span text:style-name="T761"><text:line-break/></text:span><text:span text:style-name="T762">Basic path</text:span><text:span text:style-name="T763"><text:line-break/></text:span><text:span text:style-name="T764">The weekdays are visible on the schema.</text:span><text:span text:style-name="T765"><text:line-break/></text:span><text:span text:style-name="T766">Exception path</text:span><text:span text:style-name="T767"><text:line-break/></text:span><text:span text:style-name="T768">Week days are not visible.</text:span><text:span text:style-name="T769"><text:line-break/></text:span><text:span text:style-name="T770">Post condition</text:span><text:span text:style-name="T771"><text:line-break/></text:span><text:span text:style-name="T772">The user is in Schema, watching the schema with weekdays</text:span><text:span text:style-name="T773"><text:line-break/></text:span><text:span text:style-name="T774">Author</text:span><text:span text:style-name="T775"><text:line-break/></text:span><text:soft-page-break/><text:span text:style-name="T776">JS</text:span><text:span text:style-name="T777"><text:line-break/></text:span><text:span text:style-name="T778"><text:line-break/></text:span><text:span text:style-name="T779">3.03</text:span><text:span text:style-name="T780"><text:tab/></text:span><text:span text:style-name="T781"><text:tab/></text:span><text:span text:style-name="T782"><text:tab/>Hours are visible from 00.00 to 23.59</text:span><text:span text:style-name="T783"><text:line-break/></text:span><text:span text:style-name="T784"><text:line-break/></text:span><text:span text:style-name="T785">Trigger</text:span><text:span text:style-name="T786"><text:line-break/></text:span><text:span text:style-name="T787">The user goes to Schema.</text:span><text:span text:style-name="T788"><text:line-break/></text:span><text:span text:style-name="T789">Precondition</text:span><text:span text:style-name="T790"><text:line-break/></text:span><text:span text:style-name="T791">The user is in Menu.</text:span><text:span text:style-name="T792"><text:line-break/></text:span><text:span text:style-name="T793">Basic path</text:span><text:span text:style-name="T794"><text:line-break/></text:span><text:span text:style-name="T795">The hours 00.00-23.59 are visible on the schema.</text:span><text:span text:style-name="T796"><text:line-break/></text:span><text:span text:style-name="T797">Exception path</text:span><text:span text:style-name="T798"><text:line-break/></text:span><text:span text:style-name="T799">Hours are not visible.</text:span><text:span text:style-name="T800"><text:line-break/></text:span><text:span text:style-name="T801">Post condition</text:span><text:span text:style-name="T802"><text:line-break/></text:span><text:span text:style-name="T803">The user is in Schema, watching the schema with hours</text:span><text:span text:style-name="T804"><text:line-break/></text:span><text:span text:style-name="T805">Author</text:span><text:span text:style-name="T806"><text:line-break/></text:span><text:span text:style-name="T807">JS</text:span><text:span text:style-name="T808"><text:line-break/></text:span><text:span text:style-name="T809"><text:line-break/></text:span><text:span text:style-name="T810">3.04</text:span><text:span text:style-name="T811"><text:tab/></text:span><text:span text:style-name="T812"><text:tab/></text:span><text:span text:style-name="T813"><text:tab/>It is possible to choose to view a week</text:span><text:span text:style-name="T814"><text:line-break/></text:span><text:span text:style-name="T815"><text:line-break/></text:span><text:span text:style-name="T816">Trigger</text:span><text:span text:style-name="T817"><text:line-break/></text:span><text:span text:style-name="T818">The user presses week-view in Schema.</text:span><text:span text:style-name="T819"><text:line-break/></text:span><text:span text:style-name="T820">Precondition</text:span><text:span text:style-name="T821"><text:line-break/></text:span><text:span text:style-name="T822">The user is in Schema.</text:span><text:span text:style-name="T823"><text:line-break/></text:span><text:span text:style-name="T824">Basic path</text:span><text:span text:style-name="T825"><text:line-break/></text:span><text:span text:style-name="T826">The user sees the schema as a week.</text:span><text:span text:style-name="T827"><text:line-break/></text:span><text:span text:style-name="T828">Exception path</text:span><text:span text:style-name="T829"><text:line-break/></text:span><text:span text:style-name="T830">No exception path</text:span><text:span text:style-name="T831"><text:line-break/></text:span><text:span text:style-name="T832">Post condition</text:span><text:span text:style-name="T833"><text:line-break/></text:span><text:span text:style-name="T834">The user is in Schema, watching the schema as a week</text:span><text:span text:style-name="T835"><text:line-break/></text:span><text:span text:style-name="T836">Author</text:span><text:span text:style-name="T837"><text:line-break/></text:span><text:span text:style-name="T838">JS</text:span><text:span text:style-name="T839"><text:line-break/></text:span><text:span text:style-name="T840"><text:line-break/></text:span><text:span text:style-name="T841">3.05</text:span><text:span text:style-name="T842"><text:tab/></text:span><text:span text:style-name="T843"><text:tab/></text:span><text:span text:style-name="T844"><text:tab/>It is possible to only choose to view a day</text:span><text:span text:style-name="T845"><text:line-break/></text:span><text:span text:style-name="T846"><text:line-break/></text:span><text:span text:style-name="T847">Trigger</text:span><text:span text:style-name="T848"><text:line-break/></text:span><text:span text:style-name="T849">The user presses day-view in Schema.</text:span><text:span text:style-name="T850"><text:line-break/></text:span><text:span text:style-name="T851">Precondition</text:span><text:span text:style-name="T852"><text:line-break/></text:span><text:span text:style-name="T853">The user is in Schema.</text:span><text:span text:style-name="T854"><text:line-break/></text:span><text:span text:style-name="T855">Basic path</text:span><text:span text:style-name="T856"><text:line-break/></text:span><text:span text:style-name="T857">The user sees the schema as day to day.</text:span><text:span text:style-name="T858"><text:line-break/></text:span><text:span text:style-name="T859">Exception path</text:span><text:span text:style-name="T860"><text:line-break/></text:span><text:span text:style-name="T861">No exception path</text:span><text:span text:style-name="T862"><text:line-break/></text:span><text:span text:style-name="T863">Post condition</text:span><text:span text:style-name="T864"><text:line-break/></text:span><text:span text:style-name="T865">The user is in Schema, watching the schema as day to day</text:span><text:span text:style-name="T866"><text:line-break/></text:span><text:span text:style-name="T867">Author</text:span><text:span text:style-name="T868"><text:line-break/></text:span><text:span text:style-name="T869">JS</text:span></text:p>
      <text:p text:style-name="P870"><text:span text:style-name="T871">3.06 Exit from schema to menu, back button</text:span></text:p>
      <text:p text:style-name="P872"><text:span text:style-name="T873">Trigger</text:span><text:span text:style-name="T874"><text:line-break/></text:span><text:span text:style-name="T875">The user clicks on the “back button”.  The schema is saved and the menu is opened.</text:span><text:span text:style-name="T876"><text:line-break/></text:span><text:span text:style-name="T877">Precondition</text:span><text:span text:style-name="T878"><text:line-break/></text:span><text:span text:style-name="T879">The user is in schema.</text:span><text:span text:style-name="T880"><text:line-break/></text:span><text:span text:style-name="T881">Basic path</text:span><text:span text:style-name="T882"><text:line-break/></text:span><text:span text:style-name="T883">Schema is saved and the menu becomes visible.</text:span><text:span text:style-name="T884"><text:line-break/></text:span><text:span text:style-name="T885">Exception path</text:span><text:span text:style-name="T886"><text:line-break/></text:span><text:soft-page-break/><text:span text:style-name="T887">No exception path</text:span><text:span text:style-name="T888"><text:line-break/></text:span><text:span text:style-name="T889">Post condition</text:span><text:span text:style-name="T890"><text:line-break/></text:span><text:span text:style-name="T891">Schema is saved and the menu is visible.</text:span><text:span text:style-name="T892"><text:line-break/></text:span><text:span text:style-name="T893">Author</text:span><text:span text:style-name="T894"><text:line-break/></text:span><text:span text:style-name="T895">JS</text:span><text:span text:style-name="T896"><text:line-break/></text:span></text:p>
      <text:p text:style-name="P897"><text:span text:style-name="T898">3.07 Exit from schema to menu, home button</text:span></text:p>
      <text:p text:style-name="P899"><text:span text:style-name="T900">Trigger</text:span><text:span text:style-name="T901"><text:line-break/></text:span><text:span text:style-name="T902">The user clicks on the “menu button”.  The schema is saved and the menu is opened.</text:span><text:span text:style-name="T903"><text:line-break/></text:span><text:span text:style-name="T904">Precondition</text:span><text:span text:style-name="T905"><text:line-break/></text:span><text:span text:style-name="T906">The user is in schema.</text:span><text:span text:style-name="T907"><text:line-break/></text:span><text:span text:style-name="T908">Basic path</text:span><text:span text:style-name="T909"><text:line-break/></text:span><text:span text:style-name="T910">Schema is saved and the menu becomes visible.</text:span><text:span text:style-name="T911"><text:line-break/></text:span><text:span text:style-name="T912">Exception path</text:span><text:span text:style-name="T913"><text:line-break/></text:span><text:span text:style-name="T914">No exception path</text:span><text:span text:style-name="T915"><text:line-break/></text:span><text:span text:style-name="T916">Post condition</text:span><text:span text:style-name="T917"><text:line-break/></text:span><text:span text:style-name="T918">Schema is saved and the menu is visible.</text:span><text:span text:style-name="T919"><text:line-break/></text:span><text:span text:style-name="T920">Author</text:span><text:span text:style-name="T921"><text:line-break/></text:span><text:span text:style-name="T922">JS</text:span><text:span text:style-name="T923"><text:line-break/></text:span><text:span text:style-name="T924"><text:line-break/></text:span><text:span text:style-name="T925">3.08</text:span><text:span text:style-name="T926"><text:tab/></text:span><text:span text:style-name="T927"><text:tab/></text:span><text:span text:style-name="T928"><text:tab/>Add a sleep style to schema</text:span><text:span text:style-name="T929"><text:line-break/></text:span><text:span text:style-name="T930"><text:line-break/></text:span><text:span text:style-name="T931">Trigger</text:span><text:span text:style-name="T932"><text:line-break/></text:span><text:span text:style-name="T933">The user presses add sleep style in Schema.</text:span><text:span text:style-name="T934"><text:line-break/></text:span><text:span text:style-name="T935">Precondition</text:span><text:span text:style-name="T936"><text:line-break/></text:span><text:span text:style-name="T937">The user is in Schema.</text:span><text:span text:style-name="T938"><text:line-break/></text:span><text:span text:style-name="T939">Basic path</text:span><text:span text:style-name="T940"><text:line-break/></text:span><text:span text:style-name="T941">The user can add a new sleep style to the schema, which will be chooseable</text:span><text:span text:style-name="T942"><text:line-break/></text:span><text:span text:style-name="T943">Exception path</text:span><text:span text:style-name="T944"><text:line-break/></text:span><text:span text:style-name="T945">No exception path</text:span><text:span text:style-name="T946"><text:line-break/></text:span><text:span text:style-name="T947">Post condition</text:span><text:span text:style-name="T948"><text:line-break/></text:span><text:span text:style-name="T949">The user is in add sleep style window.</text:span><text:span text:style-name="T950"><text:line-break/></text:span><text:span text:style-name="T951">Author</text:span><text:span text:style-name="T952"><text:line-break/></text:span><text:span text:style-name="T953">JS</text:span><text:span text:style-name="T954"><text:line-break/></text:span><text:span text:style-name="T955"><text:line-break/></text:span><text:span text:style-name="T956">3.09</text:span><text:span text:style-name="T957"><text:tab/></text:span><text:span text:style-name="T958"><text:tab/></text:span><text:span text:style-name="T959"><text:tab/>Add appointments to schema</text:span><text:span text:style-name="T960"><text:line-break/></text:span><text:span text:style-name="T961"><text:line-break/></text:span><text:span text:style-name="T962">Trigger</text:span><text:span text:style-name="T963"><text:line-break/></text:span><text:span text:style-name="T964">The user presses add appointment in Schema.</text:span><text:span text:style-name="T965"><text:line-break/></text:span><text:span text:style-name="T966">Precondition</text:span><text:span text:style-name="T967"><text:line-break/></text:span><text:span text:style-name="T968">The user is in Schema.</text:span><text:span text:style-name="T969"><text:line-break/></text:span><text:span text:style-name="T970">Basic path</text:span><text:span text:style-name="T971"><text:line-break/></text:span><text:span text:style-name="T972">The user can add a new appointment to the schema, which will be shown as element in other color than black</text:span><text:span text:style-name="T973"><text:line-break/></text:span><text:span text:style-name="T974">Exception path</text:span><text:span text:style-name="T975"><text:line-break/></text:span><text:span text:style-name="T976">No exception path</text:span><text:span text:style-name="T977"><text:line-break/></text:span><text:span text:style-name="T978">Post condition</text:span><text:span text:style-name="T979"><text:line-break/></text:span><text:span text:style-name="T980">The user is in add appointment window.</text:span><text:span text:style-name="T981"><text:line-break/></text:span><text:span text:style-name="T982">Author</text:span><text:span text:style-name="T983"><text:line-break/></text:span><text:span text:style-name="T984">JS</text:span><text:span text:style-name="T985"><text:line-break/></text:span><text:span text:style-name="T986"><text:line-break/></text:span><text:span text:style-name="T987">3.10</text:span><text:span text:style-name="T988"><text:tab/></text:span><text:span text:style-name="T989"><text:tab/></text:span><text:span text:style-name="T990"><text:tab/>Move appointment</text:span><text:span text:style-name="T991"><text:line-break/></text:span><text:span text:style-name="T992"><text:line-break/></text:span><text:soft-page-break/><text:span text:style-name="T993">Trigger</text:span><text:span text:style-name="T994"><text:line-break/></text:span><text:span text:style-name="T995">The user holds an appointment element and wants to move it in Schema.</text:span><text:span text:style-name="T996"><text:line-break/></text:span><text:span text:style-name="T997">Precondition</text:span><text:span text:style-name="T998"><text:line-break/></text:span><text:span text:style-name="T999">The user is in Schema.</text:span><text:span text:style-name="T1000"><text:line-break/></text:span><text:span text:style-name="T1001">Basic path</text:span><text:span text:style-name="T1002"><text:line-break/></text:span><text:span text:style-name="T1003">The user can move around an appointment in Schema</text:span><text:span text:style-name="T1004"><text:line-break/></text:span><text:span text:style-name="T1005">Exception path</text:span><text:span text:style-name="T1006"><text:line-break/></text:span><text:span text:style-name="T1007">No exception path</text:span><text:span text:style-name="T1008"><text:line-break/></text:span><text:span text:style-name="T1009">Post condition</text:span><text:span text:style-name="T1010"><text:line-break/></text:span><text:span text:style-name="T1011">The user is in Schema with the appointment moved from one place to the other.</text:span><text:span text:style-name="T1012"><text:line-break/></text:span><text:span text:style-name="T1013">Author</text:span><text:span text:style-name="T1014"><text:line-break/></text:span><text:span text:style-name="T1015">JS</text:span><text:span text:style-name="T1016"><text:line-break/></text:span><text:span text:style-name="T1017"><text:line-break/></text:span><text:span text:style-name="T1018">3.11</text:span><text:span text:style-name="T1019"><text:tab/></text:span><text:span text:style-name="T1020"><text:tab/></text:span><text:span text:style-name="T1021"><text:tab/>Delete appointment</text:span><text:span text:style-name="T1022"><text:line-break/></text:span><text:span text:style-name="T1023"><text:line-break/></text:span><text:span text:style-name="T1024">Trigger</text:span><text:span text:style-name="T1025"><text:line-break/></text:span><text:span text:style-name="T1026">The presses delete on an appointment element in Schema.</text:span><text:span text:style-name="T1027"><text:line-break/></text:span><text:span text:style-name="T1028">Precondition</text:span><text:span text:style-name="T1029"><text:line-break/></text:span><text:span text:style-name="T1030">The user is in Schema.</text:span><text:span text:style-name="T1031"><text:line-break/></text:span><text:span text:style-name="T1032">Basic path</text:span><text:span text:style-name="T1033"><text:line-break/></text:span><text:span text:style-name="T1034">The user can delete an appointment in Schema</text:span><text:span text:style-name="T1035"><text:line-break/></text:span><text:span text:style-name="T1036">Exception path</text:span><text:span text:style-name="T1037"><text:line-break/></text:span><text:span text:style-name="T1038">No exception path</text:span><text:span text:style-name="T1039"><text:line-break/></text:span><text:span text:style-name="T1040">Post condition</text:span><text:span text:style-name="T1041"><text:line-break/></text:span><text:span text:style-name="T1042">The user is in Schema with the appointment deleted.</text:span><text:span text:style-name="T1043"><text:line-break/></text:span><text:span text:style-name="T1044">Author</text:span><text:span text:style-name="T1045"><text:line-break/></text:span><text:span text:style-name="T1046">JS</text:span><text:span text:style-name="T1047"><text:line-break/></text:span><text:span text:style-name="T1048"><text:line-break/></text:span><text:span text:style-name="T1049">3.12</text:span><text:span text:style-name="T1050"><text:tab/></text:span><text:span text:style-name="T1051"><text:tab/></text:span><text:span text:style-name="T1052"><text:tab/>Move sleep element</text:span><text:span text:style-name="T1053"><text:line-break/></text:span><text:span text:style-name="T1054"><text:line-break/></text:span><text:span text:style-name="T1055">Trigger</text:span><text:span text:style-name="T1056"><text:line-break/></text:span><text:span text:style-name="T1057">The user holds an sleep element and wants to move it in Schema.</text:span><text:span text:style-name="T1058"><text:line-break/></text:span><text:span text:style-name="T1059">Precondition</text:span><text:span text:style-name="T1060"><text:line-break/></text:span><text:span text:style-name="T1061">The user is in Schema.</text:span><text:span text:style-name="T1062"><text:line-break/></text:span><text:span text:style-name="T1063">Basic path</text:span><text:span text:style-name="T1064"><text:line-break/></text:span><text:span text:style-name="T1065">The user can move around a sleep element in Schema</text:span><text:span text:style-name="T1066"><text:line-break/></text:span><text:span text:style-name="T1067">Exception path</text:span><text:span text:style-name="T1068"><text:line-break/></text:span><text:span text:style-name="T1069">No exception path</text:span><text:span text:style-name="T1070"><text:line-break/></text:span><text:span text:style-name="T1071">Post condition</text:span><text:span text:style-name="T1072"><text:line-break/></text:span><text:span text:style-name="T1073">The user is in Schema with the sleep element moved from one place to the other.</text:span><text:span text:style-name="T1074"><text:line-break/></text:span><text:span text:style-name="T1075">Author</text:span><text:span text:style-name="T1076"><text:line-break/></text:span><text:span text:style-name="T1077">JS</text:span><text:span text:style-name="T1078"><text:line-break/></text:span><text:span text:style-name="T1079"><text:line-break/></text:span><text:span text:style-name="T1080"><text:line-break/></text:span><text:span text:style-name="T1081">3.13</text:span><text:span text:style-name="T1082"><text:tab/></text:span><text:span text:style-name="T1083"><text:tab/></text:span><text:span text:style-name="T1084"><text:tab/>Move entire sleep group element</text:span><text:span text:style-name="T1085"><text:line-break/></text:span><text:span text:style-name="T1086"><text:line-break/></text:span><text:span text:style-name="T1087">Trigger</text:span><text:span text:style-name="T1088"><text:line-break/></text:span><text:span text:style-name="T1089">The user holds an sleep group element and wants to move it in Schema.</text:span><text:span text:style-name="T1090"><text:line-break/></text:span><text:span text:style-name="T1091">Precondition</text:span><text:span text:style-name="T1092"><text:line-break/></text:span><text:span text:style-name="T1093">The user is in Schema.</text:span><text:span text:style-name="T1094"><text:line-break/></text:span><text:span text:style-name="T1095">Basic path</text:span><text:span text:style-name="T1096"><text:line-break/></text:span><text:span text:style-name="T1097">The user can move around a sleep group element in Schema</text:span><text:span text:style-name="T1098"><text:line-break/></text:span><text:span text:style-name="T1099">Exception path</text:span><text:span text:style-name="T1100"><text:line-break/></text:span><text:soft-page-break/><text:span text:style-name="T1101">No exception path</text:span><text:span text:style-name="T1102"><text:line-break/></text:span><text:span text:style-name="T1103">Post condition</text:span><text:span text:style-name="T1104"><text:line-break/></text:span><text:span text:style-name="T1105">The user is in Schema with the whole sleep cycle (sleep group element) moved from one place to the other.</text:span><text:span text:style-name="T1106"><text:line-break/></text:span><text:span text:style-name="T1107">Author</text:span><text:span text:style-name="T1108"><text:line-break/></text:span><text:span text:style-name="T1109">JS</text:span><text:span text:style-name="T1110"><text:line-break/></text:span><text:span text:style-name="T1111"><text:line-break/></text:span><text:span text:style-name="T1112">3.14</text:span><text:span text:style-name="T1113"><text:tab/></text:span><text:span text:style-name="T1114"><text:tab/></text:span><text:span text:style-name="T1115"><text:tab/>Warn the user when moving a sleep cycle</text:span><text:span text:style-name="T1116"><text:line-break/></text:span><text:span text:style-name="T1117"><text:line-break/></text:span><text:span text:style-name="T1118">Trigger</text:span><text:span text:style-name="T1119"><text:line-break/></text:span><text:span text:style-name="T1120">The user holds a sleep element or sleep group element and wants to move it in Schema.</text:span><text:span text:style-name="T1121"><text:line-break/></text:span><text:span text:style-name="T1122">Precondition</text:span><text:span text:style-name="T1123"><text:line-break/></text:span><text:span text:style-name="T1124">The user is in Schema.</text:span><text:span text:style-name="T1125"><text:line-break/></text:span><text:span text:style-name="T1126">Basic path</text:span><text:span text:style-name="T1127"><text:line-break/></text:span><text:span text:style-name="T1128">The user is warned that this will not be healty</text:span><text:span text:style-name="T1129"><text:line-break/></text:span><text:span text:style-name="T1130">Exception path</text:span><text:span text:style-name="T1131"><text:line-break/></text:span><text:span text:style-name="T1132">No exception path</text:span><text:span text:style-name="T1133"><text:line-break/></text:span><text:span text:style-name="T1134">Post condition</text:span><text:span text:style-name="T1135"><text:line-break/></text:span><text:span text:style-name="T1136">The user is in Schema with the whole sleep cycle (sleep group element) moved from one place to the other OR the user has chosen to undo.</text:span><text:span text:style-name="T1137"><text:line-break/></text:span><text:span text:style-name="T1138">Author</text:span><text:span text:style-name="T1139"><text:line-break/></text:span><text:span text:style-name="T1140">JS</text:span><text:span text:style-name="T1141"><text:line-break/></text:span><text:span text:style-name="T1142"><text:line-break/></text:span><text:span text:style-name="T1143">3.15</text:span><text:span text:style-name="T1144"><text:tab/></text:span><text:span text:style-name="T1145"><text:tab/></text:span><text:span text:style-name="T1146"><text:tab/>Use different colors for different appointments.</text:span><text:span text:style-name="T1147"><text:line-break/></text:span><text:span text:style-name="T1148"><text:line-break/></text:span><text:span text:style-name="T1149">Trigger</text:span><text:span text:style-name="T1150"><text:line-break/></text:span><text:span text:style-name="T1151">The user has added an appointment in Schema.</text:span><text:span text:style-name="T1152"><text:line-break/></text:span><text:span text:style-name="T1153">Precondition</text:span><text:span text:style-name="T1154"><text:line-break/></text:span><text:span text:style-name="T1155">The user is in Schema.</text:span><text:span text:style-name="T1156"><text:line-break/></text:span><text:span text:style-name="T1157">Basic path</text:span><text:span text:style-name="T1158"><text:line-break/></text:span><text:span text:style-name="T1159">The user will now see the appointments in other color than sleep elements</text:span><text:span text:style-name="T1160"><text:line-break/></text:span><text:span text:style-name="T1161">Exception path</text:span><text:span text:style-name="T1162"><text:line-break/></text:span><text:span text:style-name="T1163">No exception path</text:span><text:span text:style-name="T1164"><text:line-break/></text:span><text:span text:style-name="T1165">Post condition</text:span><text:span text:style-name="T1166"><text:line-break/></text:span><text:span text:style-name="T1167">The user is in schema, with an understanding of what is sleep elements and what isn’t</text:span><text:span text:style-name="T1168"><text:line-break/></text:span><text:span text:style-name="T1169">Author</text:span><text:span text:style-name="T1170"><text:line-break/></text:span><text:span text:style-name="T1171">JS</text:span><text:span text:style-name="T1172"><text:line-break/></text:span><text:span text:style-name="T1173"><text:line-break/></text:span><text:span text:style-name="T1174">3.16<text:s/></text:span><text:span text:style-name="T1175"><text:tab/></text:span><text:span text:style-name="T1176"><text:tab/></text:span><text:span text:style-name="T1177"><text:tab/>Add information about an appointment</text:span><text:span text:style-name="T1178"><text:line-break/></text:span><text:span text:style-name="T1179"><text:line-break/></text:span><text:span text:style-name="T1180">Trigger</text:span><text:span text:style-name="T1181"><text:line-break/></text:span><text:span text:style-name="T1182">The user presses add appointment in Schema.</text:span><text:span text:style-name="T1183"><text:line-break/></text:span><text:span text:style-name="T1184">Precondition</text:span><text:span text:style-name="T1185"><text:line-break/></text:span><text:span text:style-name="T1186">The user is in Schema.</text:span><text:span text:style-name="T1187"><text:line-break/></text:span><text:span text:style-name="T1188">Basic path</text:span><text:span text:style-name="T1189"><text:line-break/></text:span><text:span text:style-name="T1190">The user can add information about the appointment in the add appointment window</text:span><text:span text:style-name="T1191"><text:line-break/></text:span><text:span text:style-name="T1192">Exception path</text:span><text:span text:style-name="T1193"><text:line-break/></text:span><text:span text:style-name="T1194">No exception path</text:span><text:span text:style-name="T1195"><text:line-break/></text:span><text:span text:style-name="T1196">Post condition</text:span><text:span text:style-name="T1197"><text:line-break/></text:span><text:span text:style-name="T1198">The user is in add appointment window.</text:span><text:span text:style-name="T1199"><text:line-break/></text:span><text:span text:style-name="T1200">Author</text:span><text:span text:style-name="T1201"><text:line-break/></text:span><text:span text:style-name="T1202">JS</text:span><text:span text:style-name="T1203"><text:line-break/></text:span><text:span text:style-name="T1204"><text:line-break/></text:span><text:soft-page-break/><text:span text:style-name="T1205">3.17</text:span><text:span text:style-name="T1206"><text:tab/></text:span><text:span text:style-name="T1207"><text:tab/></text:span><text:span text:style-name="T1208"><text:tab/>Change information about an appointment</text:span><text:span text:style-name="T1209"><text:line-break/></text:span><text:span text:style-name="T1210"><text:line-break/></text:span><text:span text:style-name="T1211">Trigger</text:span><text:span text:style-name="T1212"><text:line-break/></text:span><text:span text:style-name="T1213">The user has added an appointment in Schema.</text:span><text:span text:style-name="T1214"><text:line-break/></text:span><text:span text:style-name="T1215">Precondition</text:span><text:span text:style-name="T1216"><text:line-break/></text:span><text:span text:style-name="T1217">The user is in Schema.</text:span><text:span text:style-name="T1218"><text:line-break/></text:span><text:span text:style-name="T1219">Basic path</text:span><text:span text:style-name="T1220"><text:line-break/></text:span><text:span text:style-name="T1221">The user can press an appointment and choose “edit appointment”. this will take the user to the add a</text:span><text:span text:style-name="T1222">p</text:span><text:span text:style-name="T1223">pointment window for that appointment.</text:span><text:span text:style-name="T1224"><text:line-break/></text:span><text:span text:style-name="T1225">Exception path</text:span><text:span text:style-name="T1226"><text:line-break/></text:span><text:span text:style-name="T1227">No exception path</text:span><text:span text:style-name="T1228"><text:line-break/></text:span><text:span text:style-name="T1229">Post condition</text:span><text:span text:style-name="T1230"><text:line-break/></text:span><text:span text:style-name="T1231">The user is in add appointment window.</text:span><text:span text:style-name="T1232"><text:line-break/></text:span><text:span text:style-name="T1233">Author</text:span><text:span text:style-name="T1234"><text:line-break/></text:span><text:span text:style-name="T1235">JS</text:span><text:span text:style-name="T1236"><text:line-break/></text:span><text:span text:style-name="T1237"><text:line-break/></text:span><text:span text:style-name="T1238">3.18</text:span><text:span text:style-name="T1239"><text:tab/></text:span><text:span text:style-name="T1240"><text:tab/></text:span><text:span text:style-name="T1241"><text:tab/>Delete information about an appointment</text:span><text:span text:style-name="T1242"><text:line-break/></text:span><text:span text:style-name="T1243"><text:line-break/></text:span><text:span text:style-name="T1244">Trigger</text:span><text:span text:style-name="T1245"><text:line-break/></text:span><text:span text:style-name="T1246">The user has chosen “edit appointment” in Schema.</text:span><text:span text:style-name="T1247"><text:line-break/></text:span><text:span text:style-name="T1248">Precondition</text:span><text:span text:style-name="T1249"><text:line-break/></text:span><text:span text:style-name="T1250">The user is in Schema.</text:span><text:span text:style-name="T1251"><text:line-break/></text:span><text:span text:style-name="T1252">Basic path</text:span><text:span text:style-name="T1253"><text:line-break/></text:span><text:span text:style-name="T1254">The user can remove the information about the appointment</text:span><text:span text:style-name="T1255"><text:line-break/></text:span><text:span text:style-name="T1256">Exception path</text:span><text:span text:style-name="T1257"><text:line-break/></text:span><text:span text:style-name="T1258">No exception path</text:span><text:span text:style-name="T1259"><text:line-break/></text:span><text:span text:style-name="T1260">Post condition</text:span><text:span text:style-name="T1261"><text:line-break/></text:span><text:span text:style-name="T1262">The user is in add appointment window.</text:span><text:span text:style-name="T1263"><text:line-break/></text:span><text:span text:style-name="T1264">Author</text:span><text:span text:style-name="T1265"><text:line-break/></text:span><text:span text:style-name="T1266">JS</text:span><text:span text:style-name="T1267"><text:line-break/></text:span><text:span text:style-name="T1268"><text:line-break/></text:span><text:span text:style-name="T1269">3.19</text:span><text:span text:style-name="T1270"><text:tab/></text:span><text:span text:style-name="T1271"><text:tab/></text:span><text:span text:style-name="T1272"><text:tab/>There is a back button from Schema</text:span><text:span text:style-name="T1273"><text:line-break/></text:span><text:span text:style-name="T1274"><text:line-break/></text:span><text:span text:style-name="T1275">Trigger</text:span><text:span text:style-name="T1276"><text:line-break/></text:span><text:span text:style-name="T1277">The user chooses to go back to the menu, and presses the back arrow</text:span><text:span text:style-name="T1278"><text:line-break/></text:span><text:span text:style-name="T1279">Precondition</text:span><text:span text:style-name="T1280"><text:line-break/></text:span><text:span text:style-name="T1281">The user is in schema.</text:span><text:span text:style-name="T1282"><text:line-break/></text:span><text:span text:style-name="T1283">Basic path</text:span><text:span text:style-name="T1284"><text:line-break/></text:span><text:span text:style-name="T1285">The user is returned to the menu</text:span><text:span text:style-name="T1286"><text:line-break/></text:span><text:span text:style-name="T1287">Exception path</text:span><text:span text:style-name="T1288"><text:line-break/></text:span><text:span text:style-name="T1289">No exception path</text:span><text:span text:style-name="T1290"><text:line-break/></text:span><text:span text:style-name="T1291">Post condition</text:span><text:span text:style-name="T1292"><text:line-break/></text:span><text:span text:style-name="T1293">The application is running in Menu.</text:span><text:span text:style-name="T1294"><text:line-break/></text:span><text:span text:style-name="T1295">Author</text:span><text:span text:style-name="T1296"><text:line-break/></text:span><text:span text:style-name="T1297">JS</text:span><text:span text:style-name="T1298"><text:line-break/></text:span></text:p>
      <text:p text:style-name="P1299"><text:span text:style-name="T1300"><text:line-break/></text:span><text:span text:style-name="T1301">4.01 Sleep style is illustrated on the schema</text:span></text:p>
      <text:p text:style-name="P1302"><text:span text:style-name="T1303"><text:line-break/></text:span><text:span text:style-name="T1304">Trigger</text:span><text:span text:style-name="T1305"><text:line-break/></text:span><text:span text:style-name="T1306">The user chooses to go to schema.</text:span><text:span text:style-name="T1307"><text:line-break/></text:span><text:span text:style-name="T1308">Precondition</text:span><text:span text:style-name="T1309"><text:line-break/></text:span><text:span text:style-name="T1310">The user is in Menu.</text:span><text:span text:style-name="T1311"><text:line-break/></text:span><text:soft-page-break/><text:span text:style-name="T1312">Basic path</text:span><text:span text:style-name="T1313"><text:line-break/></text:span><text:span text:style-name="T1314">The sleep elements are visible on the schema.</text:span><text:span text:style-name="T1315"><text:line-break/></text:span><text:span text:style-name="T1316">Exception path</text:span><text:span text:style-name="T1317"><text:line-break/></text:span><text:span text:style-name="T1318">Sleep elements are not visible.</text:span><text:span text:style-name="T1319"><text:line-break/></text:span><text:span text:style-name="T1320">Post condition</text:span><text:span text:style-name="T1321"><text:line-break/></text:span><text:span text:style-name="T1322">The user is in Schema, watching the sleep elements</text:span><text:span text:style-name="T1323"><text:line-break/></text:span><text:span text:style-name="T1324">Author</text:span><text:span text:style-name="T1325"><text:line-break/></text:span><text:span text:style-name="T1326">JS</text:span><text:span text:style-name="T1327"><text:tab/></text:span><text:span text:style-name="T1328"><text:tab/></text:span><text:span text:style-name="T1329"><text:tab/></text:span><text:span text:style-name="T1330"><text:line-break/></text:span></text:p>
      <text:p text:style-name="P1331"><text:span text:style-name="T1332">4.02 The sleep style is illustrated in black color</text:span></text:p>
      <text:p text:style-name="P1333"><text:span text:style-name="T1334">Trigger</text:span><text:span text:style-name="T1335"><text:line-break/></text:span><text:span text:style-name="T1336">The user chooses to go to schema.</text:span><text:span text:style-name="T1337"><text:line-break/></text:span><text:span text:style-name="T1338">Precondition</text:span><text:span text:style-name="T1339"><text:line-break/></text:span><text:span text:style-name="T1340">The user is in Menu.</text:span><text:span text:style-name="T1341"><text:line-break/></text:span><text:span text:style-name="T1342">Basic path</text:span><text:span text:style-name="T1343"><text:line-break/></text:span><text:span text:style-name="T1344">The sleep elements are shown in black on the schema.</text:span><text:span text:style-name="T1345"><text:line-break/></text:span><text:span text:style-name="T1346">Exception path</text:span><text:span text:style-name="T1347"><text:line-break/></text:span><text:span text:style-name="T1348">Sleep elements are not visible.</text:span><text:span text:style-name="T1349"><text:line-break/></text:span><text:span text:style-name="T1350">Sleep elements are not in black.</text:span><text:span text:style-name="T1351"><text:line-break/></text:span><text:span text:style-name="T1352">Post condition</text:span><text:span text:style-name="T1353"><text:line-break/></text:span><text:span text:style-name="T1354">The user is in Schema, watching the black sleep elements</text:span><text:span text:style-name="T1355"><text:line-break/></text:span><text:span text:style-name="T1356">Author</text:span><text:span text:style-name="T1357"><text:line-break/></text:span><text:span text:style-name="T1358">JS</text:span><text:span text:style-name="T1359"><text:tab/></text:span><text:span text:style-name="T1360"><text:tab/></text:span><text:span text:style-name="T1361"><text:tab/></text:span></text:p>
      <text:p text:style-name="P1362"><text:span text:style-name="T1363">4.03 Each sleep element has a start time</text:span></text:p>
      <text:p text:style-name="P1364"><text:span text:style-name="T1365">Trigger</text:span><text:span text:style-name="T1366"><text:line-break/></text:span><text:span text:style-name="T1367">The user chooses to go to schema.</text:span><text:span text:style-name="T1368"><text:line-break/></text:span><text:span text:style-name="T1369">Precondition</text:span><text:span text:style-name="T1370"><text:line-break/></text:span><text:span text:style-name="T1371">The user is in Menu.</text:span><text:span text:style-name="T1372"><text:line-break/></text:span><text:span text:style-name="T1373">Basic path</text:span><text:span text:style-name="T1374"><text:line-break/></text:span><text:span text:style-name="T1375">The sleep elements have a starting time</text:span><text:span text:style-name="T1376"><text:line-break/></text:span><text:span text:style-name="T1377">Exception path</text:span><text:span text:style-name="T1378"><text:line-break/></text:span><text:span text:style-name="T1379">No exception path</text:span><text:span text:style-name="T1380"><text:line-break/></text:span><text:span text:style-name="T1381">Post condition</text:span><text:span text:style-name="T1382"><text:line-break/></text:span><text:span text:style-name="T1383">The user is in the schema</text:span><text:span text:style-name="T1384"><text:line-break/></text:span><text:span text:style-name="T1385">Author</text:span><text:span text:style-name="T1386"><text:line-break/></text:span><text:span text:style-name="T1387">JS</text:span><text:span text:style-name="T1388"><text:line-break/></text:span></text:p>
      <text:p text:style-name="P1389"><text:span text:style-name="T1390">4.04 Each sleep element has a stop time</text:span></text:p>
      <text:p text:style-name="P1391"><text:span text:style-name="T1392">Trigger</text:span><text:span text:style-name="T1393"><text:line-break/></text:span><text:span text:style-name="T1394">The user chooses to go to schema.</text:span><text:span text:style-name="T1395"><text:line-break/></text:span><text:span text:style-name="T1396">Precondition</text:span><text:span text:style-name="T1397"><text:line-break/></text:span><text:span text:style-name="T1398">The user is in Menu.</text:span><text:span text:style-name="T1399"><text:line-break/></text:span><text:span text:style-name="T1400">Basic path</text:span><text:span text:style-name="T1401"><text:line-break/></text:span><text:span text:style-name="T1402">The sleep elements have a ending time</text:span><text:span text:style-name="T1403"><text:line-break/></text:span><text:span text:style-name="T1404">Exception path</text:span><text:span text:style-name="T1405"><text:line-break/></text:span><text:span text:style-name="T1406">No exception path</text:span><text:span text:style-name="T1407"><text:line-break/></text:span><text:span text:style-name="T1408">Post condition</text:span><text:span text:style-name="T1409"><text:line-break/></text:span><text:span text:style-name="T1410">The user is in the schema</text:span><text:span text:style-name="T1411"><text:line-break/></text:span><text:span text:style-name="T1412">Author</text:span><text:span text:style-name="T1413"><text:line-break/></text:span><text:span text:style-name="T1414">JS</text:span><text:span text:style-name="T1415"><text:tab/></text:span><text:span text:style-name="T1416"><text:tab/></text:span></text:p>
      <text:p text:style-name="P1417"><text:span text:style-name="T1418">4.05 The sleep elements should be a layer on the schema</text:span></text:p>
      <text:p text:style-name="P1419"><text:span text:style-name="T1420"><text:line-break/></text:span><text:span text:style-name="T1421">Trigger</text:span><text:span text:style-name="T1422"><text:line-break/></text:span><text:span text:style-name="T1423">The user chooses to go to schema.</text:span><text:span text:style-name="T1424"><text:line-break/></text:span><text:span text:style-name="T1425">Precondition</text:span><text:span text:style-name="T1426"><text:line-break/></text:span><text:soft-page-break/><text:span text:style-name="T1427">The user is in Menu.</text:span><text:span text:style-name="T1428"><text:line-break/></text:span><text:span text:style-name="T1429">Basic path</text:span><text:span text:style-name="T1430"><text:line-break/></text:span><text:span text:style-name="T1431">The sleep elements are detachable from the schema</text:span><text:span text:style-name="T1432"><text:line-break/></text:span><text:span text:style-name="T1433">Exception path</text:span><text:span text:style-name="T1434"><text:line-break/></text:span><text:span text:style-name="T1435">The sleep elements are locked to the schema</text:span><text:span text:style-name="T1436"><text:line-break/></text:span><text:span text:style-name="T1437">Post condition</text:span><text:span text:style-name="T1438"><text:line-break/></text:span><text:span text:style-name="T1439">The user is in the schema</text:span><text:span text:style-name="T1440"><text:line-break/></text:span><text:span text:style-name="T1441">Author</text:span><text:span text:style-name="T1442"><text:line-break/></text:span><text:span text:style-name="T1443">JS</text:span><text:span text:style-name="T1444"><text:line-break/></text:span><text:span text:style-name="T1445"><text:line-break/></text:span><text:span text:style-name="T1446">4.06 The sleep elements should be able to be hidden from the schema, with on/off function  </text:span><text:span text:style-name="T1447"><text:line-break/></text:span><text:span text:style-name="T1448"><text:line-break/></text:span><text:span text:style-name="T1449">Trigger</text:span><text:span text:style-name="T1450"><text:line-break/></text:span><text:span text:style-name="T1451">The user chooses to go deactivate the sleep elements</text:span><text:span text:style-name="T1452"><text:line-break/></text:span><text:span text:style-name="T1453">Precondition</text:span><text:span text:style-name="T1454"><text:line-break/></text:span><text:span text:style-name="T1455">The user is in Schema.</text:span><text:span text:style-name="T1456"><text:line-break/></text:span><text:span text:style-name="T1457">Basic path</text:span><text:span text:style-name="T1458"><text:line-break/></text:span><text:span text:style-name="T1459">The sleep elements have an on/off button</text:span><text:span text:style-name="T1460"><text:line-break/></text:span><text:span text:style-name="T1461">Exception path</text:span><text:span text:style-name="T1462"><text:line-break/></text:span><text:span text:style-name="T1463">No exception path</text:span><text:span text:style-name="T1464"><text:line-break/></text:span><text:span text:style-name="T1465">Post condition</text:span><text:span text:style-name="T1466"><text:line-break/></text:span><text:span text:style-name="T1467">The user is in the schema. The sleep elements are turned off.</text:span><text:span text:style-name="T1468"><text:line-break/></text:span><text:span text:style-name="T1469">Author</text:span><text:span text:style-name="T1470"><text:line-break/></text:span><text:span text:style-name="T1471">JS</text:span><text:span text:style-name="T1472"><text:s/></text:span><text:span text:style-name="T1473"><text:line-break/></text:span><text:span text:style-name="T1474"><text:line-break/></text:span><text:span text:style-name="T1475"><text:line-break/></text:span><text:span text:style-name="T1476"><text:line-break/></text:span><text:span text:style-name="T1477">5.01<text:s/></text:span><text:span text:style-name="T1478">The program should include an Alarm function</text:span><text:span text:style-name="T1479"><text:s/></text:span><text:span text:style-name="T1480"><text:line-break/></text:span><text:span text:style-name="T1481"><text:line-break/></text:span><text:span text:style-name="T1482">Trigger</text:span><text:span text:style-name="T1483"><text:line-break/></text:span><text:span text:style-name="T1484">The user goes to Alarms.</text:span><text:span text:style-name="T1485"><text:line-break/></text:span><text:span text:style-name="T1486">Precondition</text:span><text:span text:style-name="T1487"><text:line-break/></text:span><text:span text:style-name="T1488">The user is in Menu.</text:span><text:span text:style-name="T1489"><text:line-break/></text:span><text:span text:style-name="T1490">Basic path</text:span><text:span text:style-name="T1491"><text:line-break/></text:span><text:span text:style-name="T1492">The alarms are visible.</text:span><text:span text:style-name="T1493"><text:line-break/></text:span><text:span text:style-name="T1494">Exception path</text:span><text:span text:style-name="T1495"><text:line-break/></text:span><text:span text:style-name="T1496">Alarms are not visible.</text:span><text:span text:style-name="T1497"><text:line-break/></text:span><text:span text:style-name="T1498">Post condition</text:span><text:span text:style-name="T1499"><text:line-break/></text:span><text:span text:style-name="T1500">The user is in Alarms, watching the alarms</text:span><text:span text:style-name="T1501"><text:line-break/></text:span><text:span text:style-name="T1502">Author</text:span><text:span text:style-name="T1503"><text:line-break/></text:span><text:span text:style-name="T1504">JS</text:span><text:span text:style-name="T1505"><text:line-break/></text:span><text:span text:style-name="T1506"><text:tab/></text:span><text:span text:style-name="T1507"><text:tab/></text:span><text:span text:style-name="T1508"><text:line-break/></text:span><text:span text:style-name="T1509">5.02<text:s/></text:span><text:span text:style-name="T1510">Automatically create an Alarm to awaken the user after every sleep element</text:span><text:span text:style-name="T1511"><text:line-break/></text:span><text:span text:style-name="T1512"><text:line-break/></text:span><text:span text:style-name="T1513">Trigger</text:span><text:span text:style-name="T1514"><text:line-break/></text:span><text:span text:style-name="T1515">The user chooses a sleep style</text:span><text:span text:style-name="T1516"><text:line-break/></text:span><text:span text:style-name="T1517">Precondition</text:span><text:span text:style-name="T1518"><text:line-break/></text:span><text:span text:style-name="T1519">The user is in Schema.</text:span><text:span text:style-name="T1520"><text:line-break/></text:span><text:span text:style-name="T1521">Basic path</text:span><text:span text:style-name="T1522"><text:line-break/></text:span><text:span text:style-name="T1523">There is an alarm created for every sleep element</text:span><text:span text:style-name="T1524"><text:line-break/></text:span><text:span text:style-name="T1525">Exception path</text:span><text:span text:style-name="T1526"><text:line-break/></text:span><text:span text:style-name="T1527">No sleep style is chosen</text:span><text:span text:style-name="T1528"><text:line-break/></text:span><text:span text:style-name="T1529">Post condition</text:span><text:span text:style-name="T1530"><text:line-break/></text:span><text:soft-page-break/><text:span text:style-name="T1531">The user is in the schema.<text:s/></text:span><text:span text:style-name="T1532"><text:line-break/></text:span><text:span text:style-name="T1533">Author</text:span><text:span text:style-name="T1534"><text:line-break/></text:span><text:span text:style-name="T1535">JS</text:span><text:span text:style-name="T1536"><text:s/></text:span><text:span text:style-name="T1537"><text:line-break/></text:span><text:span text:style-name="T1538"><text:tab/></text:span><text:span text:style-name="T1539"><text:tab/></text:span><text:span text:style-name="T1540"><text:line-break/></text:span><text:span text:style-name="T1541">5.03<text:s/></text:span><text:span text:style-name="T1542">When the alarm rings phone is automatically unlocked</text:span><text:span text:style-name="T1543"><text:s/> </text:span><text:span text:style-name="T1544"><text:line-break/></text:span><text:span text:style-name="T1545"><text:line-break/></text:span><text:span text:style-name="T1546">Trigger</text:span><text:span text:style-name="T1547"><text:line-break/></text:span><text:span text:style-name="T1548">The alarm rings</text:span><text:span text:style-name="T1549"><text:line-break/></text:span><text:span text:style-name="T1550">Precondition</text:span><text:span text:style-name="T1551"><text:line-break/></text:span><text:span text:style-name="T1552">The phone is locked</text:span><text:span text:style-name="T1553"><text:line-break/></text:span><text:span text:style-name="T1554">Basic path</text:span><text:span text:style-name="T1555"><text:line-break/></text:span><text:span text:style-name="T1556">The phone is unlocked when the alarm rings.</text:span><text:span text:style-name="T1557"><text:line-break/></text:span><text:span text:style-name="T1558">Exception path</text:span><text:span text:style-name="T1559"><text:line-break/></text:span><text:span text:style-name="T1560">The phone is not unlocked. The user has to unlock himself/herself.</text:span><text:span text:style-name="T1561"><text:line-break/></text:span><text:span text:style-name="T1562">Post condition</text:span><text:span text:style-name="T1563"><text:line-break/></text:span><text:span text:style-name="T1564">The user is in the alarms window</text:span><text:span text:style-name="T1565"><text:line-break/></text:span><text:span text:style-name="T1566">Author</text:span><text:span text:style-name="T1567"><text:line-break/></text:span><text:span text:style-name="T1568">JS</text:span><text:span text:style-name="T1569"><text:s/></text:span><text:span text:style-name="T1570"><text:line-break/></text:span><text:span text:style-name="T1571"><text:line-break/></text:span><text:span text:style-name="T1572">5.04<text:s/></text:span><text:span text:style-name="T1573">Possibility for user to select different Alarm-tone</text:span><text:span text:style-name="T1574"><text:line-break/></text:span><text:span text:style-name="T1575"><text:line-break/></text:span><text:span text:style-name="T1576">Trigger</text:span><text:span text:style-name="T1577"><text:line-break/></text:span><text:span text:style-name="T1578">The user chooses to edit the alarm</text:span><text:span text:style-name="T1579"><text:line-break/></text:span><text:span text:style-name="T1580">Precondition</text:span><text:span text:style-name="T1581"><text:line-break/></text:span><text:span text:style-name="T1582">The user is in Alarms.</text:span><text:span text:style-name="T1583"><text:line-break/></text:span><text:span text:style-name="T1584">Basic path</text:span><text:span text:style-name="T1585"><text:line-break/></text:span><text:span text:style-name="T1586">The user can change the alarm tone</text:span><text:span text:style-name="T1587"><text:line-break/></text:span><text:span text:style-name="T1588">Exception path</text:span><text:span text:style-name="T1589"><text:line-break/></text:span><text:span text:style-name="T1590">No exception path</text:span><text:span text:style-name="T1591"><text:line-break/></text:span><text:span text:style-name="T1592">Post condition</text:span><text:span text:style-name="T1593"><text:line-break/></text:span><text:span text:style-name="T1594">The user is in alarm edit mode</text:span><text:span text:style-name="T1595"><text:line-break/></text:span><text:span text:style-name="T1596">Author</text:span><text:span text:style-name="T1597"><text:line-break/></text:span><text:span text:style-name="T1598">JS</text:span><text:span text:style-name="T1599"><text:s/></text:span><text:span text:style-name="T1600"><text:line-break/></text:span><text:span text:style-name="T1601"><text:line-break/></text:span><text:span text:style-name="T1602">5.05<text:s/></text:span><text:span text:style-name="T1603">Ability to use songs from the music library as Alarm-tones</text:span><text:span text:style-name="T1604"><text:line-break/></text:span><text:span text:style-name="T1605"><text:line-break/></text:span><text:span text:style-name="T1606">Trigger</text:span><text:span text:style-name="T1607"><text:line-break/></text:span><text:span text:style-name="T1608">The user chooses to edit the alarm</text:span><text:span text:style-name="T1609"><text:line-break/></text:span><text:span text:style-name="T1610">Precondition</text:span><text:span text:style-name="T1611"><text:line-break/></text:span><text:span text:style-name="T1612">The user is in Alarms.</text:span><text:span text:style-name="T1613"><text:line-break/></text:span><text:span text:style-name="T1614">Basic path</text:span><text:span text:style-name="T1615"><text:line-break/></text:span><text:span text:style-name="T1616">The user can choose music from music library as alarm tone</text:span><text:span text:style-name="T1617"><text:line-break/></text:span><text:span text:style-name="T1618">Exception path</text:span><text:span text:style-name="T1619"><text:line-break/></text:span><text:span text:style-name="T1620">There is no music in music library</text:span><text:span text:style-name="T1621"><text:line-break/></text:span><text:span text:style-name="T1622">Post condition</text:span><text:span text:style-name="T1623"><text:line-break/></text:span><text:span text:style-name="T1624">The user is in alarm edit mode</text:span><text:span text:style-name="T1625"><text:line-break/></text:span><text:span text:style-name="T1626">Author</text:span><text:span text:style-name="T1627"><text:line-break/></text:span><text:span text:style-name="T1628">JS</text:span><text:span text:style-name="T1629"><text:s/></text:span><text:span text:style-name="T1630"><text:line-break/></text:span><text:span text:style-name="T1631"><text:line-break/></text:span><text:span text:style-name="T1632">5.06<text:s/></text:span><text:span text:style-name="T1633">The app comes with some pre installed Alarm-tones</text:span><text:span text:style-name="T1634"><text:s/> </text:span><text:span text:style-name="T1635"><text:line-break/></text:span><text:span text:style-name="T1636"><text:line-break/></text:span><text:span text:style-name="T1637">Trigger</text:span><text:span text:style-name="T1638"><text:line-break/></text:span><text:span text:style-name="T1639">The user chooses to edit the alarm</text:span><text:span text:style-name="T1640"><text:line-break/></text:span><text:soft-page-break/><text:span text:style-name="T1641">Precondition</text:span><text:span text:style-name="T1642"><text:line-break/></text:span><text:span text:style-name="T1643">The user is in Alarms.</text:span><text:span text:style-name="T1644"><text:line-break/></text:span><text:span text:style-name="T1645">Basic path</text:span><text:span text:style-name="T1646"><text:line-break/></text:span><text:span text:style-name="T1647">The user can choose alarm tones that com with the app as alarm tone</text:span><text:span text:style-name="T1648"><text:line-break/></text:span><text:span text:style-name="T1649">Exception path</text:span><text:span text:style-name="T1650"><text:line-break/></text:span><text:span text:style-name="T1651">No exception path</text:span><text:span text:style-name="T1652"><text:line-break/></text:span><text:span text:style-name="T1653">Post condition</text:span><text:span text:style-name="T1654"><text:line-break/></text:span><text:span text:style-name="T1655">The user is in alarm edit mode</text:span><text:span text:style-name="T1656"><text:line-break/></text:span><text:span text:style-name="T1657">Author</text:span><text:span text:style-name="T1658"><text:line-break/></text:span><text:span text:style-name="T1659">JS</text:span><text:span text:style-name="T1660"><text:s/></text:span><text:span text:style-name="T1661"><text:tab/></text:span><text:span text:style-name="T1662"><text:tab/></text:span><text:span text:style-name="T1663"><text:line-break/></text:span><text:span text:style-name="T1664"><text:line-break/></text:span><text:span text:style-name="T1665">5.07<text:s/></text:span><text:span text:style-name="T1666">Confirmation message that the alarm-tone has been changed</text:span><text:span text:style-name="T1667"><text:line-break/></text:span><text:span text:style-name="T1668">Trigger</text:span><text:span text:style-name="T1669"><text:line-break/></text:span><text:span text:style-name="T1670">The user chooses to edit alarm tone</text:span><text:span text:style-name="T1671"><text:line-break/></text:span><text:span text:style-name="T1672">Precondition</text:span><text:span text:style-name="T1673"><text:line-break/></text:span><text:span text:style-name="T1674">The user is in alarm edit mode.</text:span><text:span text:style-name="T1675"><text:line-break/></text:span><text:span text:style-name="T1676">Basic path</text:span><text:span text:style-name="T1677"><text:line-break/></text:span><text:span text:style-name="T1678">There is a confirmation message after changing an alarm tone</text:span><text:span text:style-name="T1679"><text:line-break/></text:span><text:span text:style-name="T1680">Exception path</text:span><text:span text:style-name="T1681"><text:line-break/></text:span><text:span text:style-name="T1682">No exception path</text:span><text:span text:style-name="T1683"><text:line-break/></text:span><text:span text:style-name="T1684">Post condition</text:span><text:span text:style-name="T1685"><text:line-break/></text:span><text:span text:style-name="T1686">The user is in alarm edit mode</text:span><text:span text:style-name="T1687"><text:line-break/></text:span><text:span text:style-name="T1688">Author</text:span><text:span text:style-name="T1689"><text:line-break/></text:span><text:span text:style-name="T1690">JS</text:span><text:span text:style-name="T1691"><text:s/></text:span><text:span text:style-name="T1692"><text:line-break/></text:span><text:span text:style-name="T1693"><text:tab/></text:span><text:span text:style-name="T1694"><text:tab/></text:span><text:span text:style-name="T1695"><text:line-break/></text:span><text:span text:style-name="T1696"><text:line-break/></text:span><text:span text:style-name="T1697">5.08<text:s/></text:span><text:span text:style-name="T1698">Let the user personify the Alarm-strength</text:span><text:span text:style-name="T1699"><text:line-break/></text:span><text:span text:style-name="T1700"><text:line-break/></text:span><text:span text:style-name="T1701">Trigger</text:span><text:span text:style-name="T1702"><text:line-break/></text:span><text:span text:style-name="T1703">The user chooses to edit the alarm</text:span><text:span text:style-name="T1704"><text:line-break/></text:span><text:span text:style-name="T1705">Precondition</text:span><text:span text:style-name="T1706"><text:line-break/></text:span><text:span text:style-name="T1707">The user is in Alarms.</text:span><text:span text:style-name="T1708"><text:line-break/></text:span><text:span text:style-name="T1709">Basic path</text:span><text:span text:style-name="T1710"><text:line-break/></text:span><text:span text:style-name="T1711">The user can choose alarm tone volume</text:span><text:span text:style-name="T1712"><text:line-break/></text:span><text:span text:style-name="T1713">Exception path</text:span><text:span text:style-name="T1714"><text:line-break/></text:span><text:span text:style-name="T1715">No exception path</text:span><text:span text:style-name="T1716"><text:line-break/></text:span><text:span text:style-name="T1717">Post condition</text:span><text:span text:style-name="T1718"><text:line-break/></text:span><text:span text:style-name="T1719">The user is in alarm edit mode</text:span><text:span text:style-name="T1720"><text:line-break/></text:span><text:span text:style-name="T1721">Author</text:span><text:span text:style-name="T1722"><text:line-break/></text:span><text:span text:style-name="T1723">JS</text:span><text:span text:style-name="T1724"><text:s/></text:span><text:span text:style-name="T1725"><text:tab/></text:span><text:span text:style-name="T1726"><text:tab/></text:span><text:span text:style-name="T1727"><text:tab/></text:span><text:span text:style-name="T1728"><text:tab/></text:span><text:span text:style-name="T1729"><text:line-break/></text:span><text:span text:style-name="T1730"><text:line-break/></text:span><text:span text:style-name="T1731">5.09<text:s/></text:span><text:span text:style-name="T1732">Message that the Alarm-strength has been modified</text:span><text:span text:style-name="T1733"><text:s/> </text:span><text:span text:style-name="T1734"><text:line-break/></text:span><text:span text:style-name="T1735"><text:line-break/></text:span><text:span text:style-name="T1736">Trigger</text:span><text:span text:style-name="T1737"><text:line-break/></text:span><text:span text:style-name="T1738">The user chooses to edit alarm volume</text:span><text:span text:style-name="T1739"><text:line-break/></text:span><text:span text:style-name="T1740">Precondition</text:span><text:span text:style-name="T1741"><text:line-break/></text:span><text:span text:style-name="T1742">The user is in alarm edit mode.</text:span><text:span text:style-name="T1743"><text:line-break/></text:span><text:span text:style-name="T1744">Basic path</text:span><text:span text:style-name="T1745"><text:line-break/></text:span><text:span text:style-name="T1746">There is a confirmation sound after changeing a alarm volume</text:span><text:span text:style-name="T1747"><text:line-break/></text:span><text:span text:style-name="T1748">Exception path</text:span><text:span text:style-name="T1749"><text:line-break/></text:span><text:span text:style-name="T1750">No exception path</text:span><text:span text:style-name="T1751"><text:line-break/></text:span><text:span text:style-name="T1752">Post condition</text:span><text:span text:style-name="T1753"><text:line-break/></text:span><text:span text:style-name="T1754">The user is in alarm edit mode</text:span><text:span text:style-name="T1755"><text:line-break/></text:span><text:span text:style-name="T1756">Author</text:span><text:span text:style-name="T1757"><text:line-break/></text:span><text:soft-page-break/><text:span text:style-name="T1758">JS</text:span><text:span text:style-name="T1759"><text:s/></text:span><text:span text:style-name="T1760"><text:tab/></text:span><text:span text:style-name="T1761"><text:line-break/></text:span><text:span text:style-name="T1762"><text:line-break/></text:span><text:span text:style-name="T1763">5.10<text:s/></text:span><text:span text:style-name="T1764">Alarm should include vibration.</text:span><text:span text:style-name="T1765"><text:s/> </text:span><text:span text:style-name="T1766"><text:line-break/></text:span><text:span text:style-name="T1767"><text:line-break/></text:span><text:span text:style-name="T1768">Trigger</text:span><text:span text:style-name="T1769"><text:line-break/></text:span><text:span text:style-name="T1770">The alarm is triggered.</text:span><text:span text:style-name="T1771"><text:line-break/></text:span><text:span text:style-name="T1772">Precondition</text:span><text:span text:style-name="T1773"><text:line-break/></text:span><text:span text:style-name="T1774">The phone is on.</text:span><text:span text:style-name="T1775"><text:line-break/></text:span><text:span text:style-name="T1776">Basic path</text:span><text:span text:style-name="T1777"><text:line-break/></text:span><text:span text:style-name="T1778">The alarm has a vibration</text:span><text:span text:style-name="T1779"><text:line-break/></text:span><text:span text:style-name="T1780">Exception path</text:span><text:span text:style-name="T1781"><text:line-break/></text:span><text:span text:style-name="T1782">No exception path</text:span><text:span text:style-name="T1783"><text:line-break/></text:span><text:span text:style-name="T1784">Post condition</text:span><text:span text:style-name="T1785"><text:line-break/></text:span><text:span text:style-name="T1786">The user is in Alarms, awake</text:span><text:span text:style-name="T1787"><text:line-break/></text:span><text:span text:style-name="T1788">Author</text:span><text:span text:style-name="T1789"><text:line-break/></text:span><text:span text:style-name="T1790">JS</text:span><text:span text:style-name="T1791"><text:s/></text:span><text:span text:style-name="T1792"><text:tab/></text:span><text:span text:style-name="T1793"><text:line-break/></text:span><text:span text:style-name="T1794"><text:line-break/></text:span><text:span text:style-name="T1795">5.11<text:s/></text:span><text:span text:style-name="T1796">Possibility to turn of the sound of the alarm and only use vibration.<text:s/></text:span><text:span text:style-name="T1797"><text:line-break/></text:span><text:span text:style-name="T1798"><text:line-break/></text:span><text:span text:style-name="T1799">Trigger</text:span><text:span text:style-name="T1800"><text:line-break/></text:span><text:span text:style-name="T1801">The user chooses to edit alarm</text:span><text:span text:style-name="T1802"><text:line-break/></text:span><text:span text:style-name="T1803">Precondition</text:span><text:span text:style-name="T1804"><text:line-break/></text:span><text:span text:style-name="T1805">The user is in alarm edit mode.</text:span><text:span text:style-name="T1806"><text:line-break/></text:span><text:span text:style-name="T1807">Basic path</text:span><text:span text:style-name="T1808"><text:line-break/></text:span><text:span text:style-name="T1809">There is a possibility to have an alarm without alarm tone</text:span><text:span text:style-name="T1810"><text:line-break/></text:span><text:span text:style-name="T1811">Exception path</text:span><text:span text:style-name="T1812"><text:line-break/></text:span><text:span text:style-name="T1813">No exception path</text:span><text:span text:style-name="T1814"><text:line-break/></text:span><text:span text:style-name="T1815">Post condition</text:span><text:span text:style-name="T1816"><text:line-break/></text:span><text:span text:style-name="T1817">The user is in alarm edit mode</text:span><text:span text:style-name="T1818"><text:line-break/></text:span><text:span text:style-name="T1819">Author</text:span><text:span text:style-name="T1820"><text:line-break/></text:span><text:span text:style-name="T1821">JS</text:span><text:span text:style-name="T1822"><text:s/></text:span><text:span text:style-name="T1823"><text:tab/></text:span><text:span text:style-name="T1824"><text:tab/></text:span><text:span text:style-name="T1825"><text:line-break/></text:span><text:span text:style-name="T1826">5.12<text:s/></text:span><text:span text:style-name="T1827">One button for turning the alarm off, one for snooze.<text:s/></text:span><text:span text:style-name="T1828"><text:line-break/></text:span><text:span text:style-name="T1829"><text:line-break/></text:span><text:span text:style-name="T1830">Trigger</text:span><text:span text:style-name="T1831"><text:line-break/></text:span><text:span text:style-name="T1832">The alarm is triggered</text:span><text:span text:style-name="T1833"><text:line-break/></text:span><text:span text:style-name="T1834">Precondition</text:span><text:span text:style-name="T1835"><text:line-break/></text:span><text:span text:style-name="T1836">The phone is on</text:span><text:span text:style-name="T1837"><text:line-break/></text:span><text:span text:style-name="T1838">Basic path</text:span><text:span text:style-name="T1839"><text:line-break/></text:span><text:span text:style-name="T1840">There are two buttons on the screen, snooze and turn off</text:span><text:span text:style-name="T1841"><text:line-break/></text:span><text:span text:style-name="T1842">Exception path</text:span><text:span text:style-name="T1843"><text:line-break/></text:span><text:span text:style-name="T1844">No exception path</text:span><text:span text:style-name="T1845"><text:line-break/></text:span><text:span text:style-name="T1846">Post condition</text:span><text:span text:style-name="T1847"><text:line-break/></text:span><text:span text:style-name="T1848">The user is in Alarms</text:span><text:span text:style-name="T1849"><text:line-break/></text:span><text:span text:style-name="T1850">Author</text:span><text:span text:style-name="T1851"><text:line-break/></text:span><text:span text:style-name="T1852">JS</text:span><text:span text:style-name="T1853"><text:s/></text:span><text:span text:style-name="T1854"><text:tab/></text:span><text:span text:style-name="T1855"><text:line-break/></text:span><text:span text:style-name="T1856"><text:line-break/></text:span><text:span text:style-name="T1857">5.13<text:s/></text:span><text:span text:style-name="T1858">Pre-defined snooze time is 5 minutes.<text:s/></text:span><text:span text:style-name="T1859"> </text:span><text:span text:style-name="T1860"><text:line-break/></text:span><text:span text:style-name="T1861"><text:line-break/></text:span><text:span text:style-name="T1862">Trigger</text:span><text:span text:style-name="T1863"><text:line-break/></text:span><text:span text:style-name="T1864">The alarm is triggered</text:span><text:span text:style-name="T1865"><text:line-break/></text:span><text:span text:style-name="T1866">Precondition</text:span><text:span text:style-name="T1867"><text:line-break/></text:span><text:span text:style-name="T1868">The phone is on</text:span><text:span text:style-name="T1869"><text:line-break/></text:span><text:span text:style-name="T1870">Basic path</text:span><text:span text:style-name="T1871"><text:line-break/></text:span><text:soft-page-break/><text:span text:style-name="T1872">There alarm has a pre-defined snooze time of 5 minutes</text:span><text:span text:style-name="T1873"><text:line-break/></text:span><text:span text:style-name="T1874">Exception path</text:span><text:span text:style-name="T1875"><text:line-break/></text:span><text:span text:style-name="T1876">No exception path</text:span><text:span text:style-name="T1877"><text:line-break/></text:span><text:span text:style-name="T1878">Post condition</text:span><text:span text:style-name="T1879"><text:line-break/></text:span><text:span text:style-name="T1880">The user is in Alarms</text:span><text:span text:style-name="T1881"><text:line-break/></text:span><text:span text:style-name="T1882">Author</text:span><text:span text:style-name="T1883"><text:line-break/></text:span><text:span text:style-name="T1884">JS</text:span><text:span text:style-name="T1885"><text:s/></text:span><text:span text:style-name="T1886"><text:tab/></text:span><text:span text:style-name="T1887"><text:line-break/></text:span><text:span text:style-name="T1888"><text:line-break/></text:span><text:span text:style-name="T1889">5.14<text:s/></text:span><text:span text:style-name="T1890">Possibility for user to change snooze time.<text:s/></text:span><text:span text:style-name="T1891"><text:line-break/></text:span><text:span text:style-name="T1892"><text:line-break/></text:span><text:span text:style-name="T1893">Trigger</text:span><text:span text:style-name="T1894"><text:line-break/></text:span><text:span text:style-name="T1895">The user chooses to edit alarm</text:span><text:span text:style-name="T1896"><text:line-break/></text:span><text:span text:style-name="T1897">Precondition</text:span><text:span text:style-name="T1898"><text:line-break/></text:span><text:span text:style-name="T1899">The user is in alarm edit mode.</text:span><text:span text:style-name="T1900"><text:line-break/></text:span><text:span text:style-name="T1901">Basic path</text:span><text:span text:style-name="T1902"><text:line-break/></text:span><text:span text:style-name="T1903">There is a possibility to change the snooze time</text:span><text:span text:style-name="T1904"><text:line-break/></text:span><text:span text:style-name="T1905">Exception path</text:span><text:span text:style-name="T1906"><text:line-break/></text:span><text:span text:style-name="T1907">No exception path</text:span><text:span text:style-name="T1908"><text:line-break/></text:span><text:span text:style-name="T1909">Post condition</text:span><text:span text:style-name="T1910"><text:line-break/></text:span><text:span text:style-name="T1911">The user is in alarm edit mode</text:span><text:span text:style-name="T1912"><text:line-break/></text:span><text:span text:style-name="T1913">Author</text:span><text:span text:style-name="T1914"><text:line-break/></text:span><text:span text:style-name="T1915">JS</text:span><text:span text:style-name="T1916"><text:s/></text:span><text:span text:style-name="T1917"><text:tab/></text:span><text:span text:style-name="T1918"><text:tab/></text:span><text:span text:style-name="T1919"><text:line-break/></text:span><text:span text:style-name="T1920"><text:line-break/></text:span><text:span text:style-name="T1921">5.15<text:s/></text:span><text:span text:style-name="T1922">Confirmation message of changed snoozetime.</text:span><text:span text:style-name="T1923"><text:tab/></text:span><text:span text:style-name="T1924"><text:line-break/></text:span><text:span text:style-name="T1925"><text:line-break/></text:span><text:span text:style-name="T1926">Trigger</text:span><text:span text:style-name="T1927"><text:line-break/></text:span><text:span text:style-name="T1928">The user chooses to edit snooze time</text:span><text:span text:style-name="T1929"><text:line-break/></text:span><text:span text:style-name="T1930">Precondition</text:span><text:span text:style-name="T1931"><text:line-break/></text:span><text:span text:style-name="T1932">The user is in alarm edit mode.</text:span><text:span text:style-name="T1933"><text:line-break/></text:span><text:span text:style-name="T1934">Basic path</text:span><text:span text:style-name="T1935"><text:line-break/></text:span><text:span text:style-name="T1936">There is a confirmation sound after changeing the snooze time</text:span><text:span text:style-name="T1937"><text:line-break/></text:span><text:span text:style-name="T1938">Exception path</text:span><text:span text:style-name="T1939"><text:line-break/></text:span><text:span text:style-name="T1940">No exception path</text:span><text:span text:style-name="T1941"><text:line-break/></text:span><text:span text:style-name="T1942">Post condition</text:span><text:span text:style-name="T1943"><text:line-break/></text:span><text:span text:style-name="T1944">The user is in alarm edit mode</text:span><text:span text:style-name="T1945"><text:line-break/></text:span><text:span text:style-name="T1946">Author</text:span><text:span text:style-name="T1947"><text:line-break/></text:span><text:span text:style-name="T1948">JS</text:span><text:span text:style-name="T1949"><text:s/></text:span><text:span text:style-name="T1950"><text:tab/></text:span><text:span text:style-name="T1951"><text:line-break/></text:span><text:span text:style-name="T1952"><text:line-break/></text:span><text:span text:style-name="T1953">5.16<text:s/></text:span><text:span text:style-name="T1954">When sleeper turns off the alarm, the time is registered</text:span><text:span text:style-name="T1955"><text:s/></text:span><text:span text:style-name="T1956"><text:line-break/></text:span><text:span text:style-name="T1957"><text:line-break/></text:span><text:span text:style-name="T1958">Trigger</text:span><text:span text:style-name="T1959"><text:line-break/></text:span><text:span text:style-name="T1960">The user chooses to turn off the alarm</text:span><text:span text:style-name="T1961"><text:line-break/></text:span><text:span text:style-name="T1962">Precondition</text:span><text:span text:style-name="T1963"><text:line-break/></text:span><text:span text:style-name="T1964">The user is in Alarms.</text:span><text:span text:style-name="T1965"><text:line-break/></text:span><text:span text:style-name="T1966">Basic path</text:span><text:span text:style-name="T1967"><text:line-break/></text:span><text:span text:style-name="T1968">The user presses turn off alarm, the time is registered</text:span><text:span text:style-name="T1969"><text:line-break/></text:span><text:span text:style-name="T1970">Exception path</text:span><text:span text:style-name="T1971"><text:line-break/></text:span><text:span text:style-name="T1972">No exception path</text:span><text:span text:style-name="T1973"><text:line-break/></text:span><text:span text:style-name="T1974">Post condition</text:span><text:span text:style-name="T1975"><text:line-break/></text:span><text:span text:style-name="T1976">The user is in Alarms.</text:span><text:span text:style-name="T1977"><text:line-break/></text:span><text:span text:style-name="T1978">Author</text:span><text:span text:style-name="T1979"><text:line-break/></text:span><text:span text:style-name="T1980">JS</text:span><text:span text:style-name="T1981"><text:s/></text:span><text:span text:style-name="T1982"><text:line-break/></text:span><text:span text:style-name="T1983"><text:tab/></text:span><text:span text:style-name="T1984"><text:tab/></text:span><text:span text:style-name="T1985"><text:line-break/></text:span><text:soft-page-break/><text:span text:style-name="T1986"><text:line-break/></text:span><text:span text:style-name="T1987">5.17<text:s/></text:span><text:span text:style-name="T1988">Sleep elements are moved so the interval between the sleep cycles are correct.</text:span><text:span text:style-name="T1989"><text:s/></text:span><text:span text:style-name="T1990"><text:line-break/></text:span><text:span text:style-name="T1991"><text:line-break/></text:span><text:span text:style-name="T1992">Trigger</text:span><text:span text:style-name="T1993"><text:line-break/></text:span><text:span text:style-name="T1994">The user chooses to turn off the alarm</text:span><text:span text:style-name="T1995"><text:line-break/></text:span><text:span text:style-name="T1996">Precondition</text:span><text:span text:style-name="T1997"><text:line-break/></text:span><text:span text:style-name="T1998">The user is in Alarms.</text:span><text:span text:style-name="T1999"><text:line-break/></text:span><text:span text:style-name="T2000">Basic path</text:span><text:span text:style-name="T2001"><text:line-break/></text:span><text:span text:style-name="T2002">The next sleep element is notified and moved to the right time<text:s/></text:span><text:span text:style-name="T2003"><text:line-break/></text:span><text:span text:style-name="T2004">Exception path</text:span><text:span text:style-name="T2005"><text:line-break/></text:span><text:span text:style-name="T2006">No exception path</text:span><text:span text:style-name="T2007"><text:line-break/></text:span><text:span text:style-name="T2008">Post condition</text:span><text:span text:style-name="T2009"><text:line-break/></text:span><text:span text:style-name="T2010">The user is in Alarms.</text:span><text:span text:style-name="T2011"><text:line-break/></text:span><text:span text:style-name="T2012">Author</text:span><text:span text:style-name="T2013"><text:line-break/></text:span><text:span text:style-name="T2014">JS</text:span><text:span text:style-name="T2015"><text:s/></text:span><text:span text:style-name="T2016"><text:line-break/></text:span><text:span text:style-name="T2017"><text:tab/></text:span><text:span text:style-name="T2018"><text:tab/></text:span><text:span text:style-name="T2019"><text:tab/></text:span><text:span text:style-name="T2020"><text:tab/></text:span><text:span text:style-name="T2021"><text:tab/>           </text:span><text:span text:style-name="T2022"><text:line-break/></text:span><text:span text:style-name="T2023"><text:line-break/></text:span><text:span text:style-name="T2024">5.18<text:s/></text:span><text:span text:style-name="T2025">There is a back button from Alarms  </text:span><text:span text:style-name="T2026"><text:line-break/></text:span><text:span text:style-name="T2027"><text:line-break/></text:span><text:span text:style-name="T2028">Trigger</text:span><text:span text:style-name="T2029"><text:line-break/></text:span><text:span text:style-name="T2030">The user presses back arrow in alarms</text:span><text:span text:style-name="T2031"><text:line-break/></text:span><text:span text:style-name="T2032">Precondition</text:span><text:span text:style-name="T2033"><text:line-break/></text:span><text:span text:style-name="T2034">The user is in Alarms.</text:span><text:span text:style-name="T2035"><text:line-break/></text:span><text:span text:style-name="T2036">Basic path</text:span><text:span text:style-name="T2037"><text:line-break/></text:span><text:span text:style-name="T2038">The user is taken to Menu</text:span><text:span text:style-name="T2039"><text:line-break/></text:span><text:span text:style-name="T2040">Exception path</text:span><text:span text:style-name="T2041"><text:line-break/></text:span><text:span text:style-name="T2042">No exception path</text:span><text:span text:style-name="T2043"><text:line-break/></text:span><text:span text:style-name="T2044">Post condition</text:span><text:span text:style-name="T2045"><text:line-break/></text:span><text:span text:style-name="T2046">The user is in Menu.</text:span><text:span text:style-name="T2047"><text:line-break/></text:span><text:span text:style-name="T2048">Author</text:span><text:span text:style-name="T2049"><text:line-break/></text:span><text:span text:style-name="T2050">JS</text:span><text:span text:style-name="T2051"><text:s/></text:span><text:span text:style-name="T2052"><text:line-break/></text:span><text:span text:style-name="T2053"><text:tab/></text:span><text:span text:style-name="T2054"><text:tab/></text:span><text:span text:style-name="T2055"><text:line-break/></text:span><text:span text:style-name="T2056"><text:line-break/></text:span><text:span text:style-name="T2057"><text:line-break/></text:span><text:span text:style-name="T2058">6.01 Different sleep styles are available in the schema<text:s/></text:span><text:span text:style-name="T2059"><text:line-break/></text:span><text:span text:style-name="T2060"><text:line-break/></text:span><text:span text:style-name="T2061">Trigger</text:span><text:span text:style-name="T2062"><text:line-break/></text:span><text:span text:style-name="T2063">The user goes to Schema.</text:span><text:span text:style-name="T2064"><text:line-break/></text:span><text:span text:style-name="T2065">Precondition</text:span><text:span text:style-name="T2066"><text:line-break/></text:span><text:span text:style-name="T2067">The user is in Menu.</text:span><text:span text:style-name="T2068"><text:line-break/></text:span><text:span text:style-name="T2069">Basic path</text:span><text:span text:style-name="T2070"><text:line-break/></text:span><text:span text:style-name="T2071">There are several sleep styles to choose from in the schema</text:span><text:span text:style-name="T2072"><text:line-break/></text:span><text:span text:style-name="T2073">Exception path</text:span><text:span text:style-name="T2074"><text:line-break/></text:span><text:span text:style-name="T2075">No exception path</text:span><text:span text:style-name="T2076"><text:line-break/></text:span><text:span text:style-name="T2077">Post condition</text:span><text:span text:style-name="T2078"><text:line-break/></text:span><text:span text:style-name="T2079">The user is in Schema</text:span><text:span text:style-name="T2080"><text:line-break/></text:span><text:span text:style-name="T2081">Author</text:span><text:span text:style-name="T2082"><text:line-break/></text:span><text:span text:style-name="T2083">JS</text:span><text:span text:style-name="T2084"><text:line-break/></text:span><text:span text:style-name="T2085"><text:line-break/></text:span><text:span text:style-name="T2086">6.02 Maximum one sleep style at a time is possible<text:s/></text:span><text:span text:style-name="T2087"><text:line-break/></text:span><text:span text:style-name="T2088"><text:line-break/></text:span><text:span text:style-name="T2089">Trigger</text:span><text:span text:style-name="T2090"><text:line-break/></text:span><text:soft-page-break/><text:span text:style-name="T2091">The user chooses a sleep style</text:span><text:span text:style-name="T2092"><text:line-break/></text:span><text:span text:style-name="T2093">Precondition</text:span><text:span text:style-name="T2094"><text:line-break/></text:span><text:span text:style-name="T2095">The user is in Schema.</text:span><text:span text:style-name="T2096"><text:line-break/></text:span><text:span text:style-name="T2097">Basic path</text:span><text:span text:style-name="T2098"><text:line-break/></text:span><text:span text:style-name="T2099">The user can only have one sleep style at once</text:span><text:span text:style-name="T2100"><text:line-break/></text:span><text:span text:style-name="T2101">Exception path</text:span><text:span text:style-name="T2102"><text:line-break/></text:span><text:span text:style-name="T2103">No exception path</text:span><text:span text:style-name="T2104"><text:line-break/></text:span><text:span text:style-name="T2105">Post condition</text:span><text:span text:style-name="T2106"><text:line-break/></text:span><text:span text:style-name="T2107">The user is in Schema.<text:s/></text:span><text:span text:style-name="T2108"><text:line-break/></text:span><text:span text:style-name="T2109">Author</text:span><text:span text:style-name="T2110"><text:line-break/></text:span><text:span text:style-name="T2111">JS</text:span><text:span text:style-name="T2112"><text:line-break/></text:span><text:span text:style-name="T2113"><text:tab/></text:span><text:span text:style-name="T2114"><text:line-break/></text:span><text:span text:style-name="T2115"><text:line-break/></text:span><text:span text:style-name="T2116">6.03 Sleep styles are presented in a drop-down list</text:span><text:span text:style-name="T2117"><text:line-break/></text:span><text:span text:style-name="T2118"><text:line-break/></text:span><text:span text:style-name="T2119">Trigger</text:span><text:span text:style-name="T2120"><text:line-break/></text:span><text:span text:style-name="T2121">The user chooses a sleep style</text:span><text:span text:style-name="T2122"><text:line-break/></text:span><text:span text:style-name="T2123">Precondition</text:span><text:span text:style-name="T2124"><text:line-break/></text:span><text:span text:style-name="T2125">The user is in Schema.</text:span><text:span text:style-name="T2126"><text:line-break/></text:span><text:span text:style-name="T2127">Basic path</text:span><text:span text:style-name="T2128"><text:line-break/></text:span><text:span text:style-name="T2129">The sleep styles are visible in a drop-down list</text:span><text:span text:style-name="T2130"><text:line-break/></text:span><text:span text:style-name="T2131">Exception path</text:span><text:span text:style-name="T2132"><text:line-break/></text:span><text:span text:style-name="T2133">No exception path</text:span><text:span text:style-name="T2134"><text:line-break/></text:span><text:span text:style-name="T2135">Post condition</text:span><text:span text:style-name="T2136"><text:line-break/></text:span><text:span text:style-name="T2137">The user is in Schema.<text:s/></text:span><text:span text:style-name="T2138"><text:line-break/></text:span><text:span text:style-name="T2139">Author</text:span><text:span text:style-name="T2140"><text:line-break/></text:span><text:span text:style-name="T2141">JS</text:span><text:span text:style-name="T2142"><text:tab/></text:span><text:span text:style-name="T2143"><text:tab/></text:span><text:span text:style-name="T2144"><text:line-break/></text:span><text:span text:style-name="T2145"><text:line-break/></text:span><text:span text:style-name="T2146">6.04 There is a notification window confirming your choice of sleep style</text:span><text:span text:style-name="T2147"><text:line-break/></text:span><text:span text:style-name="T2148"><text:line-break/></text:span><text:span text:style-name="T2149">Trigger</text:span><text:span text:style-name="T2150"><text:line-break/></text:span><text:span text:style-name="T2151">The user chooses to a sleep style</text:span><text:span text:style-name="T2152"><text:line-break/></text:span><text:span text:style-name="T2153">Precondition</text:span><text:span text:style-name="T2154"><text:line-break/></text:span><text:span text:style-name="T2155">The user is in Schema.</text:span><text:span text:style-name="T2156"><text:line-break/></text:span><text:span text:style-name="T2157">Basic path</text:span><text:span text:style-name="T2158"><text:line-break/></text:span><text:span text:style-name="T2159">There is a notification window after changing the snooze time</text:span><text:span text:style-name="T2160"><text:line-break/></text:span><text:span text:style-name="T2161">Exception path</text:span><text:span text:style-name="T2162"><text:line-break/></text:span><text:span text:style-name="T2163">No exception path</text:span><text:span text:style-name="T2164"><text:line-break/></text:span><text:span text:style-name="T2165">Post condition</text:span><text:span text:style-name="T2166"><text:line-break/></text:span><text:span text:style-name="T2167">The user is in Schema. The new sleep style is chosen.</text:span><text:span text:style-name="T2168"><text:line-break/></text:span><text:span text:style-name="T2169">Author</text:span><text:span text:style-name="T2170"><text:line-break/></text:span><text:span text:style-name="T2171">JS</text:span><text:span text:style-name="T2172"><text:s/></text:span><text:span text:style-name="T2173"><text:tab/></text:span><text:span text:style-name="T2174"><text:line-break/></text:span><text:span text:style-name="T2175"><text:line-break/></text:span><text:span text:style-name="T2176"><text:tab/></text:span><text:span text:style-name="T2177"><text:line-break/></text:span><text:span text:style-name="T2178">6.05 The chosen sleep style is visible in the schema</text:span><text:span text:style-name="T2179"><text:line-break/></text:span><text:span text:style-name="T2180"><text:line-break/></text:span><text:span text:style-name="T2181">Trigger</text:span><text:span text:style-name="T2182"><text:line-break/></text:span><text:span text:style-name="T2183">The user chooses to a sleep style</text:span><text:span text:style-name="T2184"><text:line-break/></text:span><text:span text:style-name="T2185">Precondition</text:span><text:span text:style-name="T2186"><text:line-break/></text:span><text:span text:style-name="T2187">The user is in Schema.</text:span><text:span text:style-name="T2188"><text:line-break/></text:span><text:span text:style-name="T2189">Basic path</text:span><text:span text:style-name="T2190"><text:line-break/></text:span><text:span text:style-name="T2191">There sleep style is visible in the schema, if sleep elements are turned on.</text:span><text:span text:style-name="T2192"><text:line-break/></text:span><text:span text:style-name="T2193">Exception path</text:span><text:span text:style-name="T2194"><text:line-break/></text:span><text:soft-page-break/><text:span text:style-name="T2195">No exception path</text:span><text:span text:style-name="T2196"><text:line-break/></text:span><text:span text:style-name="T2197">Post condition</text:span><text:span text:style-name="T2198"><text:line-break/></text:span><text:span text:style-name="T2199">The user is in Schema. The sleep elements are turned on.</text:span><text:span text:style-name="T2200"><text:line-break/></text:span><text:span text:style-name="T2201">Author</text:span><text:span text:style-name="T2202"><text:line-break/></text:span><text:span text:style-name="T2203">JS</text:span><text:span text:style-name="T2204"><text:s/></text:span><text:span text:style-name="T2205"><text:tab/></text:span><text:span text:style-name="T2206"><text:line-break/></text:span><text:span text:style-name="T2207"><text:line-break/></text:span><text:span text:style-name="T2208"><text:line-break/></text:span><text:span text:style-name="T2209"><text:line-break/></text:span><text:span text:style-name="T2210">7.01 There is Information about the different sleep cycles</text:span><text:span text:style-name="T2211"><text:line-break/></text:span><text:span text:style-name="T2212"><text:line-break/></text:span><text:span text:style-name="T2213">Trigger</text:span><text:span text:style-name="T2214"><text:line-break/></text:span><text:span text:style-name="T2215">The user goes to Sleep Information.</text:span><text:span text:style-name="T2216"><text:line-break/></text:span><text:span text:style-name="T2217">Precondition</text:span><text:span text:style-name="T2218"><text:line-break/></text:span><text:span text:style-name="T2219">The user is in Menu.</text:span><text:span text:style-name="T2220"><text:line-break/></text:span><text:span text:style-name="T2221">Basic path</text:span><text:span text:style-name="T2222"><text:line-break/></text:span><text:span text:style-name="T2223">The Sleep Information window is visible.</text:span><text:span text:style-name="T2224"><text:line-break/></text:span><text:span text:style-name="T2225">Exception path</text:span><text:span text:style-name="T2226"><text:line-break/></text:span><text:span text:style-name="T2227">Sleep information is not visible.</text:span><text:span text:style-name="T2228"><text:line-break/></text:span><text:span text:style-name="T2229">Post condition</text:span><text:span text:style-name="T2230"><text:line-break/></text:span><text:span text:style-name="T2231">The user is in Sleep Information</text:span><text:span text:style-name="T2232"><text:line-break/></text:span><text:span text:style-name="T2233">Author</text:span><text:span text:style-name="T2234"><text:line-break/></text:span><text:span text:style-name="T2235">JS</text:span><text:span text:style-name="T2236"><text:line-break/></text:span><text:span text:style-name="T2237"><text:line-break/></text:span><text:span text:style-name="T2238"><text:line-break/></text:span><text:span text:style-name="T2239"><text:line-break/></text:span><text:span text:style-name="T2240">7.02 There are tips of what to think about when chosing a sleep style</text:span><text:span text:style-name="T2241"><text:line-break/></text:span><text:span text:style-name="T2242"><text:line-break/></text:span><text:span text:style-name="T2243">Trigger</text:span><text:span text:style-name="T2244"><text:line-break/></text:span><text:span text:style-name="T2245">The user goes to Sleep Information.</text:span><text:span text:style-name="T2246"><text:line-break/></text:span><text:span text:style-name="T2247">Precondition</text:span><text:span text:style-name="T2248"><text:line-break/></text:span><text:span text:style-name="T2249">The user is in Menu.</text:span><text:span text:style-name="T2250"><text:line-break/></text:span><text:span text:style-name="T2251">Basic path</text:span><text:span text:style-name="T2252"><text:line-break/></text:span><text:span text:style-name="T2253">There is information about each sleep style, ex different things to think about when choosing that style.</text:span><text:span text:style-name="T2254"><text:line-break/></text:span><text:span text:style-name="T2255">Exception path</text:span><text:span text:style-name="T2256"><text:line-break/></text:span><text:span text:style-name="T2257">Sleep information is not visible.</text:span><text:span text:style-name="T2258"><text:line-break/></text:span><text:span text:style-name="T2259">Post condition</text:span><text:span text:style-name="T2260"><text:line-break/></text:span><text:span text:style-name="T2261">The user is in Sleep Information</text:span><text:span text:style-name="T2262"><text:line-break/></text:span><text:span text:style-name="T2263">Author</text:span><text:span text:style-name="T2264"><text:line-break/></text:span><text:span text:style-name="T2265">JS</text:span><text:span text:style-name="T2266"><text:line-break/></text:span><text:span text:style-name="T2267"><text:line-break/></text:span><text:span text:style-name="T2268"><text:line-break/></text:span><text:span text:style-name="T2269">7.03 There is Information about sleep in general</text:span><text:span text:style-name="T2270"><text:line-break/></text:span><text:span text:style-name="T2271"><text:line-break/></text:span><text:span text:style-name="T2272">Trigger</text:span><text:span text:style-name="T2273"><text:line-break/></text:span><text:span text:style-name="T2274">The user goes to Sleep Information.</text:span><text:span text:style-name="T2275"><text:line-break/></text:span><text:span text:style-name="T2276">Precondition</text:span><text:span text:style-name="T2277"><text:line-break/></text:span><text:span text:style-name="T2278">The user is in Menu.</text:span><text:span text:style-name="T2279"><text:line-break/></text:span><text:span text:style-name="T2280">Basic path</text:span><text:span text:style-name="T2281"><text:line-break/></text:span><text:span text:style-name="T2282">There is information about sleep in general</text:span><text:span text:style-name="T2283"><text:line-break/></text:span><text:span text:style-name="T2284">Exception path</text:span><text:span text:style-name="T2285"><text:line-break/></text:span><text:span text:style-name="T2286">Sleep information is not visible.</text:span><text:span text:style-name="T2287"><text:line-break/></text:span><text:span text:style-name="T2288">Post condition</text:span><text:span text:style-name="T2289"><text:line-break/></text:span><text:soft-page-break/><text:span text:style-name="T2290">The user is in Sleep Information</text:span><text:span text:style-name="T2291"><text:line-break/></text:span><text:span text:style-name="T2292">Author</text:span><text:span text:style-name="T2293"><text:line-break/></text:span><text:span text:style-name="T2294">JS</text:span><text:span text:style-name="T2295"><text:line-break/></text:span><text:span text:style-name="T2296"><text:line-break/></text:span><text:span text:style-name="T2297">7.04 All information has pedagogical pictures  </text:span><text:span text:style-name="T2298"><text:line-break/></text:span><text:span text:style-name="T2299"><text:line-break/></text:span><text:span text:style-name="T2300">Trigger</text:span><text:span text:style-name="T2301"><text:line-break/></text:span><text:span text:style-name="T2302">The user goes to Sleep Information.</text:span><text:span text:style-name="T2303"><text:line-break/></text:span><text:span text:style-name="T2304">Precondition</text:span><text:span text:style-name="T2305"><text:line-break/></text:span><text:span text:style-name="T2306">The user is in Menu.</text:span><text:span text:style-name="T2307"><text:line-break/></text:span><text:span text:style-name="T2308">Basic path</text:span><text:span text:style-name="T2309"><text:line-break/></text:span><text:span text:style-name="T2310">There are pedagical pictures for each sleep style.</text:span><text:span text:style-name="T2311"><text:line-break/></text:span><text:span text:style-name="T2312">Exception path</text:span><text:span text:style-name="T2313"><text:line-break/></text:span><text:span text:style-name="T2314">Sleep information is not visible.</text:span><text:span text:style-name="T2315"><text:line-break/></text:span><text:span text:style-name="T2316">Post condition</text:span><text:span text:style-name="T2317"><text:line-break/></text:span><text:span text:style-name="T2318">The user is in Sleep Information</text:span><text:span text:style-name="T2319"><text:line-break/></text:span><text:span text:style-name="T2320">Author</text:span><text:span text:style-name="T2321"><text:line-break/></text:span><text:span text:style-name="T2322">JS</text:span><text:span text:style-name="T2323"><text:line-break/></text:span><text:span text:style-name="T2324"><text:line-break/></text:span><text:span text:style-name="T2325">7.05 There is a back button from Sleep Information</text:span><text:span text:style-name="T2326"><text:line-break/></text:span><text:span text:style-name="T2327"><text:line-break/></text:span><text:span text:style-name="T2328">Trigger</text:span><text:span text:style-name="T2329"><text:line-break/></text:span><text:span text:style-name="T2330">The user presses back arrow in Sleep Information</text:span><text:span text:style-name="T2331"><text:line-break/></text:span><text:span text:style-name="T2332">Precondition</text:span><text:span text:style-name="T2333"><text:line-break/></text:span><text:span text:style-name="T2334">The user is in Sleep Information.</text:span><text:span text:style-name="T2335"><text:line-break/></text:span><text:span text:style-name="T2336">Basic path</text:span><text:span text:style-name="T2337"><text:line-break/></text:span><text:span text:style-name="T2338">The user is taken to Menu</text:span><text:span text:style-name="T2339"><text:line-break/></text:span><text:span text:style-name="T2340">Exception path</text:span><text:span text:style-name="T2341"><text:line-break/></text:span><text:span text:style-name="T2342">No exception path</text:span><text:span text:style-name="T2343"><text:line-break/></text:span><text:span text:style-name="T2344">Post condition</text:span><text:span text:style-name="T2345"><text:line-break/></text:span><text:span text:style-name="T2346">The user is in Menu.</text:span><text:span text:style-name="T2347"><text:line-break/></text:span><text:span text:style-name="T2348">Author</text:span><text:span text:style-name="T2349"><text:line-break/></text:span><text:span text:style-name="T2350">JS</text:span><text:span text:style-name="T2351"><text:s/></text:span><text:span text:style-name="T2352"><text:line-break/></text:span><text:span text:style-name="T2353"><text:line-break/></text:span><text:span text:style-name="T2354"><text:line-break/></text:span><text:span text:style-name="T2355">8.01 The user can take a survey to find a suitable sleep style</text:span><text:span text:style-name="T2356"><text:line-break/></text:span><text:span text:style-name="T2357"><text:line-break/></text:span><text:span text:style-name="T2358">Trigger</text:span><text:span text:style-name="T2359"><text:line-break/></text:span><text:span text:style-name="T2360">The user goes to Take Survey.</text:span><text:span text:style-name="T2361"><text:line-break/></text:span><text:span text:style-name="T2362">Precondition</text:span><text:span text:style-name="T2363"><text:line-break/></text:span><text:span text:style-name="T2364">The user is in Sleep Information.</text:span><text:span text:style-name="T2365"><text:line-break/></text:span><text:span text:style-name="T2366">Basic path</text:span><text:span text:style-name="T2367"><text:line-break/></text:span><text:span text:style-name="T2368">The Sleep Survey window is visible.</text:span><text:span text:style-name="T2369"><text:line-break/></text:span><text:span text:style-name="T2370">Exception path</text:span><text:span text:style-name="T2371"><text:line-break/></text:span><text:span text:style-name="T2372">Sleep Survey is not visible.</text:span><text:span text:style-name="T2373"><text:line-break/></text:span><text:span text:style-name="T2374">Post condition</text:span><text:span text:style-name="T2375"><text:line-break/></text:span><text:span text:style-name="T2376">The user is in Sleep Survey</text:span><text:span text:style-name="T2377"><text:line-break/></text:span><text:span text:style-name="T2378">Author</text:span><text:span text:style-name="T2379"><text:line-break/></text:span><text:span text:style-name="T2380">JS</text:span><text:span text:style-name="T2381"><text:line-break/></text:span><text:span text:style-name="T2382"><text:line-break/></text:span><text:span text:style-name="T2383">8.02 There is a question about the user being tired/not tired in the morning</text:span><text:span text:style-name="T2384"><text:line-break/></text:span><text:span text:style-name="T2385"><text:line-break/></text:span><text:span text:style-name="T2386">Trigger</text:span><text:span text:style-name="T2387"><text:line-break/></text:span><text:soft-page-break/><text:span text:style-name="T2388">The has chosen to take the survey</text:span><text:span text:style-name="T2389"><text:line-break/></text:span><text:span text:style-name="T2390">Precondition</text:span><text:span text:style-name="T2391"><text:line-break/></text:span><text:span text:style-name="T2392">The user is in Sleep Survey.</text:span><text:span text:style-name="T2393"><text:line-break/></text:span><text:span text:style-name="T2394">Basic path</text:span><text:span text:style-name="T2395"><text:line-break/></text:span><text:span text:style-name="T2396">There are questions about user being tired/not tired in the morning.</text:span><text:span text:style-name="T2397"><text:line-break/></text:span><text:span text:style-name="T2398">Exception path</text:span><text:span text:style-name="T2399"><text:line-break/></text:span><text:span text:style-name="T2400">Sleep Survey is not visible.</text:span><text:span text:style-name="T2401"><text:line-break/></text:span><text:span text:style-name="T2402">Post condition</text:span><text:span text:style-name="T2403"><text:line-break/></text:span><text:span text:style-name="T2404">The user is in Sleep Survey</text:span><text:span text:style-name="T2405"><text:line-break/></text:span><text:span text:style-name="T2406">Author</text:span><text:span text:style-name="T2407"><text:line-break/></text:span><text:span text:style-name="T2408">JS</text:span><text:span text:style-name="T2409"><text:line-break/></text:span><text:span text:style-name="T2410"><text:line-break/></text:span><text:span text:style-name="T2411"><text:tab/></text:span><text:span text:style-name="T2412"><text:line-break/></text:span><text:span text:style-name="T2413">8.03 There is a question about the user being tired/not tired in the evening</text:span><text:span text:style-name="T2414"><text:line-break/></text:span><text:span text:style-name="T2415"><text:line-break/></text:span><text:span text:style-name="T2416">Trigger</text:span><text:span text:style-name="T2417"><text:line-break/></text:span><text:span text:style-name="T2418">The has chosen to take the survey</text:span><text:span text:style-name="T2419"><text:line-break/></text:span><text:span text:style-name="T2420">Precondition</text:span><text:span text:style-name="T2421"><text:line-break/></text:span><text:span text:style-name="T2422">The user is in Sleep Survey.</text:span><text:span text:style-name="T2423"><text:line-break/></text:span><text:span text:style-name="T2424">Basic path</text:span><text:span text:style-name="T2425"><text:line-break/></text:span><text:span text:style-name="T2426">There are questions about user being tired/not tired in the evening.</text:span><text:span text:style-name="T2427"><text:line-break/></text:span><text:span text:style-name="T2428">Exception path</text:span><text:span text:style-name="T2429"><text:line-break/></text:span><text:span text:style-name="T2430">Sleep Survey is not visible.</text:span><text:span text:style-name="T2431"><text:line-break/></text:span><text:span text:style-name="T2432">Post condition</text:span><text:span text:style-name="T2433"><text:line-break/></text:span><text:span text:style-name="T2434">The user is in Sleep Survey</text:span><text:span text:style-name="T2435"><text:line-break/></text:span><text:span text:style-name="T2436">Author</text:span><text:span text:style-name="T2437"><text:line-break/></text:span><text:span text:style-name="T2438">JS</text:span><text:span text:style-name="T2439"><text:tab/></text:span><text:span text:style-name="T2440"><text:tab/></text:span><text:span text:style-name="T2441"><text:line-break/></text:span><text:span text:style-name="T2442"><text:line-break/></text:span><text:span text:style-name="T2443">8.04 There is a question about the user having/not having trouble falling asleep</text:span><text:span text:style-name="T2444"><text:line-break/></text:span><text:span text:style-name="T2445"><text:line-break/></text:span><text:span text:style-name="T2446">Trigger</text:span><text:span text:style-name="T2447"><text:line-break/></text:span><text:span text:style-name="T2448">The has chosen to take the survey</text:span><text:span text:style-name="T2449"><text:line-break/></text:span><text:span text:style-name="T2450">Precondition</text:span><text:span text:style-name="T2451"><text:line-break/></text:span><text:span text:style-name="T2452">The user is in Sleep Survey.</text:span><text:span text:style-name="T2453"><text:line-break/></text:span><text:span text:style-name="T2454">Basic path</text:span><text:span text:style-name="T2455"><text:line-break/></text:span><text:span text:style-name="T2456">There are questions about user having/not having trouble falling asleep.</text:span><text:span text:style-name="T2457"><text:line-break/></text:span><text:span text:style-name="T2458">Exception path</text:span><text:span text:style-name="T2459"><text:line-break/></text:span><text:span text:style-name="T2460">Sleep Survey is not visible.</text:span><text:span text:style-name="T2461"><text:line-break/></text:span><text:span text:style-name="T2462">Post condition</text:span><text:span text:style-name="T2463"><text:line-break/></text:span><text:span text:style-name="T2464">The user is in Sleep Survey</text:span><text:span text:style-name="T2465"><text:line-break/></text:span><text:span text:style-name="T2466">Author</text:span><text:span text:style-name="T2467"><text:line-break/></text:span><text:span text:style-name="T2468">JS</text:span><text:span text:style-name="T2469"><text:line-break/></text:span><text:span text:style-name="T2470"><text:tab/></text:span><text:span text:style-name="T2471"><text:tab/></text:span><text:span text:style-name="T2472"><text:tab/></text:span><text:span text:style-name="T2473"><text:line-break/></text:span><text:span text:style-name="T2474">8.05 The results from the survey are matched with different sleep styles</text:span><text:span text:style-name="T2475"><text:line-break/></text:span><text:span text:style-name="T2476"><text:line-break/></text:span><text:span text:style-name="T2477">Trigger</text:span><text:span text:style-name="T2478"><text:line-break/></text:span><text:span text:style-name="T2479">The has finished the survey</text:span><text:span text:style-name="T2480"><text:line-break/></text:span><text:span text:style-name="T2481">Precondition</text:span><text:span text:style-name="T2482"><text:line-break/></text:span><text:span text:style-name="T2483">The user is in Sleep Survey.</text:span><text:span text:style-name="T2484"><text:line-break/></text:span><text:span text:style-name="T2485">Basic path</text:span><text:span text:style-name="T2486"><text:line-break/></text:span><text:span text:style-name="T2487">The results are registered.</text:span><text:span text:style-name="T2488"><text:line-break/></text:span><text:span text:style-name="T2489">Exception path</text:span><text:span text:style-name="T2490"><text:line-break/></text:span><text:span text:style-name="T2491">No results to register</text:span><text:span text:style-name="T2492"><text:line-break/></text:span><text:soft-page-break/><text:span text:style-name="T2493">Post condition</text:span><text:span text:style-name="T2494"><text:line-break/></text:span><text:span text:style-name="T2495">The user is in Sleep Survey</text:span><text:span text:style-name="T2496"><text:line-break/></text:span><text:span text:style-name="T2497">Author</text:span><text:span text:style-name="T2498"><text:line-break/></text:span><text:span text:style-name="T2499">JS</text:span><text:span text:style-name="T2500"><text:line-break/></text:span><text:span text:style-name="T2501"><text:line-break/></text:span><text:span text:style-name="T2502">8.06 The user recieves a list of possible sleep styles  </text:span><text:span text:style-name="T2503"><text:line-break/></text:span><text:span text:style-name="T2504"><text:line-break/></text:span><text:span text:style-name="T2505">Trigger</text:span><text:span text:style-name="T2506"><text:line-break/></text:span><text:span text:style-name="T2507">The has finished the survey</text:span><text:span text:style-name="T2508"><text:line-break/></text:span><text:span text:style-name="T2509">Precondition</text:span><text:span text:style-name="T2510"><text:line-break/></text:span><text:span text:style-name="T2511">The user is in Sleep Survey.</text:span><text:span text:style-name="T2512"><text:line-break/></text:span><text:span text:style-name="T2513">Basic path</text:span><text:span text:style-name="T2514"><text:line-break/></text:span><text:span text:style-name="T2515">The user is given a list of possible sleep styles</text:span><text:span text:style-name="T2516"><text:line-break/></text:span><text:span text:style-name="T2517">Exception path</text:span><text:span text:style-name="T2518"><text:line-break/></text:span><text:span text:style-name="T2519">No results to register</text:span><text:span text:style-name="T2520"><text:line-break/></text:span><text:span text:style-name="T2521">Post condition</text:span><text:span text:style-name="T2522"><text:line-break/></text:span><text:span text:style-name="T2523">The user is in List of recommendations</text:span><text:span text:style-name="T2524"><text:line-break/></text:span><text:span text:style-name="T2525">Author</text:span><text:span text:style-name="T2526"><text:line-break/></text:span><text:span text:style-name="T2527">JS</text:span><text:span text:style-name="T2528"><text:line-break/></text:span><text:span text:style-name="T2529"><text:line-break/></text:span><text:span text:style-name="T2530">8.07 A proposal is press-able</text:span><text:span text:style-name="T2531"><text:line-break/></text:span><text:span text:style-name="T2532"><text:line-break/></text:span><text:span text:style-name="T2533">Trigger</text:span><text:span text:style-name="T2534"><text:line-break/></text:span><text:span text:style-name="T2535">The has finished the survey</text:span><text:span text:style-name="T2536"><text:line-break/></text:span><text:span text:style-name="T2537">Precondition</text:span><text:span text:style-name="T2538"><text:line-break/></text:span><text:span text:style-name="T2539">The user is in Sleep Survey.</text:span><text:span text:style-name="T2540"><text:line-break/></text:span><text:span text:style-name="T2541">Basic path</text:span><text:span text:style-name="T2542"><text:line-break/></text:span><text:span text:style-name="T2543">The possible sleep syles can be pressed.</text:span><text:span text:style-name="T2544"><text:line-break/></text:span><text:span text:style-name="T2545">Exception path</text:span><text:span text:style-name="T2546"><text:line-break/></text:span><text:span text:style-name="T2547">No proposal is pressed. The user cancels.</text:span><text:span text:style-name="T2548"><text:line-break/></text:span><text:span text:style-name="T2549">Post condition</text:span><text:span text:style-name="T2550"><text:line-break/></text:span><text:span text:style-name="T2551">The user is in List of recommendations</text:span><text:span text:style-name="T2552"><text:line-break/></text:span><text:span text:style-name="T2553">Author</text:span><text:span text:style-name="T2554"><text:line-break/></text:span><text:span text:style-name="T2555">JS</text:span><text:span text:style-name="T2556"><text:line-break/></text:span><text:span text:style-name="T2557"><text:line-break/></text:span><text:span text:style-name="T2558"><text:tab/></text:span><text:span text:style-name="T2559"><text:tab/></text:span><text:span text:style-name="T2560"><text:line-break/></text:span><text:span text:style-name="T2561">8.08When pressing a proposal, the user is sent to the information about the sleep style.</text:span><text:span text:style-name="T2562"><text:line-break/></text:span><text:span text:style-name="T2563"><text:line-break/></text:span><text:span text:style-name="T2564">Trigger</text:span><text:span text:style-name="T2565"><text:line-break/></text:span><text:span text:style-name="T2566">The user presses a proposal</text:span><text:span text:style-name="T2567"><text:line-break/></text:span><text:span text:style-name="T2568">Precondition</text:span><text:span text:style-name="T2569"><text:line-break/></text:span><text:span text:style-name="T2570">The user is in List of recommendations</text:span><text:span text:style-name="T2571"><text:line-break/></text:span><text:span text:style-name="T2572">Basic path</text:span><text:span text:style-name="T2573"><text:line-break/></text:span><text:span text:style-name="T2574">When pressing a proposal, the user is sent to the Sleep Information page for the specific sleep style</text:span><text:span text:style-name="T2575"><text:line-break/></text:span><text:span text:style-name="T2576">Exception path</text:span><text:span text:style-name="T2577"><text:line-break/></text:span><text:span text:style-name="T2578">No proposal is pressed. The user cancels.</text:span><text:span text:style-name="T2579"><text:line-break/></text:span><text:span text:style-name="T2580">Post condition</text:span><text:span text:style-name="T2581"><text:line-break/></text:span><text:span text:style-name="T2582">The user is in Sleep Information</text:span><text:span text:style-name="T2583"><text:line-break/></text:span><text:span text:style-name="T2584">Author</text:span><text:span text:style-name="T2585"><text:line-break/></text:span><text:span text:style-name="T2586">JS</text:span><text:span text:style-name="T2587"><text:line-break/></text:span><text:span text:style-name="T2588"><text:line-break/></text:span><text:span text:style-name="T2589">9.01 Activities from other calendar can be imported into schema</text:span><text:span text:style-name="T2590"><text:line-break/></text:span><text:span text:style-name="T2591"><text:line-break/></text:span><text:soft-page-break/><text:span text:style-name="T2592">Trigger</text:span><text:span text:style-name="T2593"><text:line-break/></text:span><text:span text:style-name="T2594">The user presses import calendar in Schema.</text:span><text:span text:style-name="T2595"><text:line-break/></text:span><text:span text:style-name="T2596">Precondition</text:span><text:span text:style-name="T2597"><text:line-break/></text:span><text:span text:style-name="T2598">The user is in Schema.</text:span><text:span text:style-name="T2599"><text:line-break/></text:span><text:span text:style-name="T2600">Basic path</text:span><text:span text:style-name="T2601"><text:line-break/></text:span><text:span text:style-name="T2602">The user can add calendars from Android Calendar to Schema.</text:span><text:span text:style-name="T2603"><text:line-break/></text:span><text:span text:style-name="T2604">Exception path</text:span><text:span text:style-name="T2605"><text:line-break/></text:span><text:span text:style-name="T2606">No exception path</text:span><text:span text:style-name="T2607"><text:line-break/></text:span><text:span text:style-name="T2608">Post condition</text:span><text:span text:style-name="T2609"><text:line-break/></text:span><text:span text:style-name="T2610">The user is in import calendar window.</text:span><text:span text:style-name="T2611"><text:line-break/></text:span><text:span text:style-name="T2612">Author</text:span><text:span text:style-name="T2613"><text:line-break/></text:span><text:span text:style-name="T2614">JS</text:span><text:span text:style-name="T2615"><text:line-break/></text:span><text:span text:style-name="T2616"><text:tab/></text:span><text:span text:style-name="T2617"><text:tab/></text:span><text:span text:style-name="T2618"><text:tab/></text:span><text:span text:style-name="T2619"><text:line-break/></text:span><text:span text:style-name="T2620">9.02 Activities are shown in different colors than black</text:span><text:span text:style-name="T2621"><text:line-break/></text:span><text:span text:style-name="T2622"><text:line-break/></text:span><text:span text:style-name="T2623"><text:line-break/></text:span><text:span text:style-name="T2624">Trigger</text:span><text:span text:style-name="T2625"><text:line-break/></text:span><text:span text:style-name="T2626">The user has imported calendar into Schema.</text:span><text:span text:style-name="T2627"><text:line-break/></text:span><text:span text:style-name="T2628">Precondition</text:span><text:span text:style-name="T2629"><text:line-break/></text:span><text:span text:style-name="T2630">The user is in Schema.</text:span><text:span text:style-name="T2631"><text:line-break/></text:span><text:span text:style-name="T2632">Basic path</text:span><text:span text:style-name="T2633"><text:line-break/></text:span><text:span text:style-name="T2634">The calendar elements are visible in the Schema with other color than sleep element and activity el</text:span><text:span text:style-name="T2635">e</text:span><text:span text:style-name="T2636">ment.</text:span><text:span text:style-name="T2637"><text:line-break/></text:span><text:span text:style-name="T2638">Exception path</text:span><text:span text:style-name="T2639"><text:line-break/></text:span><text:span text:style-name="T2640">There are no elements in the imported calendar</text:span><text:span text:style-name="T2641"><text:line-break/></text:span><text:span text:style-name="T2642">Post condition</text:span><text:span text:style-name="T2643"><text:line-break/></text:span><text:span text:style-name="T2644">The user is in Schema.</text:span><text:span text:style-name="T2645"><text:line-break/></text:span><text:span text:style-name="T2646">Author</text:span><text:span text:style-name="T2647"><text:line-break/></text:span><text:span text:style-name="T2648">JS</text:span><text:span text:style-name="T2649"><text:line-break/></text:span><text:span text:style-name="T2650"><text:tab/></text:span><text:span text:style-name="T2651"><text:tab/></text:span><text:span text:style-name="T2652"><text:line-break/></text:span><text:span text:style-name="T2653">9.03 When a conflict arises, there is a warning notification window</text:span><text:span text:style-name="T2654"><text:line-break/></text:span><text:span text:style-name="T2655"><text:line-break/></text:span><text:span text:style-name="T2656"><text:line-break/></text:span><text:span text:style-name="T2657">Trigger</text:span><text:span text:style-name="T2658"><text:line-break/></text:span><text:span text:style-name="T2659">The imported calendars element conflicts with sleep element</text:span><text:span text:style-name="T2660"><text:line-break/></text:span><text:span text:style-name="T2661">Precondition</text:span><text:span text:style-name="T2662"><text:line-break/></text:span><text:span text:style-name="T2663">The user is in Schema</text:span><text:span text:style-name="T2664"><text:line-break/></text:span><text:span text:style-name="T2665">Basic path</text:span><text:span text:style-name="T2666"><text:line-break/></text:span><text:span text:style-name="T2667">There is a warning message if a conflict arises</text:span><text:span text:style-name="T2668"><text:line-break/></text:span><text:span text:style-name="T2669">Exception path</text:span><text:span text:style-name="T2670"><text:line-break/></text:span><text:span text:style-name="T2671">There are no conflicts</text:span><text:span text:style-name="T2672"><text:line-break/></text:span><text:span text:style-name="T2673">Post condition</text:span><text:span text:style-name="T2674"><text:line-break/></text:span><text:span text:style-name="T2675">The user is in Schema</text:span><text:span text:style-name="T2676"><text:line-break/></text:span><text:span text:style-name="T2677">Author</text:span><text:span text:style-name="T2678"><text:line-break/></text:span><text:span text:style-name="T2679">JS</text:span><text:span text:style-name="T2680"><text:s/></text:span><text:span text:style-name="T2681"><text:line-break/></text:span><text:span text:style-name="T2682"><text:tab/></text:span><text:span text:style-name="T2683"><text:tab/></text:span><text:span text:style-name="T2684"><text:line-break/></text:span><text:span text:style-name="T2685">9.04 When a conflict arises, there is a warning notification sound</text:span><text:span text:style-name="T2686"><text:line-break/></text:span><text:span text:style-name="T2687"><text:line-break/></text:span><text:span text:style-name="T2688"><text:line-break/></text:span><text:span text:style-name="T2689">Trigger</text:span><text:span text:style-name="T2690"><text:line-break/></text:span><text:span text:style-name="T2691">The imported calendars element conflicts with sleep element</text:span><text:span text:style-name="T2692"><text:line-break/></text:span><text:span text:style-name="T2693">Precondition</text:span><text:span text:style-name="T2694"><text:line-break/></text:span><text:span text:style-name="T2695">The user is in Schema</text:span><text:span text:style-name="T2696"><text:line-break/></text:span><text:soft-page-break/><text:span text:style-name="T2697">Basic path</text:span><text:span text:style-name="T2698"><text:line-break/></text:span><text:span text:style-name="T2699">There is a warning sound if a conflict arises</text:span><text:span text:style-name="T2700"><text:line-break/></text:span><text:span text:style-name="T2701">Exception path</text:span><text:span text:style-name="T2702"><text:line-break/></text:span><text:span text:style-name="T2703">There are no conflicts</text:span><text:span text:style-name="T2704"><text:line-break/></text:span><text:span text:style-name="T2705">Post condition</text:span><text:span text:style-name="T2706"><text:line-break/></text:span><text:span text:style-name="T2707">The user is in Schema</text:span><text:span text:style-name="T2708"><text:line-break/></text:span><text:span text:style-name="T2709">Author</text:span><text:span text:style-name="T2710"><text:line-break/></text:span><text:span text:style-name="T2711">JS</text:span><text:span text:style-name="T2712"><text:s/></text:span><text:span text:style-name="T2713"><text:line-break/></text:span><text:span text:style-name="T2714"><text:line-break/></text:span><text:span text:style-name="T2715">9.05 When notification has been accepted, solutions will be presented</text:span><text:span text:style-name="T2716"><text:line-break/></text:span><text:span text:style-name="T2717"><text:line-break/></text:span><text:span text:style-name="T2718">Trigger</text:span><text:span text:style-name="T2719"><text:line-break/></text:span><text:span text:style-name="T2720">The warning window is accepted</text:span><text:span text:style-name="T2721"><text:line-break/></text:span><text:span text:style-name="T2722">Precondition</text:span><text:span text:style-name="T2723"><text:line-break/></text:span><text:span text:style-name="T2724">The user is in Schema</text:span><text:span text:style-name="T2725"><text:line-break/></text:span><text:span text:style-name="T2726">Basic path</text:span><text:span text:style-name="T2727"><text:line-break/></text:span><text:span text:style-name="T2728">There is a list of possible solutions to the conflict</text:span><text:span text:style-name="T2729"><text:line-break/></text:span><text:span text:style-name="T2730">Exception path</text:span><text:span text:style-name="T2731"><text:line-break/></text:span><text:span text:style-name="T2732">There are no conflicts</text:span><text:span text:style-name="T2733"><text:line-break/></text:span><text:span text:style-name="T2734">Post condition</text:span><text:span text:style-name="T2735"><text:line-break/></text:span><text:span text:style-name="T2736">The user is in Schema</text:span><text:span text:style-name="T2737"><text:line-break/></text:span><text:span text:style-name="T2738">Author</text:span><text:span text:style-name="T2739"><text:line-break/></text:span><text:span text:style-name="T2740">JS</text:span><text:span text:style-name="T2741"><text:s/></text:span><text:span text:style-name="T2742"><text:line-break/></text:span><text:span text:style-name="T2743"><text:line-break/></text:span><text:span text:style-name="T2744">9.06 A soultion can be that an element is moved in the schema  </text:span><text:span text:style-name="T2745"><text:line-break/></text:span><text:span text:style-name="T2746"><text:line-break/></text:span><text:span text:style-name="T2747">Trigger</text:span><text:span text:style-name="T2748"><text:line-break/></text:span><text:span text:style-name="T2749">The list of solutions is shown</text:span><text:span text:style-name="T2750"><text:line-break/></text:span><text:span text:style-name="T2751">Precondition</text:span><text:span text:style-name="T2752"><text:line-break/></text:span><text:span text:style-name="T2753">The user is in Schema</text:span><text:span text:style-name="T2754"><text:line-break/></text:span><text:span text:style-name="T2755">Basic path</text:span><text:span text:style-name="T2756"><text:line-break/></text:span><text:span text:style-name="T2757">One solution is that an element in the schema can be moved</text:span><text:span text:style-name="T2758"><text:line-break/></text:span><text:span text:style-name="T2759">Exception path</text:span><text:span text:style-name="T2760"><text:line-break/></text:span><text:span text:style-name="T2761">No exception path</text:span><text:span text:style-name="T2762"><text:line-break/></text:span><text:span text:style-name="T2763">Post condition</text:span><text:span text:style-name="T2764"><text:line-break/></text:span><text:span text:style-name="T2765">The user is in Schema</text:span><text:span text:style-name="T2766"><text:line-break/></text:span><text:span text:style-name="T2767">Author</text:span><text:span text:style-name="T2768"><text:line-break/></text:span><text:span text:style-name="T2769">JS</text:span><text:span text:style-name="T2770"><text:s/></text:span><text:span text:style-name="T2771"><text:line-break/></text:span><text:span text:style-name="T2772"><text:tab/></text:span><text:span text:style-name="T2773"><text:line-break/></text:span><text:span text:style-name="T2774"><text:line-break/></text:span><text:span text:style-name="T2775">9.07 A soultion can be that an element is deleted in the schema</text:span><text:span text:style-name="T2776"><text:line-break/></text:span><text:span text:style-name="T2777"><text:line-break/></text:span><text:span text:style-name="T2778"><text:line-break/></text:span><text:span text:style-name="T2779">Trigger</text:span><text:span text:style-name="T2780"><text:line-break/></text:span><text:span text:style-name="T2781">The list of solutions is shown</text:span><text:span text:style-name="T2782"><text:line-break/></text:span><text:span text:style-name="T2783">Precondition</text:span><text:span text:style-name="T2784"><text:line-break/></text:span><text:span text:style-name="T2785">The user is in Schema</text:span><text:span text:style-name="T2786"><text:line-break/></text:span><text:span text:style-name="T2787">Basic path</text:span><text:span text:style-name="T2788"><text:line-break/></text:span><text:span text:style-name="T2789">One solution is that an element in the schema can be deleted</text:span><text:span text:style-name="T2790"><text:line-break/></text:span><text:span text:style-name="T2791">Exception path</text:span><text:span text:style-name="T2792"><text:line-break/></text:span><text:span text:style-name="T2793">No exception path</text:span><text:span text:style-name="T2794"><text:line-break/></text:span><text:span text:style-name="T2795">Post condition</text:span><text:span text:style-name="T2796"><text:line-break/></text:span><text:span text:style-name="T2797">The user is in Schema</text:span><text:span text:style-name="T2798"><text:line-break/></text:span><text:soft-page-break/><text:span text:style-name="T2799">Author</text:span><text:span text:style-name="T2800"><text:line-break/></text:span><text:span text:style-name="T2801">JS</text:span><text:span text:style-name="T2802"><text:s/></text:span><text:span text:style-name="T2803"><text:tab/></text:span><text:span text:style-name="T2804"><text:tab/></text:span><text:span text:style-name="T2805"><text:line-break/></text:span><text:span text:style-name="T2806"><text:line-break/></text:span><text:span text:style-name="T2807">9.08 A soultion can be that a group of elements are moved in the schema</text:span><text:span text:style-name="T2808"><text:line-break/></text:span><text:span text:style-name="T2809"><text:line-break/></text:span><text:span text:style-name="T2810">Trigger</text:span><text:span text:style-name="T2811"><text:line-break/></text:span><text:span text:style-name="T2812">The list of solutions is shown</text:span><text:span text:style-name="T2813"><text:line-break/></text:span><text:span text:style-name="T2814">Precondition</text:span><text:span text:style-name="T2815"><text:line-break/></text:span><text:span text:style-name="T2816">The user is in Schema</text:span><text:span text:style-name="T2817"><text:line-break/></text:span><text:span text:style-name="T2818">Basic path</text:span><text:span text:style-name="T2819"><text:line-break/></text:span><text:span text:style-name="T2820">One solution is that a group of sleep elements in the schema can be moved</text:span><text:span text:style-name="T2821"><text:line-break/></text:span><text:span text:style-name="T2822">Exception path</text:span><text:span text:style-name="T2823"><text:line-break/></text:span><text:span text:style-name="T2824">No exception path</text:span><text:span text:style-name="T2825"><text:line-break/></text:span><text:span text:style-name="T2826">Post condition</text:span><text:span text:style-name="T2827"><text:line-break/></text:span><text:span text:style-name="T2828">The user is in Schema</text:span><text:span text:style-name="T2829"><text:line-break/></text:span><text:span text:style-name="T2830">Author</text:span><text:span text:style-name="T2831"><text:line-break/></text:span><text:span text:style-name="T2832">JS</text:span><text:span text:style-name="T2833"><text:line-break/></text:span><text:span text:style-name="T2834"><text:line-break/></text:span><text:span text:style-name="T2835">9.09 A warning notification is shown when a sleep element is moved</text:span><text:span text:style-name="T2836"><text:line-break/></text:span><text:span text:style-name="T2837"><text:line-break/></text:span><text:span text:style-name="T2838">Trigger</text:span><text:span text:style-name="T2839"><text:line-break/></text:span><text:span text:style-name="T2840">The user has chosen to move one sleep element, and not the whole group</text:span><text:span text:style-name="T2841"><text:line-break/></text:span><text:span text:style-name="T2842">Precondition</text:span><text:span text:style-name="T2843"><text:line-break/></text:span><text:span text:style-name="T2844">The user is in Schema</text:span><text:span text:style-name="T2845"><text:line-break/></text:span><text:span text:style-name="T2846">Basic path</text:span><text:span text:style-name="T2847"><text:line-break/></text:span><text:span text:style-name="T2848">There is a warning window explaining the dangers of only moving one sleep element.</text:span><text:span text:style-name="T2849"><text:line-break/></text:span><text:span text:style-name="T2850">Exception path</text:span><text:span text:style-name="T2851"><text:line-break/></text:span><text:span text:style-name="T2852">No exception path</text:span><text:span text:style-name="T2853"><text:line-break/></text:span><text:span text:style-name="T2854">Post condition</text:span><text:span text:style-name="T2855"><text:line-break/></text:span><text:span text:style-name="T2856">The user is in Schema</text:span><text:span text:style-name="T2857"><text:line-break/></text:span><text:span text:style-name="T2858">Author</text:span><text:span text:style-name="T2859"><text:line-break/></text:span><text:span text:style-name="T2860">JS</text:span><text:span text:style-name="T2861"><text:s/></text:span><text:span text:style-name="T2862"><text:line-break/></text:span><text:span text:style-name="T2863"><text:line-break/></text:span><text:span text:style-name="T2864">9.10 A moved object can be un-done</text:span><text:span text:style-name="T2865"><text:line-break/></text:span><text:span text:style-name="T2866"><text:line-break/></text:span><text:span text:style-name="T2867">Trigger</text:span><text:span text:style-name="T2868"><text:line-break/></text:span><text:span text:style-name="T2869">The user has chosen to move or delete an element</text:span><text:span text:style-name="T2870"><text:line-break/></text:span><text:span text:style-name="T2871">Precondition</text:span><text:span text:style-name="T2872"><text:line-break/></text:span><text:span text:style-name="T2873">The user is in Schema</text:span><text:span text:style-name="T2874"><text:line-break/></text:span><text:span text:style-name="T2875">Basic path</text:span><text:span text:style-name="T2876"><text:line-break/></text:span><text:span text:style-name="T2877">There is a button for the user to undo the changes.</text:span><text:span text:style-name="T2878"><text:line-break/></text:span><text:span text:style-name="T2879">Exception path</text:span><text:span text:style-name="T2880"><text:line-break/></text:span><text:span text:style-name="T2881">No exception path</text:span><text:span text:style-name="T2882"><text:line-break/></text:span><text:span text:style-name="T2883">Post condition</text:span><text:span text:style-name="T2884"><text:line-break/></text:span><text:span text:style-name="T2885">The user is in Schema</text:span><text:span text:style-name="T2886"><text:line-break/></text:span><text:span text:style-name="T2887">Author</text:span><text:span text:style-name="T2888"><text:line-break/></text:span><text:span text:style-name="T2889">JS</text:span><text:span text:style-name="T2890"><text:s/></text:span></text:p>
      <text:p text:style-name="P2891"><text:span text:style-name="T2892"><text:line-break/></text:span></text:p>
      <text:p text:style-name="P2893"><text:span text:style-name="T2894">10.01 There is a button in the menu for sleep information</text:span></text:p>
      <text:p text:style-name="P2895"><text:span text:style-name="T2896">Trigger</text:span><text:span text:style-name="T2897"><text:line-break/></text:span><text:span text:style-name="T2898">The user chooses to go to Sleep Information.</text:span><text:span text:style-name="T2899"><text:line-break/></text:span><text:span text:style-name="T2900">Precondition</text:span><text:span text:style-name="T2901"><text:line-break/></text:span><text:soft-page-break/><text:span text:style-name="T2902">The user is in main menu.</text:span><text:span text:style-name="T2903"><text:line-break/></text:span><text:span text:style-name="T2904">Basic path</text:span><text:span text:style-name="T2905"><text:line-break/></text:span><text:span text:style-name="T2906">The sleep information is in the state where the user left it.</text:span><text:span text:style-name="T2907"><text:line-break/></text:span><text:span text:style-name="T2908">Exception path</text:span><text:span text:style-name="T2909"><text:line-break/></text:span><text:span text:style-name="T2910">The user has never used the application. There is no open information window.</text:span><text:span text:style-name="T2911"><text:line-break/></text:span><text:span text:style-name="T2912">Post condition</text:span><text:span text:style-name="T2913"><text:line-break/></text:span><text:span text:style-name="T2914">The sleep information is where the user left it.</text:span><text:span text:style-name="T2915"><text:line-break/></text:span><text:span text:style-name="T2916">Author</text:span><text:span text:style-name="T2917"><text:line-break/></text:span><text:span text:style-name="T2918">JS</text:span><text:span text:style-name="T2919"><text:line-break/></text:span></text:p>
      <text:p text:style-name="P2920"><text:span text:style-name="T2921">10.02 There is a button in the menu for sleep schema</text:span></text:p>
      <text:p text:style-name="P2922"><text:span text:style-name="T2923">Trigger</text:span><text:span text:style-name="T2924"><text:line-break/></text:span><text:span text:style-name="T2925">The user chooses to go to schema.</text:span><text:span text:style-name="T2926"><text:line-break/></text:span><text:span text:style-name="T2927">Precondition</text:span><text:span text:style-name="T2928"><text:line-break/></text:span><text:span text:style-name="T2929">The user is in main menu.</text:span><text:span text:style-name="T2930"><text:line-break/></text:span><text:span text:style-name="T2931">Basic path</text:span><text:span text:style-name="T2932"><text:line-break/></text:span><text:span text:style-name="T2933">The schema is in the state where the user left it.</text:span><text:span text:style-name="T2934"><text:line-break/></text:span><text:span text:style-name="T2935">Exception path</text:span><text:span text:style-name="T2936"><text:line-break/></text:span><text:span text:style-name="T2937">The user has never used the application. There is no schema.</text:span><text:span text:style-name="T2938"><text:line-break/></text:span><text:span text:style-name="T2939">Post condition</text:span><text:span text:style-name="T2940"><text:line-break/></text:span><text:span text:style-name="T2941">The schema is where the user left it.</text:span><text:span text:style-name="T2942"><text:line-break/></text:span><text:span text:style-name="T2943">Author</text:span><text:span text:style-name="T2944"><text:line-break/></text:span><text:span text:style-name="T2945">JS</text:span><text:span text:style-name="T2946"><text:line-break/></text:span></text:p>
      <text:p text:style-name="P2947"><text:span text:style-name="T2948">10.03 There is a button in the menu for alarms</text:span></text:p>
      <text:p text:style-name="P2949"><text:span text:style-name="T2950">Trigger</text:span><text:span text:style-name="T2951"><text:line-break/></text:span><text:span text:style-name="T2952">The user chooses to go to alarms.</text:span><text:span text:style-name="T2953"><text:line-break/></text:span><text:span text:style-name="T2954">Precondition</text:span><text:span text:style-name="T2955"><text:line-break/></text:span><text:span text:style-name="T2956">The user is in main menu.</text:span><text:span text:style-name="T2957"><text:line-break/></text:span><text:span text:style-name="T2958">Basic path</text:span><text:span text:style-name="T2959"><text:line-break/></text:span><text:span text:style-name="T2960">The alarms window is in the state where the user left it.</text:span><text:span text:style-name="T2961"><text:line-break/></text:span><text:span text:style-name="T2962">Exception path</text:span><text:span text:style-name="T2963"><text:line-break/></text:span><text:span text:style-name="T2964">The user has never used the application. There are no alarms set.</text:span><text:span text:style-name="T2965"><text:line-break/></text:span><text:span text:style-name="T2966">Post condition</text:span><text:span text:style-name="T2967"><text:line-break/></text:span><text:span text:style-name="T2968">The alarms window is where the user left it.</text:span><text:span text:style-name="T2969"><text:line-break/></text:span><text:span text:style-name="T2970">Author</text:span><text:span text:style-name="T2971"><text:line-break/></text:span><text:span text:style-name="T2972">JS</text:span><text:span text:style-name="T2973"><text:line-break/></text:span></text:p>
      <text:p text:style-name="P2974"><text:span text:style-name="T2975">10.04 There is a button in the menu for settings</text:span></text:p>
      <text:p text:style-name="P2976"><text:span text:style-name="T2977">Trigger</text:span><text:span text:style-name="T2978"><text:line-break/></text:span><text:span text:style-name="T2979">The user chooses to go to settings.</text:span><text:span text:style-name="T2980"><text:line-break/></text:span><text:span text:style-name="T2981">Precondition</text:span><text:span text:style-name="T2982"><text:line-break/></text:span><text:span text:style-name="T2983">The user is in main menu.</text:span><text:span text:style-name="T2984"><text:line-break/></text:span><text:span text:style-name="T2985">Basic path</text:span><text:span text:style-name="T2986"><text:line-break/></text:span><text:span text:style-name="T2987">The user is taken to settings</text:span><text:span text:style-name="T2988"><text:line-break/></text:span><text:span text:style-name="T2989">Exception path</text:span><text:span text:style-name="T2990"><text:line-break/></text:span><text:span text:style-name="T2991">The user has never used the application. There settings are set to default.</text:span><text:span text:style-name="T2992"><text:line-break/></text:span><text:span text:style-name="T2993">Post condition</text:span><text:span text:style-name="T2994"><text:line-break/></text:span><text:span text:style-name="T2995">The user is in Settings</text:span><text:span text:style-name="T2996"><text:line-break/></text:span><text:span text:style-name="T2997">Author</text:span><text:span text:style-name="T2998"><text:line-break/></text:span><text:span text:style-name="T2999">JS</text:span><text:span text:style-name="T3000"><text:line-break/></text:span><text:span text:style-name="T3001"><text:line-break/></text:span><text:span text:style-name="T3002"><text:line-break/></text:span></text:p>
      <text:soft-page-break/>
      <text:p text:style-name="P3003"><text:span text:style-name="T3004">11.01Exit Application</text:span></text:p>
      <text:p text:style-name="P3005"><text:span text:style-name="T3006">Trigger</text:span><text:span text:style-name="T3007"><text:line-break/></text:span><text:span text:style-name="T3008">The user chooses to exit application.</text:span><text:span text:style-name="T3009"><text:line-break/></text:span><text:span text:style-name="T3010">Precondition</text:span><text:span text:style-name="T3011"><text:line-break/></text:span><text:span text:style-name="T3012">The user is in main menu or schema.</text:span><text:span text:style-name="T3013"><text:line-break/></text:span><text:span text:style-name="T3014">Basic path</text:span><text:span text:style-name="T3015"><text:line-break/></text:span><text:span text:style-name="T3016">The application saves schema state and then quit the application.</text:span><text:span text:style-name="T3017"><text:line-break/></text:span><text:span text:style-name="T3018">Exception path</text:span><text:span text:style-name="T3019"><text:line-break/></text:span><text:span text:style-name="T3020">The application crashes and the schema state is not saved.</text:span><text:span text:style-name="T3021"><text:line-break/></text:span><text:span text:style-name="T3022">Post condition</text:span><text:span text:style-name="T3023"><text:line-break/></text:span><text:span text:style-name="T3024">The application is no longer running.</text:span><text:span text:style-name="T3025"><text:line-break/></text:span><text:span text:style-name="T3026">Author</text:span><text:span text:style-name="T3027"><text:line-break/></text:span><text:span text:style-name="T3028">JS</text:span><text:span text:style-name="T3029"><text:line-break/></text:span><text:span text:style-name="T3030"><text:line-break/></text:span></text:p>
      <text:p text:style-name="P3031"><text:span text:style-name="T3032">12.01 There should always be a cancel button on all dialog windows</text:span></text:p>
      <text:p text:style-name="Normal"><text:span text:style-name="T3033">Trigger</text:span><text:span text:style-name="T3034"><text:line-break/></text:span><text:span text:style-name="T3035">An dialog/notification window is open</text:span><text:span text:style-name="T3036"><text:line-break/></text:span><text:span text:style-name="T3037">Precondition</text:span><text:span text:style-name="T3038"><text:line-break/></text:span><text:span text:style-name="T3039">The user is watching a dialog/notification window.</text:span><text:span text:style-name="T3040"><text:line-break/></text:span><text:span text:style-name="T3041">Basic path</text:span><text:span text:style-name="T3042"><text:line-break/></text:span><text:span text:style-name="T3043">There is always a cancel button</text:span><text:span text:style-name="T3044"><text:line-break/></text:span><text:span text:style-name="T3045">Exception path</text:span><text:span text:style-name="T3046"><text:line-break/></text:span><text:span text:style-name="T3047">No exception path</text:span><text:span text:style-name="T3048"><text:line-break/></text:span><text:span text:style-name="T3049">Post condition</text:span><text:span text:style-name="T3050"><text:line-break/></text:span><text:span text:style-name="T3051">The window is no longer opened and the action is rolled back.</text:span><text:span text:style-name="T3052"><text:line-break/></text:span><text:span text:style-name="T3053">Author</text:span><text:span text:style-name="T3054"><text:line-break/></text:span><text:span text:style-name="T3055">JS</text:span><text:span text:style-name="T3056"><text:line-break/></text:span><text:span text:style-name="T3057"><text:line-break/></text:span><text:span text:style-name="T3058"><text:line-break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Georgia" svg:font-family="Georgia" style:font-family-generic="roman" style:font-pitch="variable" svg:panose-1="2 4 5 2 5 4 5 2 3 3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0pt" style:font-size-asian="10pt" style:font-size-complex="10pt" fo:background-color="transparent" style:text-underline-type="none" style:text-underline-color="font-color" style:text-emphasize="none" fo:language="sv" fo:country="SE" style:language-asian="sv" style:country-asian="SE" style:language-complex="ar" style:country-complex="SA" style:text-combine="none" fo:hyphenate="true"/>
    </style:default-style>
    <style:style style:name="Heading1" style:display-name="Heading 1" style:family="paragraph" style:parent-style-name="Standard" style:default-outline-level="1">
      <style:paragraph-properties fo:margin-top="0.3333in" fo:margin-bottom="0.0833in"/>
      <style:text-properties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Standard" style:default-outline-level="2">
      <style:paragraph-properties fo:margin-top="0.25in" fo:margin-bottom="0.0555in"/>
      <style:text-properties fo:font-weight="bold" style:font-weight-asian="bold" style:font-weight-complex="bold" fo:font-size="18pt" style:font-size-asian="18pt" style:font-size-complex="18pt" fo:hyphenate="false"/>
    </style:style>
    <style:style style:name="Heading3" style:display-name="Heading 3" style:family="paragraph" style:parent-style-name="Standard" style:default-outline-level="3">
      <style:paragraph-properties fo:margin-top="0.1944in" fo:margin-bottom="0.0555in"/>
      <style:text-properties fo:font-weight="bold" style:font-weight-asian="bold" style:font-weight-complex="bold" fo:font-size="14pt" style:font-size-asian="14pt" style:font-size-complex="14pt" fo:hyphenate="false"/>
    </style:style>
    <style:style style:name="Heading4" style:display-name="Heading 4" style:family="paragraph" style:parent-style-name="Standard" style:default-outline-level="4">
      <style:paragraph-properties fo:margin-top="0.1666in" fo:margin-bottom="0.0277in"/>
      <style:text-properties fo:font-weight="bold" style:font-weight-asian="bold" style:font-weight-complex="bold" fo:font-size="12pt" style:font-size-asian="12pt" style:font-size-complex="12pt" fo:hyphenate="false"/>
    </style:style>
    <style:style style:name="Heading5" style:display-name="Heading 5" style:family="paragraph" style:parent-style-name="Standard" style:default-outline-level="5">
      <style:paragraph-properties fo:margin-top="0.1527in" fo:margin-bottom="0.0277in"/>
      <style:text-properties fo:font-weight="bold" style:font-weight-asian="bold" style:font-weight-complex="bold" fo:hyphenate="false"/>
    </style:style>
    <style:style style:name="Heading6" style:display-name="Heading 6" style:family="paragraph" style:parent-style-name="Standard" style:default-outline-level="6">
      <style:paragraph-properties fo:margin-top="0.1388in" fo:margin-bottom="0.0277in"/>
      <style:text-properties fo:font-weight="bold" style:font-weight-asian="bold" style:font-weight-complex="bold" fo:font-size="10pt" style:font-size-asian="10pt" style:font-size-complex="10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stycketeckensnitt" style:display-name="Standardstycketeckensnitt" style:family="text"/>
    <style:style style:name="Standard" style:display-name="Standard" style:family="paragraph">
      <style:paragraph-properties fo:line-height="115%"/>
      <style:text-properties style:font-name="Arial" style:font-name-asian="Arial" style:font-name-complex="Arial" fo:color="#000000" fo:font-size="11pt" style:font-size-asian="11pt" style:font-size-complex="11pt" fo:hyphenate="false"/>
    </style:style>
    <style:style style:name="NoList1" style:display-name="No List1" style:family="paragraph">
      <style:text-properties fo:hyphenate="false"/>
    </style:style>
    <style:style style:name="Rubrik" style:display-name="Rubrik" style:family="paragraph" style:parent-style-name="Standard">
      <style:paragraph-properties fo:margin-top="0.3333in" fo:margin-bottom="0.0833in"/>
      <style:text-properties fo:font-weight="bold" style:font-weight-asian="bold" style:font-weight-complex="bold" fo:font-size="36pt" style:font-size-asian="36pt" style:font-size-complex="36pt" fo:hyphenate="false"/>
    </style:style>
    <style:style style:name="Underrubrik" style:display-name="Underrubrik" style:family="paragraph" style:parent-style-name="Standard">
      <style:paragraph-properties fo:margin-top="0.25in" fo:margin-bottom="0.0555in"/>
      <style:text-properties style:font-name="Georgia" style:font-name-asian="Georgia" style:font-name-complex="Georgia" fo:font-style="italic" style:font-style-asian="italic" style:font-style-complex="italic" fo:color="#666666" fo:font-size="24pt" style:font-size-asian="24pt" style:font-size-complex="24pt" fo:hyphenate="false"/>
    </style:style>
    <style:style style:name="apple-tab-span" style:display-name="apple-tab-span" style:family="text" style:parent-style-name="DefaultParagraphFont"/>
    <style:style style:name="NoSpacing" style:display-name="No Spacing" style:family="paragraph">
      <style:text-properties fo:hyphenate="false"/>
    </style:style>
    <style:style style:name="Header" style:display-name="Head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style:style style:name="NormalWeb" style:display-name="Normal (Web)" style:family="paragraph" style:parent-style-name="Normal">
      <style:paragraph-properties style:punctuation-wrap="hanging" style:text-autospace="ideograph-alpha" style:vertical-align="auto" fo:margin-top="0.0694in" fo:margin-bottom="0.0694in"/>
      <style:text-properties style:letter-kerning="false" fo:font-size="12pt" style:font-size-asian="12pt" style:font-size-complex="12pt"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Johannes Schygge</meta:initial-creator>
    <dc:creator>Uzer</dc:creator>
    <meta:creation-date>2012-04-03T12:37:00Z</meta:creation-date>
    <dc:date>2012-04-18T09:56:00Z</dc:date>
    <meta:template xlink:href="Normal" xlink:type="simple"/>
    <meta:editing-cycles>7</meta:editing-cycles>
    <meta:editing-duration>PT3600S</meta:editing-duration>
    <meta:document-statistic meta:page-count="27" meta:paragraph-count="64" meta:word-count="5133" meta:character-count="32277" meta:row-count="226" meta:non-whitespace-character-count="27208"/>
  </office:meta>
</office:document-meta>
</file>